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Courier10PitchBT-Roman" svg:font-family="Courier10PitchBT-Roman"/>
    <style:font-face style:name="OpenSymbol" svg:font-family="OpenSymbol"/>
    <style:font-face style:name="StarSymbol" svg:font-family="StarSymbol, 'Arial Unicode MS'"/>
    <style:font-face style:name="Times New Roman1" svg:font-family="'Times New Roman'" style:font-family-generic="roman"/>
    <style:font-face style:name="Miriam" svg:font-family="Miriam"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Paper-Title" style:master-page-name="Standard">
      <style:paragraph-properties fo:margin-top="0in" fo:margin-bottom="0.0417in" style:page-number="auto"/>
    </style:style>
    <style:style style:name="P2" style:family="paragraph" style:parent-style-name="E-Mail">
      <style:text-properties fo:letter-spacing="-0.0016in"/>
    </style:style>
    <style:style style:name="P3" style:family="paragraph" style:parent-style-name="Standard">
      <style:text-properties fo:color="#000000"/>
    </style:style>
    <style:style style:name="P4" style:family="paragraph" style:parent-style-name="Standard">
      <style:paragraph-properties fo:margin-top="0in" fo:margin-bottom="0in" fo:line-height="100%" fo:text-align="justify" style:justify-single-word="false" style:text-autospace="none"/>
      <style:text-properties fo:color="#000000" style:font-name="Times New Roman1" fo:font-size="9pt" style:font-size-asian="9pt" style:font-size-complex="9pt"/>
    </style:style>
    <style:style style:name="P5" style:family="paragraph" style:parent-style-name="Standard">
      <style:paragraph-properties fo:margin-left="0in" fo:margin-right="0in" fo:text-indent="0in" style:auto-text-indent="false"/>
      <style:text-properties fo:color="#000000" style:font-name="Times New Roman1" fo:font-size="9pt" style:font-size-asian="7.84999990463257pt" style:font-name-complex="Courier10PitchBT-Roman" style:font-size-complex="9pt"/>
    </style:style>
    <style:style style:name="P6" style:family="paragraph" style:parent-style-name="Standard">
      <style:text-properties fo:color="#000000" fo:language="en" fo:country="US" style:text-underline-style="none" fo:font-weight="normal" style:font-name-asian="Times New Roman1" style:language-asian="zxx" style:country-asian="none" style:font-weight-asian="normal" style:font-name-complex="Times New Roman1" style:language-complex="zxx" style:country-complex="none" style:font-weight-complex="normal"/>
    </style:style>
    <style:style style:name="P7" style:family="paragraph" style:parent-style-name="Standard">
      <style:text-properties fo:color="#008000" fo:language="en" fo:country="US" style:text-underline-style="none" fo:font-weight="normal" style:font-name-asian="Times New Roman1" style:language-asian="zxx" style:country-asian="none" style:font-weight-asian="normal" style:font-name-complex="Times New Roman1" style:language-complex="zxx" style:country-complex="none" style:font-weight-complex="normal"/>
    </style:style>
    <style:style style:name="P8" style:family="paragraph" style:parent-style-name="Standard">
      <style:paragraph-properties fo:text-align="justify" style:justify-single-word="false"/>
      <style:text-properties fo:color="#000000"/>
    </style:style>
    <style:style style:name="P9" style:family="paragraph" style:parent-style-name="Standard">
      <style:paragraph-properties fo:margin-left="0in" fo:margin-right="0in" fo:line-height="100%" fo:text-align="justify" style:justify-single-word="false" fo:text-indent="0in" style:auto-text-indent="false" style:writing-mode="lr-tb"/>
      <style:text-properties fo:color="#000000" style:font-name="Times New Roman1" fo:font-size="9pt" fo:language="en" fo:country="US" fo:font-style="normal" style:text-underline-style="none" fo:font-weight="normal" style:font-name-asian="Times New Roman1" style:font-size-asian="9pt" style:language-asian="zxx" style:country-asian="none" style:font-style-asian="normal" style:font-weight-asian="normal" style:font-name-complex="Times New Roman1" style:font-size-complex="9pt" style:language-complex="zxx" style:country-complex="none" style:font-style-complex="normal" style:font-weight-complex="normal"/>
    </style:style>
    <style:style style:name="P10" style:family="paragraph" style:parent-style-name="Standard">
      <style:paragraph-properties fo:line-height="100%" fo:text-align="justify" style:justify-single-word="false" style:writing-mode="lr-tb"/>
      <style:text-properties fo:color="#000000" style:font-name="Times New Roman1" fo:font-size="9pt" fo:language="en" fo:country="US" fo:font-style="normal" style:text-underline-style="none" fo:font-weight="normal" style:font-name-asian="Times New Roman1" style:font-size-asian="9pt" style:language-asian="zxx" style:country-asian="none" style:font-style-asian="normal" style:font-weight-asian="normal" style:font-name-complex="Times New Roman1" style:font-size-complex="9pt" style:language-complex="zxx" style:country-complex="none" style:font-style-complex="normal" style:font-weight-complex="normal"/>
    </style:style>
    <style:style style:name="P11" style:family="paragraph" style:parent-style-name="Standard">
      <style:paragraph-properties fo:text-align="justify" style:justify-single-word="false"/>
      <style:text-properties fo:color="#000000" style:font-name="Times New Roman1" fo:font-size="9pt" style:text-underline-style="none" style:font-size-asian="9pt" style:font-size-complex="9pt"/>
    </style:style>
    <style:style style:name="P12" style:family="paragraph" style:parent-style-name="Standard">
      <style:paragraph-properties fo:text-align="justify" style:justify-single-word="false"/>
    </style:style>
    <style:style style:name="P13" style:family="paragraph" style:parent-style-name="Heading_20_1">
      <style:text-properties fo:color="#000000"/>
    </style:style>
    <style:style style:name="P14" style:family="paragraph" style:parent-style-name="Standard">
      <style:paragraph-properties fo:margin-top="0in" fo:margin-bottom="0in" fo:line-height="100%" fo:text-align="justify" style:justify-single-word="false" style:text-autospace="none"/>
      <style:text-properties fo:color="#000000" style:font-name="Times New Roman1" fo:font-size="9pt" style:font-size-asian="9pt" style:font-size-complex="9pt"/>
    </style:style>
    <style:style style:name="P15" style:family="paragraph" style:parent-style-name="Standard">
      <style:paragraph-properties fo:margin-top="0in" fo:margin-bottom="0in" fo:line-height="100%" fo:text-align="justify" style:justify-single-word="false" style:text-autospace="none"/>
      <style:text-properties fo:color="#000000" style:font-name="Times New Roman1" fo:font-size="9pt" style:text-underline-style="none" style:font-size-asian="9pt" style:font-name-complex="Courier10PitchBT-Roman" style:font-size-complex="9pt"/>
    </style:style>
    <style:style style:name="P16" style:family="paragraph" style:parent-style-name="Author">
      <style:paragraph-properties fo:margin-top="0in" fo:margin-bottom="0in"/>
      <style:text-properties fo:letter-spacing="-0.0016in"/>
    </style:style>
    <style:style style:name="P17" style:family="paragraph" style:parent-style-name="Author">
      <style:paragraph-properties fo:margin-top="0in" fo:margin-bottom="0in" fo:break-before="column"/>
      <style:text-properties fo:letter-spacing="-0.0016in"/>
    </style:style>
    <style:style style:name="P18" style:family="paragraph" style:parent-style-name="Standard">
      <style:text-properties fo:color="#000000"/>
    </style:style>
    <style:style style:name="P19" style:family="paragraph" style:parent-style-name="Standard">
      <style:text-properties fo:color="#000000" fo:language="en" fo:country="US" style:text-underline-style="none" fo:font-weight="normal" style:font-name-asian="Times New Roman1" style:language-asian="zxx" style:country-asian="none" style:font-weight-asian="normal" style:font-name-complex="Times New Roman1" style:language-complex="zxx" style:country-complex="none" style:font-weight-complex="normal"/>
    </style:style>
    <style:style style:name="P20" style:family="paragraph" style:parent-style-name="Standard">
      <style:paragraph-properties fo:text-align="justify" style:justify-single-word="false"/>
      <style:text-properties fo:color="#000000" style:font-name="Times New Roman1" fo:font-size="9pt" style:text-underline-style="none" style:font-size-asian="9pt" style:font-size-complex="9pt"/>
    </style:style>
    <style:style style:name="P21" style:family="paragraph" style:parent-style-name="Standard">
      <style:text-properties fo:color="#000000" style:font-name="Times New Roman1" fo:font-size="9pt" style:font-size-asian="9pt" style:font-size-complex="9pt"/>
    </style:style>
    <style:style style:name="P22" style:family="paragraph" style:parent-style-name="Standard">
      <style:paragraph-properties fo:text-align="justify" style:justify-single-word="false"/>
      <style:text-properties fo:color="#000000" style:font-name="Times New Roman1" fo:font-size="9pt" style:font-size-asian="9pt" style:font-size-complex="9pt"/>
    </style:style>
    <style:style style:name="P23" style:family="paragraph" style:parent-style-name="Standard">
      <style:paragraph-properties fo:text-align="justify" style:justify-single-word="false"/>
      <style:text-properties fo:color="#000000" style:font-name="Times New Roman1" fo:font-size="9pt" fo:font-weight="normal" style:font-size-asian="9pt" style:font-weight-asian="normal" style:font-size-complex="9pt" style:font-weight-complex="normal"/>
    </style:style>
    <style:style style:name="P24" style:family="paragraph" style:parent-style-name="Standard">
      <style:text-properties fo:color="#000000" style:font-name="Times New Roman1" fo:font-size="9pt" fo:font-style="normal" style:text-underline-style="none" fo:font-weight="normal" style:font-size-asian="9pt" style:font-style-asian="normal" style:font-weight-asian="normal" style:font-size-complex="9pt" style:font-style-complex="normal" style:font-weight-complex="normal"/>
    </style:style>
    <style:style style:name="P25" style:family="paragraph" style:parent-style-name="Standard">
      <style:paragraph-properties fo:margin-left="0in" fo:margin-right="0in" fo:line-height="100%" fo:text-align="justify" style:justify-single-word="false" fo:text-indent="0in" style:auto-text-indent="false" style:writing-mode="lr-tb"/>
      <style:text-properties fo:color="#000000" style:font-name="Times New Roman1" fo:font-size="9pt" fo:language="en" fo:country="US" fo:font-style="normal" style:text-underline-style="none" fo:font-weight="normal" style:font-name-asian="Times New Roman1" style:font-size-asian="9pt" style:language-asian="zxx" style:country-asian="none" style:font-style-asian="normal" style:font-weight-asian="normal" style:font-name-complex="Times New Roman1" style:font-size-complex="9pt" style:language-complex="zxx" style:country-complex="none" style:font-style-complex="normal" style:font-weight-complex="normal"/>
    </style:style>
    <style:style style:name="P26" style:family="paragraph" style:parent-style-name="Standard">
      <style:paragraph-properties fo:margin-left="0in" fo:margin-right="0in" fo:line-height="100%" fo:text-align="justify" style:justify-single-word="false" fo:text-indent="0in" style:auto-text-indent="false" style:writing-mode="lr-tb"/>
      <style:text-properties fo:color="#000000"/>
    </style:style>
    <style:style style:name="P27" style:family="paragraph" style:parent-style-name="Standard">
      <style:paragraph-properties fo:margin-left="0in" fo:margin-right="0in" fo:text-indent="0in" style:auto-text-indent="false"/>
      <style:text-properties fo:color="#000000" style:font-name="Times New Roman1" fo:font-size="9pt" style:font-size-asian="7.84999990463257pt" style:font-name-complex="Courier10PitchBT-Roman" style:font-size-complex="9pt"/>
    </style:style>
    <style:style style:name="P28" style:family="paragraph" style:parent-style-name="Standard">
      <style:paragraph-properties fo:line-height="100%" fo:text-align="justify" style:justify-single-word="false" style:writing-mode="lr-tb"/>
      <style:text-properties fo:color="#000000" style:font-name="Times New Roman1" fo:font-size="9pt" fo:language="en" fo:country="US" fo:font-style="normal" style:text-underline-style="none" fo:font-weight="normal" style:font-name-asian="Times New Roman1" style:font-size-asian="9pt" style:language-asian="zxx" style:country-asian="none" style:font-style-asian="normal" style:font-weight-asian="normal" style:font-name-complex="Times New Roman1" style:font-size-complex="9pt" style:language-complex="zxx" style:country-complex="none" style:font-style-complex="normal" style:font-weight-complex="normal"/>
    </style:style>
    <style:style style:name="P29" style:family="paragraph" style:parent-style-name="Standard">
      <style:paragraph-properties fo:line-height="100%" fo:text-align="start" style:justify-single-word="false" style:writing-mode="lr-tb"/>
      <style:text-properties fo:color="#000000" style:font-name="Times New Roman1" fo:font-size="9pt" fo:language="en" fo:country="US" fo:font-style="normal" style:text-underline-style="none" fo:font-weight="normal" style:font-name-asian="Times New Roman1" style:font-size-asian="9pt" style:language-asian="zxx" style:country-asian="none" style:font-style-asian="normal" style:font-weight-asian="normal" style:font-name-complex="Times New Roman1" style:font-size-complex="9pt" style:language-complex="zxx" style:country-complex="none" style:font-style-complex="normal" style:font-weight-complex="normal"/>
    </style:style>
    <style:style style:name="P30" style:family="paragraph" style:parent-style-name="Standard">
      <style:paragraph-properties fo:line-height="100%" fo:text-align="start" style:justify-single-word="false" style:writing-mode="lr-tb"/>
      <style:text-properties fo:color="#000000" style:font-name="Times New Roman1" fo:font-size="9pt" fo:language="en" fo:country="US" fo:font-style="normal" style:text-underline-style="none" fo:font-weight="bold" style:font-name-asian="Times New Roman1" style:font-size-asian="9pt" style:language-asian="zxx" style:country-asian="none" style:font-style-asian="normal" style:font-weight-asian="bold" style:font-name-complex="Times New Roman1" style:font-size-complex="9pt" style:language-complex="zxx" style:country-complex="none" style:font-style-complex="normal" style:font-weight-complex="bold"/>
    </style:style>
    <style:style style:name="P31" style:family="paragraph" style:parent-style-name="Standard">
      <style:paragraph-properties fo:line-height="100%" fo:text-align="start" style:justify-single-word="false" style:writing-mode="lr-tb"/>
      <style:text-properties fo:color="#000000" style:font-name="Times New Roman1" fo:font-size="9pt" style:font-size-asian="9pt" style:font-size-complex="9pt"/>
    </style:style>
    <style:style style:name="P32" style:family="paragraph" style:parent-style-name="Standard">
      <style:paragraph-properties fo:line-height="100%" fo:text-align="justify" style:justify-single-word="false" style:writing-mode="lr-tb"/>
      <style:text-properties fo:color="#000000"/>
    </style:style>
    <style:style style:name="P33" style:family="paragraph" style:parent-style-name="Standard">
      <style:paragraph-properties fo:margin-top="0.0835in" fo:margin-bottom="0in"/>
      <style:text-properties fo:color="#000000" fo:font-size="12pt" fo:font-weight="bold" style:font-size-asian="12pt" style:font-weight-asian="bold"/>
    </style:style>
    <style:style style:name="P34" style:family="paragraph" style:parent-style-name="Standard">
      <style:paragraph-properties fo:margin-top="0.0835in" fo:margin-bottom="0in" fo:text-align="justify" style:justify-single-word="false"/>
      <style:text-properties fo:color="#000000"/>
    </style:style>
    <style:style style:name="P35" style:family="paragraph" style:parent-style-name="Standard">
      <style:paragraph-properties fo:margin-top="0.0835in" fo:margin-bottom="0in" fo:text-align="justify" style:justify-single-word="false"/>
    </style:style>
    <style:style style:name="P36" style:family="paragraph" style:parent-style-name="Standard">
      <style:paragraph-properties fo:margin-top="0in" fo:margin-bottom="0.0835in"/>
      <style:text-properties fo:color="#000000"/>
    </style:style>
    <style:style style:name="P37" style:family="paragraph" style:parent-style-name="Standard">
      <style:paragraph-properties fo:margin-left="0.0071in" fo:margin-right="0in" fo:line-height="100%" fo:text-align="justify" style:justify-single-word="false" fo:text-indent="0in" style:auto-text-indent="false" style:writing-mode="lr-tb"/>
      <style:text-properties fo:color="#000000" style:font-name="Times New Roman1" fo:font-size="9pt" fo:language="en" fo:country="US" fo:font-style="normal" style:text-underline-style="none" fo:font-weight="normal" style:font-name-asian="Times New Roman1" style:font-size-asian="9pt" style:language-asian="zxx" style:country-asian="none" style:font-style-asian="normal" style:font-weight-asian="normal" style:font-name-complex="Times New Roman1" style:font-size-complex="9pt" style:language-complex="zxx" style:country-complex="none" style:font-style-complex="normal" style:font-weight-complex="normal"/>
    </style:style>
    <style:style style:name="P38" style:family="paragraph" style:parent-style-name="Affiliations">
      <style:text-properties fo:letter-spacing="-0.0016in"/>
    </style:style>
    <style:style style:name="P39" style:family="paragraph" style:parent-style-name="E-Mail">
      <style:text-properties fo:letter-spacing="-0.0016in"/>
    </style:style>
    <style:style style:name="P40" style:family="paragraph" style:parent-style-name="Standard">
      <style:paragraph-properties fo:margin-left="-0.0071in" fo:margin-right="0in" fo:text-indent="0in" style:auto-text-indent="false"/>
      <style:text-properties fo:color="#000000" style:font-name="Times New Roman1" fo:font-size="9pt" style:font-size-asian="7.84999990463257pt" style:font-name-complex="Courier10PitchBT-Roman" style:font-size-complex="9pt"/>
    </style:style>
    <style:style style:name="P41" style:family="paragraph" style:parent-style-name="Standard">
      <style:text-properties fo:color="#000000"/>
    </style:style>
    <style:style style:name="P42" style:family="paragraph" style:parent-style-name="Standard">
      <style:text-properties fo:color="#000000" fo:language="en" fo:country="US" style:text-underline-style="none" fo:font-weight="normal" style:font-name-asian="Times New Roman1" style:language-asian="zxx" style:country-asian="none" style:font-weight-asian="normal" style:font-name-complex="Times New Roman1" style:language-complex="zxx" style:country-complex="none" style:font-weight-complex="normal"/>
    </style:style>
    <style:style style:name="P43" style:family="paragraph" style:parent-style-name="Standard">
      <style:paragraph-properties fo:text-align="justify" style:justify-single-word="false"/>
      <style:text-properties fo:color="#000000"/>
    </style:style>
    <style:style style:name="P44" style:family="paragraph" style:parent-style-name="Standard" style:list-style-name="L2">
      <style:text-properties fo:color="#000000"/>
    </style:style>
    <style:style style:name="P45" style:family="paragraph" style:parent-style-name="Standard">
      <style:paragraph-properties fo:text-align="justify" style:justify-single-word="false"/>
      <style:text-properties fo:color="#000000" style:font-name="Times New Roman1" fo:font-size="9pt" style:text-underline-style="none" style:font-size-asian="9pt" style:font-size-complex="9pt"/>
    </style:style>
    <style:style style:name="P46" style:family="paragraph" style:parent-style-name="Standard">
      <style:text-properties fo:color="#000000" style:font-name="Times New Roman1" fo:font-size="9pt" fo:font-style="normal" style:text-underline-style="none" fo:font-weight="normal" style:font-size-asian="9pt" style:font-style-asian="normal" style:font-weight-asian="normal" style:font-size-complex="9pt" style:font-style-complex="normal" style:font-weight-complex="normal"/>
    </style:style>
    <style:style style:name="P47" style:family="paragraph" style:parent-style-name="Standard" style:list-style-name="L1"/>
    <style:style style:name="P48" style:family="paragraph" style:parent-style-name="Standard">
      <style:text-properties style:use-window-font-color="true" style:font-name="Times New Roman" fo:font-size="9pt" fo:language="en" fo:country="US" style:font-name-asian="Times New Roman" style:font-size-asian="9pt" style:font-name-complex="Times New Roman" style:font-size-complex="10pt" style:language-complex="ar" style:country-complex="SA"/>
    </style:style>
    <style:style style:name="P49" style:family="paragraph" style:parent-style-name="Standard">
      <style:paragraph-properties fo:text-align="justify" style:justify-single-word="false"/>
    </style:style>
    <style:style style:name="P50" style:family="paragraph" style:parent-style-name="Standard">
      <style:text-properties fo:color="#008000" fo:language="en" fo:country="US" style:text-underline-style="none" fo:font-weight="normal" style:font-name-asian="Times New Roman1" style:language-asian="zxx" style:country-asian="none" style:font-weight-asian="normal" style:font-name-complex="Times New Roman1" style:language-complex="zxx" style:country-complex="none" style:font-weight-complex="normal"/>
    </style:style>
    <style:style style:name="P51" style:family="paragraph" style:parent-style-name="Standard" style:list-style-name="L3">
      <style:paragraph-properties fo:line-height="100%" fo:text-align="justify" style:justify-single-word="false" style:writing-mode="lr-tb"/>
      <style:text-properties fo:color="#000000" style:font-name="Times New Roman1" fo:font-size="9pt" style:font-size-asian="9pt" style:font-size-complex="9pt"/>
    </style:style>
    <style:style style:name="P52" style:family="paragraph" style:parent-style-name="Standard" style:list-style-name="L4">
      <style:paragraph-properties fo:line-height="100%" fo:text-align="justify" style:justify-single-word="false" style:writing-mode="lr-tb"/>
      <style:text-properties fo:color="#000000" style:font-name="Times New Roman1" fo:font-size="9pt" style:font-size-asian="9pt" style:font-size-complex="9pt"/>
    </style:style>
    <style:style style:name="P53" style:family="paragraph" style:parent-style-name="Standard">
      <style:paragraph-properties fo:line-height="100%" fo:text-align="justify" style:justify-single-word="false" style:writing-mode="lr-tb"/>
      <style:text-properties fo:color="#000000" style:font-name="Times New Roman1" fo:font-size="9pt" fo:language="en" fo:country="US" fo:font-style="normal" style:text-underline-style="none" fo:font-weight="normal" style:font-name-asian="Times New Roman1" style:font-size-asian="9pt" style:language-asian="zxx" style:country-asian="none" style:font-style-asian="normal" style:font-weight-asian="normal" style:font-name-complex="Times New Roman1" style:font-size-complex="9pt" style:language-complex="zxx" style:country-complex="none" style:font-style-complex="normal" style:font-weight-complex="normal"/>
    </style:style>
    <style:style style:name="P54" style:family="paragraph" style:parent-style-name="Standard" style:list-style-name="L3">
      <style:paragraph-properties fo:line-height="100%" fo:text-align="justify" style:justify-single-word="false" style:writing-mode="lr-tb"/>
      <style:text-properties fo:color="#000000" style:font-name="Times New Roman1" fo:font-size="9pt" fo:language="en" fo:country="US" fo:font-style="normal" style:text-underline-style="none" fo:font-weight="normal" style:font-name-asian="Times New Roman1" style:font-size-asian="9pt" style:language-asian="zxx" style:country-asian="none" style:font-style-asian="normal" style:font-weight-asian="normal" style:font-name-complex="Times New Roman1" style:font-size-complex="9pt" style:language-complex="zxx" style:country-complex="none" style:font-style-complex="normal" style:font-weight-complex="normal"/>
    </style:style>
    <style:style style:name="P55" style:family="paragraph" style:parent-style-name="Standard" style:list-style-name="L3">
      <style:paragraph-properties fo:margin-left="0.5in" fo:margin-right="0in" fo:line-height="100%" fo:text-align="start" style:justify-single-word="false" fo:text-indent="0in" style:auto-text-indent="false" style:writing-mode="lr-tb"/>
      <style:text-properties fo:color="#000000" style:font-name="Times New Roman1" fo:font-size="9pt" fo:font-weight="bold" style:font-size-asian="9pt" style:font-weight-asian="bold" style:font-size-complex="9pt" style:font-weight-complex="bold"/>
    </style:style>
    <style:style style:name="P56" style:family="paragraph" style:parent-style-name="Standard">
      <style:paragraph-properties fo:margin-top="0in" fo:margin-bottom="0in" fo:line-height="100%" fo:text-align="justify" style:justify-single-word="false" style:text-autospace="none"/>
      <style:text-properties fo:color="#000000" style:font-name="Times New Roman1" fo:font-size="9pt" style:font-size-asian="9pt" style:font-size-complex="9pt"/>
    </style:style>
    <style:style style:name="P57" style:family="paragraph" style:parent-style-name="Standard">
      <style:paragraph-properties fo:margin-left="0in" fo:margin-right="0in" fo:line-height="100%" fo:text-align="justify" style:justify-single-word="false" fo:text-indent="0in" style:auto-text-indent="false" style:writing-mode="lr-tb"/>
      <style:text-properties fo:color="#000000" style:font-name="Times New Roman1" fo:font-size="9pt" fo:language="en" fo:country="US" fo:font-style="normal" style:text-underline-style="none" fo:font-weight="normal" style:font-name-asian="Times New Roman1" style:font-size-asian="9pt" style:language-asian="zxx" style:country-asian="none" style:font-style-asian="normal" style:font-weight-asian="normal" style:font-name-complex="Times New Roman1" style:font-size-complex="9pt" style:language-complex="zxx" style:country-complex="none" style:font-style-complex="normal" style:font-weight-complex="normal"/>
    </style:style>
    <style:style style:name="P58" style:family="paragraph" style:parent-style-name="Standard">
      <style:paragraph-properties fo:margin-left="0in" fo:margin-right="0in" fo:text-indent="0in" style:auto-text-indent="false"/>
      <style:text-properties fo:color="#000000" style:font-name="Times New Roman1" fo:font-size="9pt" style:font-size-asian="7.84999990463257pt" style:font-name-complex="Courier10PitchBT-Roman" style:font-size-complex="9pt"/>
    </style:style>
    <style:style style:name="P59" style:family="paragraph" style:parent-style-name="Heading_20_3">
      <style:text-properties fo:color="#000000"/>
    </style:style>
    <style:style style:name="P60" style:family="paragraph" style:parent-style-name="Heading_20_3">
      <style:text-properties fo:color="#000000" fo:language="en" fo:country="US" style:text-underline-style="none" fo:font-weight="normal" style:font-name-asian="Times New Roman1" style:language-asian="zxx" style:country-asian="none" style:font-weight-asian="normal" style:font-name-complex="Times New Roman1" style:language-complex="zxx" style:country-complex="none" style:font-weight-complex="normal"/>
    </style:style>
    <style:style style:name="P61" style:family="paragraph" style:parent-style-name="Heading_20_1">
      <style:text-properties fo:color="#000000"/>
    </style:style>
    <style:style style:name="P62" style:family="paragraph" style:parent-style-name="Heading_20_1">
      <style:text-properties fo:color="#000000" style:font-name="Times New Roman1" fo:font-size="12pt" style:font-size-asian="12pt" style:font-name-complex="Courier10PitchBT-Roman" style:font-size-complex="12pt"/>
    </style:style>
    <style:style style:name="P63" style:family="paragraph" style:parent-style-name="Heading_20_1">
      <style:paragraph-properties fo:margin-top="0.0835in" fo:margin-bottom="0in"/>
      <style:text-properties fo:color="#000000"/>
    </style:style>
    <style:style style:name="P64" style:family="paragraph" style:parent-style-name="Heading_20_2">
      <style:text-properties fo:color="#000000"/>
    </style:style>
    <style:style style:name="P65" style:family="paragraph" style:parent-style-name="Heading_20_2">
      <style:text-properties fo:color="#000000" fo:language="en" fo:country="US" style:text-underline-style="none" fo:font-weight="normal" style:font-name-asian="Times New Roman1" style:language-asian="zxx" style:country-asian="none" style:font-weight-asian="normal" style:font-name-complex="Times New Roman1" style:language-complex="zxx" style:country-complex="none" style:font-weight-complex="normal"/>
    </style:style>
    <style:style style:name="P66" style:family="paragraph" style:parent-style-name="Heading_20_2">
      <style:text-properties fo:color="#000000" fo:font-style="normal" style:font-style-asian="normal" style:font-style-complex="normal"/>
    </style:style>
    <style:style style:name="P67" style:family="paragraph" style:parent-style-name="Paper-Title" style:master-page-name="Standard">
      <style:paragraph-properties fo:margin-top="0in" fo:margin-bottom="0.0417in" style:page-number="auto"/>
    </style:style>
    <style:style style:name="P68" style:family="paragraph" style:parent-style-name="Footnote">
      <style:text-properties fo:font-size="7pt" fo:font-style="italic" style:font-size-asian="7pt" style:font-style-asian="italic" style:font-size-complex="7pt" style:font-style-complex="italic"/>
    </style:style>
    <style:style style:name="P69" style:family="paragraph" style:parent-style-name="E-Mail">
      <style:text-properties fo:letter-spacing="-0.0016in"/>
    </style:style>
    <style:style style:name="P70" style:family="paragraph" style:parent-style-name="E-Mail">
      <style:text-properties fo:color="#000000" fo:letter-spacing="-0.0016in"/>
    </style:style>
    <style:style style:name="P71" style:family="paragraph" style:parent-style-name="References">
      <style:paragraph-properties fo:margin-left="0.25in" fo:margin-right="0in" fo:text-indent="-0.25in" style:auto-text-indent="false"/>
      <style:text-properties fo:color="#008000"/>
    </style:style>
    <style:style style:name="P72" style:family="paragraph" style:parent-style-name="Text">
      <style:paragraph-properties fo:text-align="center" style:justify-single-word="false"/>
    </style:style>
    <style:style style:name="P73"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74" style:family="paragraph">
      <style:paragraph-properties fo:margin-left="0in" fo:margin-right="0in" fo:margin-top="0in" fo:margin-bottom="0in" fo:line-height="100%" fo:text-align="center" fo:text-indent="0in"/>
    </style:style>
    <style:style style:name="P75"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6pt" fo:font-style="normal" fo:text-shadow="none" style:text-underline-style="none" fo:font-weight="normal" style:letter-kerning="true" style:font-name-asian="DejaVu Sans" style:font-size-asian="6pt" style:font-style-asian="normal" style:font-weight-asian="normal" style:font-name-complex="DejaVu Sans" style:font-size-complex="6pt" style:font-style-complex="normal" style:font-weight-complex="normal" style:text-emphasize="none" style:font-relief="none" style:text-overline-style="none" style:text-overline-color="font-color"/>
    </style:style>
    <style:style style:name="T1" style:family="text">
      <style:text-properties fo:color="#008000"/>
    </style:style>
    <style:style style:name="T2" style:family="text"/>
    <style:style style:name="T3" style:family="text">
      <style:text-properties fo:color="#008000" style:text-line-through-style="solid" style:font-name="Times New Roman1" fo:font-size="9pt" style:font-size-asian="9pt" style:font-size-complex="9pt"/>
    </style:style>
    <style:style style:name="T4" style:family="text">
      <style:text-properties fo:color="#008000" style:font-name="Times New Roman1" fo:font-size="9pt" style:font-size-asian="9pt" style:font-size-complex="9pt"/>
    </style:style>
    <style:style style:name="T5" style:family="text">
      <style:text-properties style:font-name="Times New Roman1" fo:font-size="9pt" style:font-size-asian="9pt" style:font-size-complex="9pt"/>
    </style:style>
    <style:style style:name="T6" style:family="text">
      <style:text-properties fo:language="en" fo:country="US" style:font-name-asian="Times New Roman" style:language-complex="ar" style:country-complex="SA"/>
    </style:style>
    <style:style style:name="T7" style:family="text">
      <style:text-properties fo:language="en" fo:country="US" fo:font-style="normal" style:text-underline-style="none" fo:font-weight="normal" style:font-name-asian="Times New Roman1" style:language-asian="zxx" style:country-asian="none" style:font-style-asian="normal" style:font-weight-asian="normal" style:font-name-complex="Times New Roman1" style:language-complex="zxx" style:country-complex="none" style:font-style-complex="normal" style:font-weight-complex="normal"/>
    </style:style>
    <style:style style:name="T8" style:family="text">
      <style:text-properties fo:language="en" fo:country="US" style:text-underline-style="none" fo:font-weight="normal" style:font-name-asian="Times New Roman1" style:language-asian="zxx" style:country-asian="none" style:font-weight-asian="normal" style:font-name-complex="Times New Roman1" style:language-complex="zxx" style:country-complex="none" style:font-weight-complex="normal"/>
    </style:style>
    <style:style style:name="T9" style:family="text">
      <style:text-properties fo:font-style="italic" style:font-style-asian="italic" style:font-style-complex="italic"/>
    </style:style>
    <style:style style:name="T10" style:family="text">
      <style:text-properties fo:color="#000000"/>
    </style:style>
    <style:style style:name="T11" style:family="text">
      <style:text-properties fo:language="en" fo:country="US" style:text-underline-style="none" fo:font-weight="normal" style:font-name-asian="Times New Roman1" style:language-asian="zxx" style:country-asian="none" style:font-weight-asian="normal" style:font-name-complex="Times New Roman1" style:language-complex="zxx" style:country-complex="none" style:font-weight-complex="normal"/>
    </style:style>
    <style:style style:name="T12" style:family="text">
      <style:text-properties fo:language="en" fo:country="US" style:language-asian="zxx" style:country-asian="none" style:language-complex="zxx" style:country-complex="none"/>
    </style:style>
    <style:style style:name="T13" style:family="text">
      <style:text-properties fo:language="en" fo:country="US" fo:font-style="normal" style:text-underline-style="none" fo:font-weight="normal" style:font-name-asian="Times New Roman1" style:language-asian="zxx" style:country-asian="none" style:font-style-asian="normal" style:font-weight-asian="normal" style:font-name-complex="Times New Roman1" style:language-complex="zxx" style:country-complex="none" style:font-style-complex="normal" style:font-weight-complex="normal"/>
    </style:style>
    <style:style style:name="T14" style:family="text">
      <style:text-properties fo:language="en" fo:country="US" fo:font-style="normal" style:text-underline-style="none" style:font-name-asian="Times New Roman1" style:language-asian="zxx" style:country-asian="none" style:font-style-asian="normal" style:font-name-complex="Times New Roman1" style:language-complex="zxx" style:country-complex="none" style:font-style-complex="normal"/>
    </style:style>
    <style:style style:name="T15" style:family="text">
      <style:text-properties fo:language="en" fo:country="US" fo:font-style="normal" style:text-underline-style="none" fo:font-weight="bold" style:font-name-asian="Times New Roman1" style:language-asian="zxx" style:country-asian="none" style:font-style-asian="normal" style:font-weight-asian="bold" style:font-name-complex="Times New Roman1" style:language-complex="zxx" style:country-complex="none" style:font-style-complex="normal" style:font-weight-complex="bold"/>
    </style:style>
    <style:style style:name="T16" style:family="text">
      <style:text-properties fo:language="en" fo:country="US" fo:font-style="italic" style:text-underline-style="none" fo:font-weight="normal" style:font-name-asian="Times New Roman1" style:language-asian="zxx" style:country-asian="none" style:font-style-asian="italic" style:font-weight-asian="normal" style:font-name-complex="Times New Roman1" style:language-complex="zxx" style:country-complex="none" style:font-style-complex="italic" style:font-weight-complex="normal"/>
    </style:style>
    <style:style style:name="T17" style:family="text">
      <style:text-properties fo:language="en" fo:country="US" fo:font-style="italic" style:text-underline-style="none" fo:font-weight="bold" style:font-name-asian="Times New Roman1" style:language-asian="zxx" style:country-asian="none" style:font-style-asian="normal" style:font-weight-asian="bold" style:font-name-complex="Times New Roman1" style:language-complex="zxx" style:country-complex="none" style:font-style-complex="normal" style:font-weight-complex="bold"/>
    </style:style>
    <style:style style:name="T18" style:family="text">
      <style:text-properties fo:language="en" fo:country="US" style:font-name-asian="Times New Roman" style:language-complex="ar" style:country-complex="SA"/>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style:text-underline-style="solid" style:text-underline-width="auto" style:text-underline-color="font-color" style:font-style-asian="italic" style:font-style-complex="italic"/>
    </style:style>
    <style:style style:name="T22" style:family="text">
      <style:text-properties fo:font-style="italic" style:text-underline-style="none"/>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color="#000000"/>
    </style:style>
    <style:style style:name="T25" style:family="text">
      <style:text-properties fo:color="#000000" fo:font-style="italic" style:font-style-asian="italic" style:font-style-complex="italic"/>
    </style:style>
    <style:style style:name="T26" style:family="text">
      <style:text-properties fo:color="#000000" style:text-underline-style="none"/>
    </style:style>
    <style:style style:name="T27" style:family="text">
      <style:text-properties fo:color="#000000" style:font-name="Times New Roman1" fo:font-size="9pt" style:font-size-asian="9pt" style:font-size-complex="9pt"/>
    </style:style>
    <style:style style:name="T28" style:family="text">
      <style:text-properties fo:color="#000000" style:font-name="Times New Roman1" fo:font-size="9pt" fo:font-style="italic" style:font-size-asian="9pt" style:font-size-complex="9pt"/>
    </style:style>
    <style:style style:name="T29" style:family="text">
      <style:text-properties fo:color="#000000" style:font-name="Times New Roman1" fo:font-size="9pt" fo:font-style="italic" style:font-size-asian="9pt" style:font-style-asian="italic" style:font-size-complex="9pt" style:font-style-complex="italic"/>
    </style:style>
    <style:style style:name="T30" style:family="text">
      <style:text-properties fo:font-weight="bold" style:font-weight-asian="bold" style:font-weight-complex="bold"/>
    </style:style>
    <style:style style:name="T31" style:family="text">
      <style:text-properties style:text-underline-style="none"/>
    </style:style>
    <style:style style:name="T32" style:family="text">
      <style:text-properties style:text-underline-style="none" style:font-name-complex="Courier10PitchBT-Roman"/>
    </style:style>
    <style:style style:name="T33" style:family="text">
      <style:text-properties style:font-name="Times New Roman1" fo:font-size="9pt" style:font-size-asian="9pt" style:font-size-complex="9pt"/>
    </style:style>
    <style:style style:name="T34" style:family="text">
      <style:text-properties style:font-name="Times New Roman1" fo:font-size="9pt" fo:font-style="italic" style:font-size-asian="9pt" style:font-style-asian="italic" style:font-size-complex="9pt" style:font-style-complex="italic"/>
    </style:style>
    <style:style style:name="T35" style:family="text">
      <style:text-properties style:font-name="Times New Roman1" fo:font-size="9pt" fo:font-style="italic" style:font-size-asian="9pt" style:font-size-complex="9pt"/>
    </style:style>
    <style:style style:name="T36" style:family="text">
      <style:text-properties style:font-name="Times New Roman1" fo:font-size="9pt" fo:language="en" fo:country="US" fo:font-style="normal" style:text-underline-style="none" fo:font-weight="normal" style:font-name-asian="Times New Roman1" style:font-size-asian="9pt" style:language-asian="zxx" style:country-asian="none" style:font-style-asian="normal" style:font-weight-asian="normal" style:font-name-complex="Times New Roman1" style:font-size-complex="9pt" style:language-complex="zxx" style:country-complex="none" style:font-style-complex="normal" style:font-weight-complex="normal"/>
    </style:style>
    <style:style style:name="T37" style:family="text">
      <style:text-properties style:font-name="Times New Roman1" fo:font-size="9pt" fo:language="en" fo:country="US" fo:font-style="italic" style:text-underline-style="none" fo:font-weight="normal" style:font-name-asian="Times New Roman1" style:font-size-asian="9pt" style:language-asian="zxx" style:country-asian="none" style:font-style-asian="italic" style:font-weight-asian="normal" style:font-name-complex="Times New Roman1" style:font-size-complex="9pt" style:language-complex="zxx" style:country-complex="none" style:font-style-complex="italic" style:font-weight-complex="normal"/>
    </style:style>
    <style:style style:name="T38" style:family="text">
      <style:text-properties style:font-name="Times New Roman1" fo:font-size="9pt" fo:font-style="normal" style:font-size-asian="9pt" style:font-style-asian="normal" style:font-size-complex="9pt" style:font-style-complex="normal"/>
    </style:style>
    <style:style style:name="T39" style:family="text">
      <style:text-properties fo:font-weight="normal" style:font-weight-asian="normal" style:font-weight-complex="normal"/>
    </style:style>
    <style:style style:name="T40" style:family="text">
      <style:text-properties style:text-outline="false" style:text-line-through-style="none" style:font-name="Times New Roman1" fo:font-size="9pt" fo:font-style="normal" fo:text-shadow="none" style:text-underline-style="none" fo:font-weight="normal" style:font-name-asian="Arial1" style:font-size-asian="9pt" style:font-style-asian="normal" style:font-weight-asian="normal" style:font-name-complex="Arial1" style:font-size-complex="9pt" style:font-style-complex="normal" style:font-weight-complex="normal" style:text-emphasize="none"/>
    </style:style>
    <style:style style:name="T41" style:family="text">
      <style:text-properties style:text-outline="false" style:text-line-through-style="none" style:font-name="Times New Roman1" fo:font-size="9pt" fo:font-style="normal" fo:text-shadow="none" style:text-underline-style="none" fo:font-weight="normal" style:font-name-asian="DejaVu Sans1" style:font-size-asian="9pt" style:font-style-asian="normal" style:font-weight-asian="normal" style:font-name-complex="DejaVu Sans1" style:font-size-complex="9pt" style:font-style-complex="normal" style:font-weight-complex="normal" style:text-emphasize="none"/>
    </style:style>
    <style:style style:name="T42" style:family="text">
      <style:text-properties fo:color="#008000"/>
    </style:style>
    <style:style style:name="T43" style:family="text">
      <style:text-properties fo:color="#008000" style:text-line-through-style="solid" style:font-name="Times New Roman1" fo:font-size="9pt" style:font-size-asian="9pt" style:font-size-complex="9pt"/>
    </style:style>
    <style:style style:name="T44" style:family="text">
      <style:text-properties fo:color="#008000" style:font-name="Times New Roman1" fo:font-size="9pt" style:font-size-asian="9pt" style:font-size-complex="9pt"/>
    </style:style>
    <style:style style:name="T45" style:family="text">
      <style:text-properties fo:color="#008000" fo:font-style="normal" style:text-underline-style="none" style:font-style-asian="normal" style:font-style-complex="normal"/>
    </style:style>
    <style:style style:name="T46" style:family="text">
      <style:text-properties fo:color="#008000" style:text-underline-style="none"/>
    </style:style>
    <style:style style:name="T47" style:family="text">
      <style:text-properties fo:color="#008000" style:font-name-complex="Courier10PitchBT-Roman"/>
    </style:style>
    <style:style style:name="T48" style:family="text">
      <style:text-properties fo:color="#008000" style:font-name="Times New Roman" fo:font-size="9pt" fo:language="en" fo:country="US" style:font-name-asian="Times New Roman" style:font-size-asian="9pt" style:font-name-complex="Times New Roman" style:font-size-complex="10pt" style:language-complex="ar" style:country-complex="SA"/>
    </style:style>
    <style:style style:name="T49" style:family="text">
      <style:text-properties style:font-name="Times New Roman" fo:font-size="9pt" style:font-size-asian="9pt" style:font-size-complex="10pt"/>
    </style:style>
    <style:style style:name="T50" style:family="text">
      <style:text-properties style:font-name-complex="Courier10PitchBT-Roman"/>
    </style:style>
    <style:style style:name="T51" style:family="text">
      <style:text-properties style:use-window-font-color="true" style:font-name="Times New Roman" fo:font-size="9pt" fo:language="en" fo:country="US" style:font-name-asian="Times New Roman" style:font-size-asian="9pt" style:font-name-complex="Times New Roman" style:font-size-complex="10pt" style:language-complex="ar" style:country-complex="SA"/>
    </style:style>
    <style:style style:name="T52" style:family="text">
      <style:text-properties style:use-window-font-color="true" style:font-name="Times New Roman" fo:language="en" fo:country="US" style:font-name-asian="Times New Roman" style:font-name-complex="Times New Roman" style:language-complex="ar" style:country-complex="SA"/>
    </style:style>
    <style:style style:name="T53" style:family="text">
      <style:text-properties fo:font-style="normal" style:font-style-asian="normal" style:font-style-complex="normal"/>
    </style:style>
    <style:style style:name="T54" style:family="text">
      <style:text-properties fo:font-size="8pt" fo:font-style="italic" fo:font-weight="normal" style:font-size-asian="8pt" style:font-style-asian="italic" style:font-weight-asian="normal" style:font-size-complex="8pt" style:font-style-complex="italic" style:font-weight-complex="normal"/>
    </style:style>
    <style:style style:name="T55" style:family="text">
      <style:text-properties fo:font-size="7pt" fo:font-style="italic" fo:font-weight="normal" style:font-size-asian="7pt" style:font-style-asian="italic" style:font-weight-asian="normal" style:font-size-complex="7pt" style:font-style-complex="italic" style:font-weight-complex="normal"/>
    </style:style>
    <style:style style:name="T56" style:family="text">
      <style:text-properties fo:font-size="7pt" fo:font-style="italic" style:font-size-asian="6.09999990463257pt" style:font-style-asian="italic" style:font-size-complex="7pt" style:font-style-complex="italic"/>
    </style:style>
    <style:style style:name="T57" style:family="text">
      <style:text-properties fo:font-size="7pt" style:font-size-asian="6.09999990463257pt" style:font-size-complex="7pt"/>
    </style:style>
    <style:style style:name="T58" style:family="text">
      <style:text-properties style:use-window-font-color="true" style:text-outline="false" style:text-line-through-style="none" style:font-name="Liberation Sans1" fo:font-size="6pt" fo:font-style="normal" fo:text-shadow="none" style:text-underline-style="none" fo:font-weight="normal" style:letter-kerning="true" style:font-name-asian="DejaVu Sans" style:font-size-asian="6pt" style:font-style-asian="normal" style:font-weight-asian="normal" style:font-name-complex="DejaVu Sans" style:font-size-complex="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1in" style:wrap="right" style:number-wrapped-paragraphs="no-limit" style:vertical-pos="from-top" style:vertical-rel="paragraph" style:horizontal-pos="from-left" style:horizontal-rel="paragraph" fo:background-color="transparent" style:background-transparency="100%" fo:padding="0.0201in" fo:border="0.0008in solid #000000" style:shadow="none">
        <style:background-image/>
        <style:columns fo:column-count="1" fo:column-gap="0in"/>
      </style:graphic-properties>
    </style:style>
    <style:style style:name="Sect1" style:family="section">
      <style:section-properties style:writing-mode="lr-tb"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style:writing-mode="lr-tb" style:editable="false">
        <style:columns fo:column-count="2" fo:column-gap="0.3291in">
          <style:column style:rel-width="32767*" fo:start-indent="0in" fo:end-indent="0.1646in"/>
          <style:column style:rel-width="32768*" fo:start-indent="0.1646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01in" svg:stroke-color="#000000" draw:marker-start="" draw:marker-start-width="0.15in" draw:marker-start-center="false" draw:marker-end="" draw:marker-end-width="0.15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none" draw:fill-color="#99ccff" draw:fill-hatch-name="Black_20_45_20_Degrees_20_Wide"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hatch" draw:fill-color="#99ccff" draw:fill-hatch-name="Hatching_20_pauln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hatch" draw:fill-color="#99ccff" draw:fill-hatch-name="Hatch_20_5" draw:fill-hatch-solid="false"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hatch" draw:fill-color="#99ccff" draw:fill-hatch-name="Hatching_20_pauln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hatch" draw:fill-color="#99ccff" draw:fill-hatch-name="Black_20_90_20_Degrees"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hatch" draw:fill-color="#99ccff" draw:fill-hatch-name="Hatching_20_pauln4" draw:fill-hatch-solid="false"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hatch" draw:fill-color="#99ccff" draw:fill-hatch-name="Black_20_0_20_Degrees"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hatch" draw:fill-color="#99ccff" draw:fill-gradient-name="Gradient_20_1" draw:fill-hatch-name="Black_20_45_20_Degrees"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hatch" draw:fill-color="#99ccff" draw:fill-hatch-name="Black_20_-45_20_Degrees" draw:fill-hatch-solid="false"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tracked-changes>
        <text:changed-region text:id="ct191952448">
          <text:insertion>
            <office:change-info>
              <dc:creator>pauln </dc:creator>
              <dc:date>2011-07-21T22:17:00</dc:date>
            </office:change-info>
          </text:insertion>
        </text:changed-region>
        <text:changed-region text:id="ct199809072">
          <text:format-change>
            <office:change-info>
              <dc:creator>pauln </dc:creator>
              <dc:date>2011-07-21T22:17:00</dc:date>
            </office:change-info>
          </text:format-change>
        </text:changed-region>
        <text:changed-region text:id="ct191319264">
          <text:insertion>
            <office:change-info>
              <dc:creator>pauln </dc:creator>
              <dc:date>2011-07-21T22:17:00</dc:date>
            </office:change-info>
          </text:insertion>
        </text:changed-region>
        <text:changed-region text:id="ct197067368">
          <text:format-change>
            <office:change-info>
              <dc:creator>pauln </dc:creator>
              <dc:date>2011-07-21T22:20:00</dc:date>
            </office:change-info>
          </text:format-change>
        </text:changed-region>
        <text:changed-region text:id="ct193338688">
          <text:insertion>
            <office:change-info>
              <dc:creator>pauln </dc:creator>
              <dc:date>2011-07-21T22:18:00</dc:date>
            </office:change-info>
          </text:insertion>
        </text:changed-region>
        <text:changed-region text:id="ct206652280">
          <text:format-change>
            <office:change-info>
              <dc:creator>pauln </dc:creator>
              <dc:date>2011-07-21T22:48:00</dc:date>
            </office:change-info>
          </text:format-change>
        </text:changed-region>
        <text:changed-region text:id="ct204848040">
          <text:format-change>
            <office:change-info>
              <dc:creator>pauln </dc:creator>
              <dc:date>2011-07-21T22:48:00</dc:date>
            </office:change-info>
          </text:format-change>
        </text:changed-region>
        <text:changed-region text:id="ct206200376">
          <text:insertion>
            <office:change-info>
              <dc:creator>pauln </dc:creator>
              <dc:date>2011-07-21T22:44:00</dc:date>
            </office:change-info>
          </text:insertion>
        </text:changed-region>
        <text:changed-region text:id="ct178447752">
          <text:insertion>
            <office:change-info>
              <dc:creator>pauln </dc:creator>
              <dc:date>2011-07-21T18:04:00</dc:date>
            </office:change-info>
          </text:insertion>
        </text:changed-region>
        <text:changed-region text:id="ct179604440">
          <text:deletion>
            <office:change-info>
              <dc:creator>pauln </dc:creator>
              <dc:date>2011-07-21T18:04:00</dc:date>
            </office:change-info>
            <text:p text:style-name="P1"><text:span text:style-name="T1">A </text:span></text:p>
          </text:deletion>
        </text:changed-region>
        <text:changed-region text:id="ct172359376">
          <text:insertion>
            <office:change-info>
              <dc:creator>pauln </dc:creator>
              <dc:date>2011-07-21T18:04:00</dc:date>
            </office:change-info>
          </text:insertion>
        </text:changed-region>
        <text:changed-region text:id="ct179595216">
          <text:deletion>
            <office:change-info>
              <dc:creator>pauln </dc:creator>
              <dc:date>2011-07-21T18:04:00</dc:date>
            </office:change-info>
            <text:p text:style-name="P2"><text:a xlink:type="simple" xlink:href="mailto:yanovich@psc.edu">yanovich@psc.edu</text:a></text:p>
          </text:deletion>
        </text:changed-region>
        <text:changed-region text:id="ct173953816">
          <text:format-change>
            <office:change-info>
              <dc:creator>pauln </dc:creator>
              <dc:date>2011-07-21T18:04:00</dc:date>
            </office:change-info>
          </text:format-change>
        </text:changed-region>
        <text:changed-region text:id="ct179756880">
          <text:insertion>
            <office:change-info>
              <dc:creator>pauln </dc:creator>
              <dc:date>2011-07-21T18:04:00</dc:date>
            </office:change-info>
          </text:insertion>
        </text:changed-region>
        <text:changed-region text:id="ct172518384">
          <text:format-change>
            <office:change-info>
              <dc:creator>pauln </dc:creator>
              <dc:date>2011-07-21T18:04:00</dc:date>
            </office:change-info>
          </text:format-change>
        </text:changed-region>
        <text:changed-region text:id="ct178457048">
          <text:insertion>
            <office:change-info>
              <dc:creator>pauln </dc:creator>
              <dc:date>2011-07-21T18:04:00</dc:date>
            </office:change-info>
          </text:insertion>
        </text:changed-region>
        <text:changed-region text:id="ct173933456">
          <text:deletion>
            <office:change-info>
              <dc:creator>pauln </dc:creator>
              <dc:date>2011-07-21T18:03:00</dc:date>
            </office:change-info>
            <text:p text:style-name="P3"><text:span text:style-name="T3">which</text:span><text:span text:style-name="T4"> that</text:span><text:span text:style-name="T5"> </text:span></text:p>
          </text:deletion>
        </text:changed-region>
        <text:changed-region text:id="ct174810472">
          <text:insertion>
            <office:change-info>
              <dc:creator>pauln </dc:creator>
              <dc:date>2011-07-21T18:04:00</dc:date>
            </office:change-info>
          </text:insertion>
        </text:changed-region>
        <text:changed-region text:id="ct172507936">
          <text:insertion>
            <office:change-info>
              <dc:creator>pauln </dc:creator>
              <dc:date>2011-06-03T17:43:00</dc:date>
            </office:change-info>
          </text:insertion>
        </text:changed-region>
        <text:changed-region text:id="ct172519472">
          <text:deletion>
            <office:change-info>
              <dc:creator>pauln </dc:creator>
              <dc:date>2011-06-03T17:43:00</dc:date>
            </office:change-info>
            <text:p text:style-name="P4"/>
            <text:p text:style-name="P4"/>
            <text:p text:style-name="P4"/>
          </text:deletion>
        </text:changed-region>
        <text:changed-region text:id="ct197693192">
          <text:deletion>
            <office:change-info>
              <dc:creator>pauln </dc:creator>
              <dc:date>2011-07-21T21:44:00</dc:date>
            </office:change-info>
            <text:p text:style-name="P4">e on the </text:p>
          </text:deletion>
        </text:changed-region>
        <text:changed-region text:id="ct172273152">
          <text:insertion>
            <office:change-info>
              <dc:creator>pauln </dc:creator>
              <dc:date>2011-07-21T21:44:00</dc:date>
            </office:change-info>
          </text:insertion>
        </text:changed-region>
        <text:changed-region text:id="ct193042680">
          <text:deletion>
            <office:change-info>
              <dc:creator>pauln </dc:creator>
              <dc:date>2011-07-21T21:44:00</dc:date>
            </office:change-info>
            <text:p text:style-name="P4">g</text:p>
          </text:deletion>
        </text:changed-region>
        <text:changed-region text:id="ct194550080">
          <text:insertion>
            <office:change-info>
              <dc:creator>pauln </dc:creator>
              <dc:date>2011-07-21T21:44:00</dc:date>
            </office:change-info>
          </text:insertion>
        </text:changed-region>
        <text:changed-region text:id="ct172512440">
          <text:deletion>
            <office:change-info>
              <dc:creator>pauln </dc:creator>
              <dc:date>2011-06-03T17:56:00</dc:date>
            </office:change-info>
            <text:p text:style-name="P3">close</text:p>
          </text:deletion>
        </text:changed-region>
        <text:changed-region text:id="ct172510424">
          <text:insertion>
            <office:change-info>
              <dc:creator>pauln </dc:creator>
              <dc:date>2011-06-03T17:57:00</dc:date>
            </office:change-info>
          </text:insertion>
        </text:changed-region>
        <text:changed-region text:id="ct172522400">
          <text:insertion>
            <office:change-info>
              <dc:creator>pauln </dc:creator>
              <dc:date>2011-06-03T13:26:00</dc:date>
            </office:change-info>
          </text:insertion>
        </text:changed-region>
        <text:changed-region text:id="ct172531392">
          <text:insertion>
            <office:change-info>
              <dc:creator>pauln </dc:creator>
              <dc:date>2011-06-03T13:28:00</dc:date>
            </office:change-info>
          </text:insertion>
        </text:changed-region>
        <text:changed-region text:id="ct172511848">
          <text:insertion>
            <office:change-info>
              <dc:creator>Unknown Author</dc:creator>
              <dc:date>2011-06-06T08:18:00</dc:date>
            </office:change-info>
          </text:insertion>
        </text:changed-region>
        <text:changed-region text:id="ct172512568">
          <text:insertion>
            <office:change-info>
              <dc:creator>Unknown Author</dc:creator>
              <dc:date>2011-06-06T08:24:00</dc:date>
            </office:change-info>
          </text:insertion>
        </text:changed-region>
        <text:changed-region text:id="ct171130160">
          <text:insertion>
            <office:change-info>
              <dc:creator>Unknown Author</dc:creator>
              <dc:date>2011-06-06T08:25:00</dc:date>
            </office:change-info>
          </text:insertion>
        </text:changed-region>
        <text:changed-region text:id="ct172509120">
          <text:insertion>
            <office:change-info>
              <dc:creator>Unknown Author</dc:creator>
              <dc:date>2011-06-06T08:26:00</dc:date>
            </office:change-info>
          </text:insertion>
        </text:changed-region>
        <text:changed-region text:id="ct197887432">
          <text:insertion>
            <office:change-info>
              <dc:creator>pauln </dc:creator>
              <dc:date>2011-07-21T21:48:00</dc:date>
            </office:change-info>
          </text:insertion>
        </text:changed-region>
        <text:changed-region text:id="ct197245864">
          <text:deletion>
            <office:change-info>
              <dc:creator>pauln </dc:creator>
              <dc:date>2011-07-21T21:45:00</dc:date>
            </office:change-info>
            <text:p text:style-name="P5"><text:s/>WAN</text:p>
          </text:deletion>
          <text:insertion>
            <office:change-info office:chg-author="Unknown Author" office:chg-date-time="2011-06-06T08:26:00"/>
          </text:insertion>
        </text:changed-region>
        <text:changed-region text:id="ct184850384">
          <text:deletion>
            <office:change-info>
              <dc:creator>pauln </dc:creator>
              <dc:date>2011-07-21T21:55:00</dc:date>
            </office:change-info>
            <text:p text:style-name="P5"><text:s/>(MC-GPFS, Panache, cite deployments</text:p>
          </text:deletion>
          <text:insertion>
            <office:change-info office:chg-author="Unknown Author" office:chg-date-time="2011-06-06T08:26:00"/>
          </text:insertion>
        </text:changed-region>
        <text:changed-region text:id="ct198721800">
          <text:deletion>
            <office:change-info>
              <dc:creator>pauln </dc:creator>
              <dc:date>2011-07-21T21:55:00</dc:date>
            </office:change-info>
            <text:p text:style-name="P5">..). </text:p>
          </text:deletion>
          <text:insertion>
            <office:change-info office:chg-author="Unknown Author" office:chg-date-time="2011-06-06T08:27:00"/>
          </text:insertion>
        </text:changed-region>
        <text:changed-region text:id="ct172308224">
          <text:insertion>
            <office:change-info>
              <dc:creator>Unknown Author</dc:creator>
              <dc:date>2011-06-06T08:27:00</dc:date>
            </office:change-info>
          </text:insertion>
        </text:changed-region>
        <text:changed-region text:id="ct197921240">
          <text:deletion>
            <office:change-info>
              <dc:creator>pauln </dc:creator>
              <dc:date>2011-07-21T21:55:00</dc:date>
            </office:change-info>
            <text:p text:style-name="P5"><text:s text:c="2"/></text:p>
          </text:deletion>
          <text:insertion>
            <office:change-info office:chg-author="Unknown Author" office:chg-date-time="2011-06-06T08:27:00"/>
          </text:insertion>
        </text:changed-region>
        <text:changed-region text:id="ct198622048">
          <text:insertion>
            <office:change-info>
              <dc:creator>pauln </dc:creator>
              <dc:date>2011-07-21T21:55:00</dc:date>
            </office:change-info>
          </text:insertion>
        </text:changed-region>
        <text:changed-region text:id="ct199354352">
          <text:deletion>
            <office:change-info>
              <dc:creator>pauln </dc:creator>
              <dc:date>2011-07-21T22:02:00</dc:date>
            </office:change-info>
            <text:p text:style-name="P5"><text:span text:style-name="T6">I </text:span></text:p>
          </text:deletion>
        </text:changed-region>
        <text:changed-region text:id="ct198789224">
          <text:insertion>
            <office:change-info>
              <dc:creator>pauln </dc:creator>
              <dc:date>2011-07-21T22:02:00</dc:date>
            </office:change-info>
          </text:insertion>
        </text:changed-region>
        <text:changed-region text:id="ct199417416">
          <text:insertion>
            <office:change-info>
              <dc:creator>pauln </dc:creator>
              <dc:date>2011-07-21T22:03:00</dc:date>
            </office:change-info>
          </text:insertion>
        </text:changed-region>
        <text:changed-region text:id="ct199469176">
          <text:deletion>
            <office:change-info>
              <dc:creator>pauln </dc:creator>
              <dc:date>2011-07-21T22:03:00</dc:date>
            </office:change-info>
            <text:p text:style-name="P5"><text:span text:style-name="T6"/></text:p>
            <text:p text:style-name="P5"><text:span text:style-name="T6"/></text:p>
            <text:p text:style-name="P5"><text:span text:style-name="T6"/></text:p>
          </text:deletion>
        </text:changed-region>
        <text:changed-region text:id="ct198542288">
          <text:deletion>
            <office:change-info>
              <dc:creator>pauln </dc:creator>
              <dc:date>2011-07-21T22:06:00</dc:date>
            </office:change-info>
            <text:p text:style-name="P5">The main d</text:p>
          </text:deletion>
          <text:insertion>
            <office:change-info office:chg-author="Unknown Author" office:chg-date-time="2011-06-06T08:27:00"/>
          </text:insertion>
        </text:changed-region>
        <text:changed-region text:id="ct190057192">
          <text:insertion>
            <office:change-info>
              <dc:creator>pauln </dc:creator>
              <dc:date>2011-07-21T22:06:00</dc:date>
            </office:change-info>
          </text:insertion>
        </text:changed-region>
        <text:changed-region text:id="ct199305360">
          <text:format-change>
            <office:change-info>
              <dc:creator>pauln </dc:creator>
              <dc:date>2011-07-21T22:06:00</dc:date>
            </office:change-info>
          </text:format-change>
        </text:changed-region>
        <text:changed-region text:id="ct199491720">
          <text:insertion>
            <office:change-info>
              <dc:creator>pauln </dc:creator>
              <dc:date>2011-07-21T22:07:00</dc:date>
            </office:change-info>
          </text:insertion>
        </text:changed-region>
        <text:changed-region text:id="ct199291456">
          <text:deletion>
            <office:change-info>
              <dc:creator>pauln </dc:creator>
              <dc:date>2011-07-21T22:07:00</dc:date>
            </office:change-info>
            <text:p text:style-name="P5">N</text:p>
          </text:deletion>
        </text:changed-region>
        <text:changed-region text:id="ct198899680">
          <text:insertion>
            <office:change-info>
              <dc:creator>pauln </dc:creator>
              <dc:date>2011-07-21T22:07:00</dc:date>
            </office:change-info>
          </text:insertion>
        </text:changed-region>
        <text:changed-region text:id="ct180053160">
          <text:insertion>
            <office:change-info>
              <dc:creator>Unknown Author</dc:creator>
              <dc:date>2011-06-06T08:27:00</dc:date>
            </office:change-info>
          </text:insertion>
        </text:changed-region>
        <text:changed-region text:id="ct171130752">
          <text:insertion>
            <office:change-info>
              <dc:creator>Unknown Author</dc:creator>
              <dc:date>2011-06-06T08:28:00</dc:date>
            </office:change-info>
          </text:insertion>
        </text:changed-region>
        <text:changed-region text:id="ct200205248">
          <text:insertion>
            <office:change-info>
              <dc:creator>pauln </dc:creator>
              <dc:date>2011-07-21T22:06:00</dc:date>
            </office:change-info>
          </text:insertion>
        </text:changed-region>
        <text:changed-region text:id="ct199545992">
          <text:deletion>
            <office:change-info>
              <dc:creator>pauln </dc:creator>
              <dc:date>2011-07-21T22:07:00</dc:date>
            </office:change-info>
            <text:p text:style-name="P5">, f</text:p>
          </text:deletion>
          <text:insertion>
            <office:change-info office:chg-author="Unknown Author" office:chg-date-time="2011-06-06T08:28:00"/>
          </text:insertion>
        </text:changed-region>
        <text:changed-region text:id="ct199132712">
          <text:insertion>
            <office:change-info>
              <dc:creator>pauln </dc:creator>
              <dc:date>2011-07-21T22:07:00</dc:date>
            </office:change-info>
          </text:insertion>
        </text:changed-region>
        <text:changed-region text:id="ct199495232">
          <text:insertion>
            <office:change-info>
              <dc:creator>Unknown Author</dc:creator>
              <dc:date>2011-06-06T08:28:00</dc:date>
            </office:change-info>
          </text:insertion>
        </text:changed-region>
        <text:changed-region text:id="ct172308384">
          <text:insertion>
            <office:change-info>
              <dc:creator>Unknown Author</dc:creator>
              <dc:date>2011-06-06T08:29:00</dc:date>
            </office:change-info>
          </text:insertion>
        </text:changed-region>
        <text:changed-region text:id="ct172309288">
          <text:insertion>
            <office:change-info>
              <dc:creator>Unknown Author</dc:creator>
              <dc:date>2011-06-06T08:30:00</dc:date>
            </office:change-info>
          </text:insertion>
        </text:changed-region>
        <text:changed-region text:id="ct198138224">
          <text:deletion>
            <office:change-info>
              <dc:creator>pauln </dc:creator>
              <dc:date>2011-07-21T21:45:00</dc:date>
            </office:change-info>
            <text:p text:style-name="P5">.</text:p>
          </text:deletion>
          <text:insertion>
            <office:change-info office:chg-author="Unknown Author" office:chg-date-time="2011-06-06T08:30:00"/>
          </text:insertion>
        </text:changed-region>
        <text:changed-region text:id="ct198038264">
          <text:insertion>
            <office:change-info>
              <dc:creator>pauln </dc:creator>
              <dc:date>2011-07-21T21:57:00</dc:date>
            </office:change-info>
          </text:insertion>
        </text:changed-region>
        <text:changed-region text:id="ct198266432">
          <text:insertion>
            <office:change-info>
              <dc:creator>pauln </dc:creator>
              <dc:date>2011-07-21T21:54:00</dc:date>
            </office:change-info>
          </text:insertion>
        </text:changed-region>
        <text:changed-region text:id="ct197916560">
          <text:insertion>
            <office:change-info>
              <dc:creator>pauln </dc:creator>
              <dc:date>2011-07-21T21:55:00</dc:date>
            </office:change-info>
          </text:insertion>
        </text:changed-region>
        <text:changed-region text:id="ct172509264">
          <text:insertion>
            <office:change-info>
              <dc:creator>Unknown Author</dc:creator>
              <dc:date>2011-06-06T08:35:00</dc:date>
            </office:change-info>
          </text:insertion>
        </text:changed-region>
        <text:changed-region text:id="ct198122352">
          <text:insertion>
            <office:change-info>
              <dc:creator>pauln </dc:creator>
              <dc:date>2011-07-21T21:49:00</dc:date>
            </office:change-info>
          </text:insertion>
        </text:changed-region>
        <text:changed-region text:id="ct193996424">
          <text:insertion>
            <office:change-info>
              <dc:creator>Unknown Author</dc:creator>
              <dc:date>2011-06-06T08:35:00</dc:date>
            </office:change-info>
          </text:insertion>
        </text:changed-region>
        <text:changed-region text:id="ct172529632">
          <text:insertion>
            <office:change-info>
              <dc:creator>Unknown Author</dc:creator>
              <dc:date>2011-06-06T08:36:00</dc:date>
            </office:change-info>
          </text:insertion>
        </text:changed-region>
        <text:changed-region text:id="ct172523224">
          <text:deletion>
            <office:change-info>
              <dc:creator>pauln </dc:creator>
              <dc:date>2011-07-21T21:46:00</dc:date>
            </office:change-info>
            <text:p text:style-name="P5"><text:s text:c="2"/></text:p>
          </text:deletion>
          <text:insertion>
            <office:change-info office:chg-author="Unknown Author" office:chg-date-time="2011-06-06T08:37:00"/>
          </text:insertion>
        </text:changed-region>
        <text:changed-region text:id="ct198074272">
          <text:insertion>
            <office:change-info>
              <dc:creator>pauln </dc:creator>
              <dc:date>2011-07-21T21:46:00</dc:date>
            </office:change-info>
          </text:insertion>
        </text:changed-region>
        <text:changed-region text:id="ct193972320">
          <text:insertion>
            <office:change-info>
              <dc:creator>pauln </dc:creator>
              <dc:date>2011-07-21T21:47:00</dc:date>
            </office:change-info>
          </text:insertion>
        </text:changed-region>
        <text:changed-region text:id="ct197900064">
          <text:insertion>
            <office:change-info>
              <dc:creator>pauln </dc:creator>
              <dc:date>2011-07-21T21:49:00</dc:date>
            </office:change-info>
          </text:insertion>
        </text:changed-region>
        <text:changed-region text:id="ct172522952">
          <text:insertion>
            <office:change-info>
              <dc:creator>Unknown Author</dc:creator>
              <dc:date>2011-06-06T08:38:00</dc:date>
            </office:change-info>
          </text:insertion>
        </text:changed-region>
        <text:changed-region text:id="ct172509840">
          <text:insertion>
            <office:change-info>
              <dc:creator>Unknown Author</dc:creator>
              <dc:date>2011-06-06T08:39:00</dc:date>
            </office:change-info>
          </text:insertion>
        </text:changed-region>
        <text:changed-region text:id="ct172509936">
          <text:insertion>
            <office:change-info>
              <dc:creator>Unknown Author</dc:creator>
              <dc:date>2011-06-06T08:41:00</dc:date>
            </office:change-info>
          </text:insertion>
        </text:changed-region>
        <text:changed-region text:id="ct172310448">
          <text:insertion>
            <office:change-info>
              <dc:creator>Unknown Author</dc:creator>
              <dc:date>2011-06-06T08:42:00</dc:date>
            </office:change-info>
          </text:insertion>
        </text:changed-region>
        <text:changed-region text:id="ct198743096">
          <text:insertion>
            <office:change-info>
              <dc:creator>pauln </dc:creator>
              <dc:date>2011-07-21T21:49:00</dc:date>
            </office:change-info>
          </text:insertion>
        </text:changed-region>
        <text:changed-region text:id="ct198508568">
          <text:insertion>
            <office:change-info>
              <dc:creator>Unknown Author</dc:creator>
              <dc:date>2011-06-06T08:42:00</dc:date>
            </office:change-info>
          </text:insertion>
        </text:changed-region>
        <text:changed-region text:id="ct184849608">
          <text:deletion>
            <office:change-info>
              <dc:creator>pauln </dc:creator>
              <dc:date>2011-07-21T21:49:00</dc:date>
            </office:change-info>
            <text:p text:style-name="P5">GLUSTER </text:p>
          </text:deletion>
          <text:insertion>
            <office:change-info office:chg-author="Unknown Author" office:chg-date-time="2011-06-06T08:42:00"/>
          </text:insertion>
        </text:changed-region>
        <text:changed-region text:id="ct172310248">
          <text:deletion>
            <office:change-info>
              <dc:creator>pauln </dc:creator>
              <dc:date>2011-07-21T21:49:00</dc:date>
            </office:change-info>
            <text:p text:style-name="P5">–</text:p>
          </text:deletion>
          <text:insertion>
            <office:change-info office:chg-author="Unknown Author" office:chg-date-time="2011-06-06T08:45:00"/>
          </text:insertion>
        </text:changed-region>
        <text:changed-region text:id="ct172310048">
          <text:deletion>
            <office:change-info>
              <dc:creator>pauln </dc:creator>
              <dc:date>2011-07-21T21:49:00</dc:date>
            </office:change-info>
            <text:p text:style-name="P5"><text:s/>“no single point of failure”.. need to figure out how they manage their namespace given that they supposedly have no metadata server. <text:s/></text:p>
          </text:deletion>
          <text:insertion>
            <office:change-info office:chg-author="Unknown Author" office:chg-date-time="2011-06-06T08:42:00"/>
          </text:insertion>
        </text:changed-region>
        <text:changed-region text:id="ct198708856">
          <text:insertion>
            <office:change-info>
              <dc:creator>pauln </dc:creator>
              <dc:date>2011-07-21T21:49:00</dc:date>
            </office:change-info>
          </text:insertion>
        </text:changed-region>
        <text:changed-region text:id="ct198525024">
          <text:insertion>
            <office:change-info>
              <dc:creator>pauln </dc:creator>
              <dc:date>2011-07-21T21:50:00</dc:date>
            </office:change-info>
          </text:insertion>
        </text:changed-region>
        <text:changed-region text:id="ct198902640">
          <text:deletion>
            <office:change-info>
              <dc:creator>pauln </dc:creator>
              <dc:date>2011-07-21T21:58:00</dc:date>
            </office:change-info>
            <text:p text:style-name="P5"/>
            <text:p text:style-name="P5"/>
          </text:deletion>
          <text:insertion>
            <office:change-info office:chg-author="Unknown Author" office:chg-date-time="2011-06-09T20:29:00"/>
          </text:insertion>
        </text:changed-region>
        <text:changed-region text:id="ct198918608">
          <text:insertion>
            <office:change-info>
              <dc:creator>pauln </dc:creator>
              <dc:date>2011-07-21T22:07:00</dc:date>
            </office:change-info>
          </text:insertion>
        </text:changed-region>
        <text:changed-region text:id="ct199674936">
          <text:insertion>
            <office:change-info>
              <dc:creator>pauln </dc:creator>
              <dc:date>2011-07-21T22:08:00</dc:date>
            </office:change-info>
          </text:insertion>
        </text:changed-region>
        <text:changed-region text:id="ct172309848">
          <text:insertion>
            <office:change-info>
              <dc:creator>Unknown Author</dc:creator>
              <dc:date>2011-06-09T20:29:00</dc:date>
            </office:change-info>
          </text:insertion>
        </text:changed-region>
        <text:changed-region text:id="ct172521080">
          <text:insertion>
            <office:change-info>
              <dc:creator>Unknown Author</dc:creator>
              <dc:date>2011-06-09T20:40:00</dc:date>
            </office:change-info>
          </text:insertion>
        </text:changed-region>
        <text:changed-region text:id="ct172532248">
          <text:insertion>
            <office:change-info>
              <dc:creator>Unknown Author</dc:creator>
              <dc:date>2011-06-09T20:41:00</dc:date>
            </office:change-info>
          </text:insertion>
        </text:changed-region>
        <text:changed-region text:id="ct172532472">
          <text:insertion>
            <office:change-info>
              <dc:creator>Unknown Author</dc:creator>
              <dc:date>2011-06-09T20:42:00</dc:date>
            </office:change-info>
          </text:insertion>
        </text:changed-region>
        <text:changed-region text:id="ct172309448">
          <text:insertion>
            <office:change-info>
              <dc:creator>Unknown Author</dc:creator>
              <dc:date>2011-06-09T20:43:00</dc:date>
            </office:change-info>
          </text:insertion>
        </text:changed-region>
        <text:changed-region text:id="ct172311688">
          <text:insertion>
            <office:change-info>
              <dc:creator>Unknown Author</dc:creator>
              <dc:date>2011-06-09T20:44:00</dc:date>
            </office:change-info>
          </text:insertion>
        </text:changed-region>
        <text:changed-region text:id="ct172309648">
          <text:insertion>
            <office:change-info>
              <dc:creator>Unknown Author</dc:creator>
              <dc:date>2011-06-10T00:13:00</dc:date>
            </office:change-info>
          </text:insertion>
        </text:changed-region>
        <text:changed-region text:id="ct172312896">
          <text:insertion>
            <office:change-info>
              <dc:creator>Unknown Author</dc:creator>
              <dc:date>2011-06-10T00:14:00</dc:date>
            </office:change-info>
          </text:insertion>
        </text:changed-region>
        <text:changed-region text:id="ct172312696">
          <text:insertion>
            <office:change-info>
              <dc:creator>Unknown Author</dc:creator>
              <dc:date>2011-06-12T18:41:00</dc:date>
            </office:change-info>
          </text:insertion>
        </text:changed-region>
        <text:changed-region text:id="ct172535040">
          <text:insertion>
            <office:change-info>
              <dc:creator>Unknown Author</dc:creator>
              <dc:date>2011-06-12T18:42:00</dc:date>
            </office:change-info>
          </text:insertion>
        </text:changed-region>
        <text:changed-region text:id="ct172536552">
          <text:insertion>
            <office:change-info>
              <dc:creator>Unknown Author</dc:creator>
              <dc:date>2011-06-12T19:27:00</dc:date>
            </office:change-info>
          </text:insertion>
        </text:changed-region>
        <text:changed-region text:id="ct172314560">
          <text:insertion>
            <office:change-info>
              <dc:creator>Unknown Author</dc:creator>
              <dc:date>2011-06-12T19:28:00</dc:date>
            </office:change-info>
          </text:insertion>
        </text:changed-region>
        <text:changed-region text:id="ct172539208">
          <text:insertion>
            <office:change-info>
              <dc:creator>pauln </dc:creator>
              <dc:date>2011-06-03T13:29:00</dc:date>
            </office:change-info>
          </text:insertion>
        </text:changed-region>
        <text:changed-region text:id="ct172508176">
          <text:deletion>
            <office:change-info>
              <dc:creator>pauln </dc:creator>
              <dc:date>2011-06-03T13:29:00</dc:date>
            </office:change-info>
            <text:p text:style-name="Standard">Block Ma</text:p>
          </text:deletion>
        </text:changed-region>
        <text:changed-region text:id="ct172546392">
          <text:insertion>
            <office:change-info>
              <dc:creator>pauln </dc:creator>
              <dc:date>2011-06-03T13:29:00</dc:date>
            </office:change-info>
          </text:insertion>
        </text:changed-region>
        <text:changed-region text:id="ct172309056">
          <text:insertion>
            <office:change-info>
              <dc:creator>pauln </dc:creator>
              <dc:date>2011-06-03T13:30:00</dc:date>
            </office:change-info>
          </text:insertion>
        </text:changed-region>
        <text:changed-region text:id="ct172550376">
          <text:deletion>
            <office:change-info>
              <dc:creator>pauln </dc:creator>
              <dc:date>2011-06-03T13:30:00</dc:date>
            </office:change-info>
            <text:p text:style-name="P6">Sun's</text:p>
          </text:deletion>
        </text:changed-region>
        <text:changed-region text:id="ct172521592">
          <text:deletion>
            <office:change-info>
              <dc:creator>pauln </dc:creator>
              <dc:date>2011-06-03T13:34:00</dc:date>
            </office:change-info>
            <text:p text:style-name="P6"><text:s/></text:p>
          </text:deletion>
        </text:changed-region>
        <text:changed-region text:id="ct172551752">
          <text:insertion>
            <office:change-info>
              <dc:creator>pauln </dc:creator>
              <dc:date>2011-06-03T13:31:00</dc:date>
            </office:change-info>
          </text:insertion>
        </text:changed-region>
        <text:changed-region text:id="ct172313272">
          <text:deletion>
            <office:change-info>
              <dc:creator>pauln </dc:creator>
              <dc:date>2011-06-03T13:30:00</dc:date>
            </office:change-info>
            <text:p text:style-name="P6"><text:s/></text:p>
          </text:deletion>
        </text:changed-region>
        <text:changed-region text:id="ct172549752">
          <text:deletion>
            <office:change-info>
              <dc:creator>pauln </dc:creator>
              <dc:date>2011-06-03T13:35:00</dc:date>
            </office:change-info>
            <text:p text:style-name="P6"><text:s text:c="2"/></text:p>
          </text:deletion>
        </text:changed-region>
        <text:changed-region text:id="ct172550112">
          <text:deletion>
            <office:change-info>
              <dc:creator>pauln </dc:creator>
              <dc:date>2011-06-03T13:31:00</dc:date>
            </office:change-info>
            <text:p text:style-name="P6">Access</text:p>
          </text:deletion>
        </text:changed-region>
        <text:changed-region text:id="ct172528648">
          <text:deletion>
            <office:change-info>
              <dc:creator>pauln </dc:creator>
              <dc:date>2011-06-03T13:35:00</dc:date>
            </office:change-info>
            <text:p text:style-name="P6"><text:s/></text:p>
          </text:deletion>
        </text:changed-region>
        <text:changed-region text:id="ct172536768">
          <text:deletion>
            <office:change-info>
              <dc:creator>pauln </dc:creator>
              <dc:date>2011-06-03T13:32:00</dc:date>
            </office:change-info>
            <text:p text:style-name="P6">to the </text:p>
          </text:deletion>
        </text:changed-region>
        <text:changed-region text:id="ct172547776">
          <text:deletion>
            <office:change-info>
              <dc:creator>pauln </dc:creator>
              <dc:date>2011-06-03T13:35:00</dc:date>
            </office:change-info>
            <text:p text:style-name="P6">ZFS </text:p>
          </text:deletion>
        </text:changed-region>
        <text:changed-region text:id="ct172528424">
          <text:deletion>
            <office:change-info>
              <dc:creator>pauln </dc:creator>
              <dc:date>2011-06-03T13:33:00</dc:date>
            </office:change-info>
            <text:p text:style-name="P6">pools are accordingly done through user space as well.</text:p>
          </text:deletion>
        </text:changed-region>
        <text:changed-region text:id="ct172549024">
          <text:deletion>
            <office:change-info>
              <dc:creator>pauln </dc:creator>
              <dc:date>2011-06-03T13:35:00</dc:date>
            </office:change-info>
            <text:p text:style-name="P6"><text:s text:c="2"/></text:p>
          </text:deletion>
        </text:changed-region>
        <text:changed-region text:id="ct172552272">
          <text:insertion>
            <office:change-info>
              <dc:creator>pauln </dc:creator>
              <dc:date>2011-06-03T13:35:00</dc:date>
            </office:change-info>
          </text:insertion>
        </text:changed-region>
        <text:changed-region text:id="ct172549848">
          <text:deletion>
            <office:change-info>
              <dc:creator>pauln </dc:creator>
              <dc:date>2011-06-03T13:33:00</dc:date>
            </office:change-info>
            <text:p text:style-name="P6">lash</text:p>
          </text:deletion>
        </text:changed-region>
        <text:changed-region text:id="ct172551464">
          <text:insertion>
            <office:change-info>
              <dc:creator>pauln </dc:creator>
              <dc:date>2011-06-03T13:33:00</dc:date>
            </office:change-info>
          </text:insertion>
        </text:changed-region>
        <text:changed-region text:id="ct172326200">
          <text:deletion>
            <office:change-info>
              <dc:creator>pauln </dc:creator>
              <dc:date>2011-06-03T13:33:00</dc:date>
            </office:change-info>
            <text:p text:style-name="P6">Slash2 metadata server</text:p>
          </text:deletion>
        </text:changed-region>
        <text:changed-region text:id="ct172317120">
          <text:insertion>
            <office:change-info>
              <dc:creator>pauln </dc:creator>
              <dc:date>2011-06-03T13:33:00</dc:date>
            </office:change-info>
          </text:insertion>
        </text:changed-region>
        <text:changed-region text:id="ct172316184">
          <text:deletion>
            <office:change-info>
              <dc:creator>pauln </dc:creator>
              <dc:date>2011-06-03T13:36:00</dc:date>
            </office:change-info>
            <text:p text:style-name="P6"><text:s/>and </text:p>
          </text:deletion>
        </text:changed-region>
        <text:changed-region text:id="ct172327792">
          <text:insertion>
            <office:change-info>
              <dc:creator>pauln </dc:creator>
              <dc:date>2011-06-03T13:36:00</dc:date>
            </office:change-info>
          </text:insertion>
        </text:changed-region>
        <text:changed-region text:id="ct172313696">
          <text:deletion>
            <office:change-info>
              <dc:creator>pauln </dc:creator>
              <dc:date>2011-06-03T13:36:00</dc:date>
            </office:change-info>
            <text:p text:style-name="P6">. </text:p>
          </text:deletion>
        </text:changed-region>
        <text:changed-region text:id="ct172550472">
          <text:insertion>
            <office:change-info>
              <dc:creator>pauln </dc:creator>
              <dc:date>2011-06-03T13:36:00</dc:date>
            </office:change-info>
          </text:insertion>
        </text:changed-region>
        <text:changed-region text:id="ct172329680">
          <text:insertion>
            <office:change-info>
              <dc:creator>pauln </dc:creator>
              <dc:date>2011-06-03T13:37:00</dc:date>
            </office:change-info>
          </text:insertion>
        </text:changed-region>
        <text:changed-region text:id="ct175065408">
          <text:deletion>
            <office:change-info>
              <dc:creator>pauln </dc:creator>
              <dc:date>2011-07-21T19:51:00</dc:date>
            </office:change-info>
            <text:p text:style-name="P6">Since </text:p>
          </text:deletion>
        </text:changed-region>
        <text:changed-region text:id="ct179531560">
          <text:insertion>
            <office:change-info>
              <dc:creator>pauln </dc:creator>
              <dc:date>2011-07-21T19:51:00</dc:date>
            </office:change-info>
          </text:insertion>
        </text:changed-region>
        <text:changed-region text:id="ct182617432">
          <text:deletion>
            <office:change-info>
              <dc:creator>pauln </dc:creator>
              <dc:date>2011-07-21T19:50:00</dc:date>
            </office:change-info>
            <text:p text:style-name="P6">For instance, o</text:p>
          </text:deletion>
        </text:changed-region>
        <text:changed-region text:id="ct179591104">
          <text:insertion>
            <office:change-info>
              <dc:creator>pauln </dc:creator>
              <dc:date>2011-07-21T19:50:00</dc:date>
            </office:change-info>
          </text:insertion>
        </text:changed-region>
        <text:changed-region text:id="ct179539952">
          <text:deletion>
            <office:change-info>
              <dc:creator>pauln </dc:creator>
              <dc:date>2011-07-21T19:53:00</dc:date>
            </office:change-info>
            <text:p text:style-name="P6">s and directories</text:p>
          </text:deletion>
        </text:changed-region>
        <text:changed-region text:id="ct182553424">
          <text:insertion>
            <office:change-info>
              <dc:creator>pauln </dc:creator>
              <dc:date>2011-07-21T19:53:00</dc:date>
            </office:change-info>
          </text:insertion>
        </text:changed-region>
        <text:changed-region text:id="ct172313104">
          <text:deletion>
            <office:change-info>
              <dc:creator>pauln </dc:creator>
              <dc:date>2011-06-03T13:38:00</dc:date>
            </office:change-info>
            <text:p text:style-name="P6">for several reasons </text:p>
          </text:deletion>
        </text:changed-region>
        <text:changed-region text:id="ct172329408">
          <text:deletion>
            <office:change-info>
              <dc:creator>pauln </dc:creator>
              <dc:date>2011-06-03T13:38:00</dc:date>
            </office:change-info>
            <text:p text:style-name="P6">. <text:s/>S</text:p>
          </text:deletion>
        </text:changed-region>
        <text:changed-region text:id="ct172330336">
          <text:insertion>
            <office:change-info>
              <dc:creator>pauln </dc:creator>
              <dc:date>2011-06-03T13:38:00</dc:date>
            </office:change-info>
          </text:insertion>
        </text:changed-region>
        <text:changed-region text:id="ct172330592">
          <text:deletion>
            <office:change-info>
              <dc:creator>pauln </dc:creator>
              <dc:date>2011-06-03T13:37:00</dc:date>
            </office:change-info>
            <text:p text:style-name="P6">and are most likely</text:p>
          </text:deletion>
        </text:changed-region>
        <text:changed-region text:id="ct172329880">
          <text:insertion>
            <office:change-info>
              <dc:creator>pauln </dc:creator>
              <dc:date>2011-06-03T13:37:00</dc:date>
            </office:change-info>
          </text:insertion>
        </text:changed-region>
        <text:changed-region text:id="ct183039912">
          <text:deletion>
            <office:change-info>
              <dc:creator>pauln </dc:creator>
              <dc:date>2011-07-21T19:52:00</dc:date>
            </office:change-info>
            <text:p text:style-name="P6">t</text:p>
          </text:deletion>
        </text:changed-region>
        <text:changed-region text:id="ct169062208">
          <text:insertion>
            <office:change-info>
              <dc:creator>pauln </dc:creator>
              <dc:date>2011-07-21T19:52:00</dc:date>
            </office:change-info>
          </text:insertion>
        </text:changed-region>
        <text:changed-region text:id="ct172315288">
          <text:deletion>
            <office:change-info>
              <dc:creator>pauln </dc:creator>
              <dc:date>2011-06-03T17:43:00</dc:date>
            </office:change-info>
            <text:p text:style-name="P6"/>
            <text:p text:style-name="P6"/>
            <text:p text:style-name="P7">Is readdir+ same as NFS readdirplus RPC?</text:p>
            <text:p text:style-name="P6"/>
          </text:deletion>
        </text:changed-region>
        <text:changed-region text:id="ct172315456">
          <text:deletion>
            <office:change-info>
              <dc:creator>pauln </dc:creator>
              <dc:date>2011-06-03T13:39:00</dc:date>
            </office:change-info>
            <text:p text:style-name="P6">. </text:p>
          </text:deletion>
        </text:changed-region>
        <text:changed-region text:id="ct172313472">
          <text:insertion>
            <office:change-info>
              <dc:creator>pauln </dc:creator>
              <dc:date>2011-06-03T13:39:00</dc:date>
            </office:change-info>
          </text:insertion>
        </text:changed-region>
        <text:changed-region text:id="ct172326432">
          <text:deletion>
            <office:change-info>
              <dc:creator>pauln </dc:creator>
              <dc:date>2011-06-03T13:40:00</dc:date>
            </office:change-info>
            <text:p text:style-name="P6"><text:s/></text:p>
          </text:deletion>
        </text:changed-region>
        <text:changed-region text:id="ct171276872">
          <text:insertion>
            <office:change-info>
              <dc:creator>pauln </dc:creator>
              <dc:date>2011-06-03T13:40:00</dc:date>
            </office:change-info>
          </text:insertion>
        </text:changed-region>
        <text:changed-region text:id="ct172327040">
          <text:insertion>
            <office:change-info>
              <dc:creator>pauln </dc:creator>
              <dc:date>2011-06-03T13:42:00</dc:date>
            </office:change-info>
          </text:insertion>
        </text:changed-region>
        <text:changed-region text:id="ct173257648">
          <text:format-change>
            <office:change-info>
              <dc:creator>pauln </dc:creator>
              <dc:date>2011-07-21T19:54:00</dc:date>
            </office:change-info>
          </text:format-change>
        </text:changed-region>
        <text:changed-region text:id="ct172538944">
          <text:deletion>
            <office:change-info>
              <dc:creator>pauln </dc:creator>
              <dc:date>2011-06-03T13:42:00</dc:date>
            </office:change-info>
            <text:p text:style-name="P6"><text:s/></text:p>
          </text:deletion>
        </text:changed-region>
        <text:changed-region text:id="ct172332280">
          <text:deletion>
            <office:change-info>
              <dc:creator>pauln </dc:creator>
              <dc:date>2011-06-03T13:44:00</dc:date>
            </office:change-info>
            <text:p text:style-name="P6">st_nbl</text:p>
          </text:deletion>
        </text:changed-region>
        <text:changed-region text:id="ct172551560">
          <text:insertion>
            <office:change-info>
              <dc:creator>pauln </dc:creator>
              <dc:date>2011-06-03T13:54:00</dc:date>
            </office:change-info>
          </text:insertion>
        </text:changed-region>
        <text:changed-region text:id="ct172547872">
          <text:insertion>
            <office:change-info>
              <dc:creator>pauln </dc:creator>
              <dc:date>2011-06-03T13:45:00</dc:date>
            </office:change-info>
          </text:insertion>
        </text:changed-region>
        <text:changed-region text:id="ct172331592">
          <text:insertion>
            <office:change-info>
              <dc:creator>pauln </dc:creator>
              <dc:date>2011-06-03T13:46:00</dc:date>
            </office:change-info>
          </text:insertion>
        </text:changed-region>
        <text:changed-region text:id="ct172556368">
          <text:insertion>
            <office:change-info>
              <dc:creator>pauln </dc:creator>
              <dc:date>2011-06-03T13:47:00</dc:date>
            </office:change-info>
          </text:insertion>
        </text:changed-region>
        <text:changed-region text:id="ct172335344">
          <text:insertion>
            <office:change-info>
              <dc:creator>pauln </dc:creator>
              <dc:date>2011-06-03T13:48:00</dc:date>
            </office:change-info>
          </text:insertion>
        </text:changed-region>
        <text:changed-region text:id="ct172335568">
          <text:insertion>
            <office:change-info>
              <dc:creator>pauln </dc:creator>
              <dc:date>2011-06-03T13:49:00</dc:date>
            </office:change-info>
          </text:insertion>
        </text:changed-region>
        <text:changed-region text:id="ct183030008">
          <text:format-change>
            <office:change-info>
              <dc:creator>pauln </dc:creator>
              <dc:date>2011-07-21T19:55:00</dc:date>
            </office:change-info>
          </text:format-change>
        </text:changed-region>
        <text:changed-region text:id="ct172335088">
          <text:insertion>
            <office:change-info>
              <dc:creator>pauln </dc:creator>
              <dc:date>2011-06-03T13:57:00</dc:date>
            </office:change-info>
          </text:insertion>
        </text:changed-region>
        <text:changed-region text:id="ct172334784">
          <text:insertion>
            <office:change-info>
              <dc:creator>pauln </dc:creator>
              <dc:date>2011-06-03T13:58:00</dc:date>
            </office:change-info>
          </text:insertion>
        </text:changed-region>
        <text:changed-region text:id="ct182641624">
          <text:format-change>
            <office:change-info>
              <dc:creator>pauln </dc:creator>
              <dc:date>2011-07-21T20:01:00</dc:date>
            </office:change-info>
          </text:format-change>
        </text:changed-region>
        <text:changed-region text:id="ct172334272">
          <text:insertion>
            <office:change-info>
              <dc:creator>pauln </dc:creator>
              <dc:date>2011-06-03T14:06:00</dc:date>
            </office:change-info>
          </text:insertion>
        </text:changed-region>
        <text:changed-region text:id="ct171280040">
          <text:insertion>
            <office:change-info>
              <dc:creator>pauln </dc:creator>
              <dc:date>2011-06-03T14:08:00</dc:date>
            </office:change-info>
          </text:insertion>
        </text:changed-region>
        <text:changed-region text:id="ct172334944">
          <text:insertion>
            <office:change-info>
              <dc:creator>pauln </dc:creator>
              <dc:date>2011-06-03T14:01:00</dc:date>
            </office:change-info>
          </text:insertion>
        </text:changed-region>
        <text:changed-region text:id="ct183082568">
          <text:format-change>
            <office:change-info>
              <dc:creator>pauln </dc:creator>
              <dc:date>2011-07-21T19:55:00</dc:date>
            </office:change-info>
          </text:format-change>
        </text:changed-region>
        <text:changed-region text:id="ct172548656">
          <text:insertion>
            <office:change-info>
              <dc:creator>pauln </dc:creator>
              <dc:date>2011-06-03T14:09:00</dc:date>
            </office:change-info>
          </text:insertion>
        </text:changed-region>
        <text:changed-region text:id="ct183098904">
          <text:format-change>
            <office:change-info>
              <dc:creator>pauln </dc:creator>
              <dc:date>2011-07-21T20:02:00</dc:date>
            </office:change-info>
          </text:format-change>
        </text:changed-region>
        <text:changed-region text:id="ct172335720">
          <text:insertion>
            <office:change-info>
              <dc:creator>pauln </dc:creator>
              <dc:date>2011-06-03T14:15:00</dc:date>
            </office:change-info>
          </text:insertion>
        </text:changed-region>
        <text:changed-region text:id="ct172335936">
          <text:format-change>
            <office:change-info>
              <dc:creator>pauln </dc:creator>
              <dc:date>2011-06-03T17:39:00</dc:date>
            </office:change-info>
          </text:format-change>
        </text:changed-region>
        <text:changed-region text:id="ct183082472">
          <text:insertion>
            <office:change-info>
              <dc:creator>pauln </dc:creator>
              <dc:date>2011-07-21T19:51:00</dc:date>
            </office:change-info>
          </text:insertion>
        </text:changed-region>
        <text:changed-region text:id="ct178430288">
          <text:format-change>
            <office:change-info>
              <dc:creator>pauln </dc:creator>
              <dc:date>2011-06-03T17:39:00</dc:date>
            </office:change-info>
          </text:format-change>
        </text:changed-region>
        <text:changed-region text:id="ct183389640">
          <text:insertion>
            <office:change-info>
              <dc:creator>pauln </dc:creator>
              <dc:date>2011-07-21T20:06:00</dc:date>
            </office:change-info>
          </text:insertion>
        </text:changed-region>
        <text:changed-region text:id="ct178319608">
          <text:format-change>
            <office:change-info>
              <dc:creator>pauln </dc:creator>
              <dc:date>2011-06-03T17:39:00</dc:date>
            </office:change-info>
          </text:format-change>
        </text:changed-region>
        <text:changed-region text:id="ct183049608">
          <text:deletion>
            <office:change-info>
              <dc:creator>pauln </dc:creator>
              <dc:date>2011-07-21T20:06:00</dc:date>
            </office:change-info>
            <text:p text:style-name="P6"><text:s/>more</text:p>
          </text:deletion>
        </text:changed-region>
        <text:changed-region text:id="ct182270600">
          <text:format-change>
            <office:change-info>
              <dc:creator>pauln </dc:creator>
              <dc:date>2011-06-03T17:39:00</dc:date>
            </office:change-info>
          </text:format-change>
        </text:changed-region>
        <text:changed-region text:id="ct182558224">
          <text:deletion>
            <office:change-info>
              <dc:creator>pauln </dc:creator>
              <dc:date>2011-07-21T20:06:00</dc:date>
            </office:change-info>
            <text:p text:style-name="P6">like</text:p>
          </text:deletion>
        </text:changed-region>
        <text:changed-region text:id="ct178265704">
          <text:insertion>
            <office:change-info>
              <dc:creator>pauln </dc:creator>
              <dc:date>2011-07-21T20:06:00</dc:date>
            </office:change-info>
          </text:insertion>
        </text:changed-region>
        <text:changed-region text:id="ct173761464">
          <text:format-change>
            <office:change-info>
              <dc:creator>pauln </dc:creator>
              <dc:date>2011-06-03T17:39:00</dc:date>
            </office:change-info>
          </text:format-change>
        </text:changed-region>
        <text:changed-region text:id="ct182952368">
          <text:deletion>
            <office:change-info>
              <dc:creator>pauln </dc:creator>
              <dc:date>2011-07-21T20:17:00</dc:date>
            </office:change-info>
            <text:p text:style-name="P6"><text:s/>and r</text:p>
          </text:deletion>
        </text:changed-region>
        <text:changed-region text:id="ct183075960">
          <text:insertion>
            <office:change-info>
              <dc:creator>pauln </dc:creator>
              <dc:date>2011-07-21T20:17:00</dc:date>
            </office:change-info>
          </text:insertion>
        </text:changed-region>
        <text:changed-region text:id="ct164872440">
          <text:format-change>
            <office:change-info>
              <dc:creator>pauln </dc:creator>
              <dc:date>2011-06-03T17:39:00</dc:date>
            </office:change-info>
          </text:format-change>
        </text:changed-region>
        <text:changed-region text:id="ct170256088">
          <text:insertion>
            <office:change-info>
              <dc:creator>pauln </dc:creator>
              <dc:date>2011-07-21T20:07:00</dc:date>
            </office:change-info>
          </text:insertion>
        </text:changed-region>
        <text:changed-region text:id="ct183659848">
          <text:format-change>
            <office:change-info>
              <dc:creator>pauln </dc:creator>
              <dc:date>2011-06-03T17:39:00</dc:date>
            </office:change-info>
          </text:format-change>
        </text:changed-region>
        <text:changed-region text:id="ct179248424">
          <text:insertion>
            <office:change-info>
              <dc:creator>pauln </dc:creator>
              <dc:date>2011-07-21T20:17:00</dc:date>
            </office:change-info>
          </text:insertion>
        </text:changed-region>
        <text:changed-region text:id="ct181213288">
          <text:format-change>
            <office:change-info>
              <dc:creator>pauln </dc:creator>
              <dc:date>2011-06-03T17:39:00</dc:date>
            </office:change-info>
          </text:format-change>
        </text:changed-region>
        <text:changed-region text:id="ct184462912">
          <text:insertion>
            <office:change-info>
              <dc:creator>pauln </dc:creator>
              <dc:date>2011-07-21T20:32:00</dc:date>
            </office:change-info>
          </text:insertion>
        </text:changed-region>
        <text:changed-region text:id="ct184456360">
          <text:format-change>
            <office:change-info>
              <dc:creator>pauln </dc:creator>
              <dc:date>2011-06-03T17:39:00</dc:date>
            </office:change-info>
          </text:format-change>
        </text:changed-region>
        <text:changed-region text:id="ct182969840">
          <text:deletion>
            <office:change-info>
              <dc:creator>pauln </dc:creator>
              <dc:date>2011-07-21T20:18:00</dc:date>
            </office:change-info>
            <text:p text:style-name="P6">e</text:p>
          </text:deletion>
        </text:changed-region>
        <text:changed-region text:id="ct182277120">
          <text:insertion>
            <office:change-info>
              <dc:creator>pauln </dc:creator>
              <dc:date>2011-07-21T20:52:00</dc:date>
            </office:change-info>
          </text:insertion>
        </text:changed-region>
        <text:changed-region text:id="ct183265848">
          <text:format-change>
            <office:change-info>
              <dc:creator>pauln </dc:creator>
              <dc:date>2011-06-03T17:39:00</dc:date>
            </office:change-info>
          </text:format-change>
        </text:changed-region>
        <text:changed-region text:id="ct178321416">
          <text:deletion>
            <office:change-info>
              <dc:creator>pauln </dc:creator>
              <dc:date>2011-07-21T20:08:00</dc:date>
            </office:change-info>
            <text:p text:style-name="P6">identifiers</text:p>
          </text:deletion>
        </text:changed-region>
        <text:changed-region text:id="ct182197352">
          <text:insertion>
            <office:change-info>
              <dc:creator>pauln </dc:creator>
              <dc:date>2011-07-21T20:08:00</dc:date>
            </office:change-info>
          </text:insertion>
        </text:changed-region>
        <text:changed-region text:id="ct198646376">
          <text:deletion>
            <office:change-info>
              <dc:creator>pauln </dc:creator>
              <dc:date>2011-07-21T22:14:00</dc:date>
            </office:change-info>
            <text:p text:style-name="P6">s broken</text:p>
          </text:deletion>
        </text:changed-region>
        <text:changed-region text:id="ct199832536">
          <text:insertion>
            <office:change-info>
              <dc:creator>pauln </dc:creator>
              <dc:date>2011-07-21T22:14:00</dc:date>
            </office:change-info>
          </text:insertion>
        </text:changed-region>
        <text:changed-region text:id="ct183361144">
          <text:insertion>
            <office:change-info>
              <dc:creator>pauln </dc:creator>
              <dc:date>2011-07-21T20:07:00</dc:date>
            </office:change-info>
          </text:insertion>
        </text:changed-region>
        <text:changed-region text:id="ct200211600">
          <text:format-change>
            <office:change-info>
              <dc:creator>pauln </dc:creator>
              <dc:date>2011-07-21T22:20:00</dc:date>
            </office:change-info>
          </text:format-change>
        </text:changed-region>
        <text:changed-region text:id="ct200308688">
          <text:format-change>
            <office:change-info>
              <dc:creator>pauln </dc:creator>
              <dc:date>2011-07-21T22:20:00</dc:date>
            </office:change-info>
          </text:format-change>
        </text:changed-region>
        <text:changed-region text:id="ct183635496">
          <text:format-change>
            <office:change-info>
              <dc:creator>pauln </dc:creator>
              <dc:date>2011-07-21T20:26:00</dc:date>
            </office:change-info>
          </text:format-change>
        </text:changed-region>
        <text:changed-region text:id="ct183952056">
          <text:insertion>
            <office:change-info>
              <dc:creator>pauln </dc:creator>
              <dc:date>2011-07-21T20:28:00</dc:date>
            </office:change-info>
          </text:insertion>
        </text:changed-region>
        <text:changed-region text:id="ct183740376">
          <text:insertion>
            <office:change-info>
              <dc:creator>pauln </dc:creator>
              <dc:date>2011-07-21T20:07:00</dc:date>
            </office:change-info>
          </text:insertion>
        </text:changed-region>
        <text:changed-region text:id="ct174761784">
          <text:format-change>
            <office:change-info>
              <dc:creator>pauln </dc:creator>
              <dc:date>2011-07-21T21:39:00</dc:date>
            </office:change-info>
          </text:format-change>
        </text:changed-region>
        <text:changed-region text:id="ct183867784">
          <text:insertion>
            <office:change-info>
              <dc:creator>pauln </dc:creator>
              <dc:date>2011-07-21T20:07:00</dc:date>
            </office:change-info>
          </text:insertion>
        </text:changed-region>
        <text:changed-region text:id="ct192878184">
          <text:deletion>
            <office:change-info>
              <dc:creator>pauln </dc:creator>
              <dc:date>2011-07-21T21:39:00</dc:date>
            </office:change-info>
            <text:p text:style-name="P8"><text:span text:style-name="T7"><text:s/></text:span></text:p>
          </text:deletion>
        </text:changed-region>
        <text:changed-region text:id="ct172336800">
          <text:deletion>
            <office:change-info>
              <dc:creator>pauln </dc:creator>
              <dc:date>2011-06-03T14:11:00</dc:date>
            </office:change-info>
            <text:p text:style-name="P8"><text:span text:style-name="T7">three</text:span></text:p>
          </text:deletion>
        </text:changed-region>
        <text:changed-region text:id="ct197169904">
          <text:deletion>
            <office:change-info>
              <dc:creator>pauln </dc:creator>
              <dc:date>2011-07-21T21:39:00</dc:date>
            </office:change-info>
            <text:p text:style-name="P8"><text:span text:style-name="T7"><text:s/>sections: 5</text:span></text:p>
          </text:deletion>
        </text:changed-region>
        <text:changed-region text:id="ct172336152">
          <text:deletion>
            <office:change-info>
              <dc:creator>pauln </dc:creator>
              <dc:date>2011-06-03T14:11:00</dc:date>
            </office:change-info>
            <text:p text:style-name="P8"><text:span text:style-name="T7">0</text:span></text:p>
          </text:deletion>
        </text:changed-region>
        <text:changed-region text:id="ct196892904">
          <text:deletion>
            <office:change-info>
              <dc:creator>pauln </dc:creator>
              <dc:date>2011-07-21T21:39:00</dc:date>
            </office:change-info>
            <text:p text:style-name="P8"><text:span text:style-name="T7">-bit object counter</text:span></text:p>
          </text:deletion>
        </text:changed-region>
        <text:changed-region text:id="ct171279936">
          <text:deletion>
            <office:change-info>
              <dc:creator>pauln </dc:creator>
              <dc:date>2011-06-03T14:11:00</dc:date>
            </office:change-info>
            <text:p text:style-name="P8"><text:span text:style-name="T7">, </text:span></text:p>
          </text:deletion>
        </text:changed-region>
        <text:changed-region text:id="ct192643272">
          <text:deletion>
            <office:change-info>
              <dc:creator>pauln </dc:creator>
              <dc:date>2011-07-21T21:39:00</dc:date>
            </office:change-info>
            <text:p text:style-name="P8"><text:span text:style-name="T7">10-bit site identifier</text:span></text:p>
          </text:deletion>
        </text:changed-region>
        <text:changed-region text:id="ct172338096">
          <text:deletion>
            <office:change-info>
              <dc:creator>pauln </dc:creator>
              <dc:date>2011-06-03T14:11:00</dc:date>
            </office:change-info>
            <text:p text:style-name="P8"><text:span text:style-name="T7">, and 4-bits for specifying additional states required for metadata replication. <text:s/></text:span></text:p>
          </text:deletion>
        </text:changed-region>
        <text:changed-region text:id="ct171276688">
          <text:deletion>
            <office:change-info>
              <dc:creator>pauln </dc:creator>
              <dc:date>2011-07-21T21:39:00</dc:date>
            </office:change-info>
            <text:p text:style-name="P8"><text:span text:style-name="T7">Assigning 5</text:span></text:p>
          </text:deletion>
        </text:changed-region>
        <text:changed-region text:id="ct172338744">
          <text:deletion>
            <office:change-info>
              <dc:creator>pauln </dc:creator>
              <dc:date>2011-06-03T14:14:00</dc:date>
            </office:change-info>
            <text:p text:style-name="P8"><text:span text:style-name="T7">0</text:span></text:p>
          </text:deletion>
        </text:changed-region>
        <text:changed-region text:id="ct192797808">
          <text:deletion>
            <office:change-info>
              <dc:creator>pauln </dc:creator>
              <dc:date>2011-07-21T21:39:00</dc:date>
            </office:change-info>
            <text:p text:style-name="P8"><text:span text:style-name="T7"><text:s/>bits for object identification allows the system to allocate one million files per </text:span></text:p>
          </text:deletion>
        </text:changed-region>
        <text:changed-region text:id="ct172316336">
          <text:deletion>
            <office:change-info>
              <dc:creator>pauln </dc:creator>
              <dc:date>2011-06-03T14:14:00</dc:date>
            </office:change-info>
            <text:p text:style-name="P8"><text:span text:style-name="T7">minute </text:span></text:p>
          </text:deletion>
        </text:changed-region>
        <text:changed-region text:id="ct197005360">
          <text:deletion>
            <office:change-info>
              <dc:creator>pauln </dc:creator>
              <dc:date>2011-07-21T21:39:00</dc:date>
            </office:change-info>
            <text:p text:style-name="P8"><text:span text:style-name="T7">for about </text:span></text:p>
          </text:deletion>
        </text:changed-region>
        <text:changed-region text:id="ct172340816">
          <text:deletion>
            <office:change-info>
              <dc:creator>pauln </dc:creator>
              <dc:date>2011-06-03T14:14:00</dc:date>
            </office:change-info>
            <text:p text:style-name="P8"><text:span text:style-name="T7">2,000</text:span></text:p>
          </text:deletion>
        </text:changed-region>
        <text:changed-region text:id="ct184840896">
          <text:deletion>
            <office:change-info>
              <dc:creator>pauln </dc:creator>
              <dc:date>2011-07-21T21:39:00</dc:date>
            </office:change-info>
            <text:p text:style-name="P8"><text:span text:style-name="T7"><text:s/>years. <text:s/></text:span></text:p>
          </text:deletion>
        </text:changed-region>
        <text:changed-region text:id="ct172337448">
          <text:deletion>
            <office:change-info>
              <dc:creator>pauln </dc:creator>
              <dc:date>2011-06-03T14:14:00</dc:date>
            </office:change-info>
            <text:p text:style-name="P8"><text:span text:style-name="T7">The site-identifier bits have been reserved in anticipation of support for replicated metadata support.</text:span></text:p>
          </text:deletion>
        </text:changed-region>
        <text:changed-region text:id="ct184060848">
          <text:deletion>
            <office:change-info>
              <dc:creator>pauln </dc:creator>
              <dc:date>2011-07-21T21:39:00</dc:date>
            </office:change-info>
            <text:p text:style-name="P8"><text:span text:style-name="T7"/></text:p>
            <text:p text:style-name="P8"><text:span text:style-name="T8"/></text:p>
          </text:deletion>
        </text:changed-region>
        <text:changed-region text:id="ct183970312">
          <text:deletion>
            <office:change-info>
              <dc:creator>pauln </dc:creator>
              <dc:date>2011-07-21T20:32:00</dc:date>
            </office:change-info>
            <text:p text:style-name="P8"><text:span text:style-name="T8">Utilizing a monotonic value alleviates the system from needing to deal with identifier reuse. <text:s/>Identifier reuse is generally not a issue in local file systems. <text:s/>However, to make SLASH2 comfortable in WAN settings, the system must be capable of undertaking certain operations asynchronously. <text:s/>Garbage collection is one of these operations. <text:s/>By </text:span></text:p>
          </text:deletion>
        </text:changed-region>
        <text:changed-region text:id="ct172342456">
          <text:deletion>
            <office:change-info>
              <dc:creator>pauln </dc:creator>
              <dc:date>2011-06-03T14:17:00</dc:date>
            </office:change-info>
            <text:p text:style-name="P8"><text:span text:style-name="T8">eliminating possible </text:span></text:p>
          </text:deletion>
        </text:changed-region>
        <text:changed-region text:id="ct184265048">
          <text:deletion>
            <office:change-info>
              <dc:creator>pauln </dc:creator>
              <dc:date>2011-07-21T20:32:00</dc:date>
            </office:change-info>
            <text:p text:style-name="P8"><text:span text:style-name="T8">identifier reuse the system may clean up stale objects in the background without blocking the client. <text:s/>Furthering this concept, file objects within SLASH2 are also assigned a 64-bit generation number used for differentiating file objects which have been fully truncated. <text:s/>This technique allows fully truncated objects (which use the same object identifier) to also be removed asynchronously.</text:span></text:p>
          </text:deletion>
        </text:changed-region>
        <text:changed-region text:id="ct172343016">
          <text:deletion>
            <office:change-info>
              <dc:creator>pauln </dc:creator>
              <dc:date>2011-06-03T14:17:00</dc:date>
            </office:change-info>
            <text:p text:style-name="P6"><text:s/>on the basis of </text:p>
          </text:deletion>
        </text:changed-region>
        <text:changed-region text:id="ct172332104">
          <text:insertion>
            <office:change-info>
              <dc:creator>pauln </dc:creator>
              <dc:date>2011-06-03T14:17:00</dc:date>
            </office:change-info>
          </text:insertion>
        </text:changed-region>
        <text:changed-region text:id="ct172337880">
          <text:insertion>
            <office:change-info>
              <dc:creator>pauln </dc:creator>
              <dc:date>2011-06-03T14:17:00</dc:date>
            </office:change-info>
          </text:insertion>
        </text:changed-region>
        <text:changed-region text:id="ct172337664">
          <text:insertion>
            <office:change-info>
              <dc:creator>pauln </dc:creator>
              <dc:date>2011-06-03T14:18:00</dc:date>
            </office:change-info>
          </text:insertion>
        </text:changed-region>
        <text:changed-region text:id="ct172341384">
          <text:deletion>
            <office:change-info>
              <dc:creator>pauln </dc:creator>
              <dc:date>2011-06-03T14:18:00</dc:date>
            </office:change-info>
            <text:p text:style-name="P6">bmap</text:p>
          </text:deletion>
        </text:changed-region>
        <text:changed-region text:id="ct172338264">
          <text:deletion>
            <office:change-info>
              <dc:creator>pauln </dc:creator>
              <dc:date>2011-06-03T14:21:00</dc:date>
            </office:change-info>
            <text:p text:style-name="P6"><text:s/></text:p>
          </text:deletion>
        </text:changed-region>
        <text:changed-region text:id="ct172331288">
          <text:deletion>
            <office:change-info>
              <dc:creator>pauln </dc:creator>
              <dc:date>2011-06-03T14:18:00</dc:date>
            </office:change-info>
            <text:p text:style-name="P6">s</text:p>
          </text:deletion>
        </text:changed-region>
        <text:changed-region text:id="ct172340944">
          <text:insertion>
            <office:change-info>
              <dc:creator>pauln </dc:creator>
              <dc:date>2011-06-03T14:21:00</dc:date>
            </office:change-info>
          </text:insertion>
        </text:changed-region>
        <text:changed-region text:id="ct172329176">
          <text:insertion>
            <office:change-info>
              <dc:creator>pauln </dc:creator>
              <dc:date>2011-06-03T14:18:00</dc:date>
            </office:change-info>
          </text:insertion>
        </text:changed-region>
        <text:changed-region text:id="ct172312448">
          <text:insertion>
            <office:change-info>
              <dc:creator>pauln </dc:creator>
              <dc:date>2011-06-03T14:19:00</dc:date>
            </office:change-info>
          </text:insertion>
        </text:changed-region>
        <text:changed-region text:id="ct172312544">
          <text:deletion>
            <office:change-info>
              <dc:creator>pauln </dc:creator>
              <dc:date>2011-06-03T14:21:00</dc:date>
            </office:change-info>
            <text:p text:style-name="P6">. <text:s/></text:p>
          </text:deletion>
        </text:changed-region>
        <text:changed-region text:id="ct172332808">
          <text:insertion>
            <office:change-info>
              <dc:creator>pauln </dc:creator>
              <dc:date>2011-06-03T14:21:00</dc:date>
            </office:change-info>
          </text:insertion>
        </text:changed-region>
        <text:changed-region text:id="ct172332904">
          <text:deletion>
            <office:change-info>
              <dc:creator>pauln </dc:creator>
              <dc:date>2011-06-03T14:24:00</dc:date>
            </office:change-info>
            <text:p text:style-name="P6">stored</text:p>
          </text:deletion>
        </text:changed-region>
        <text:changed-region text:id="ct172328304">
          <text:insertion>
            <office:change-info>
              <dc:creator>pauln </dc:creator>
              <dc:date>2011-06-03T14:24:00</dc:date>
            </office:change-info>
          </text:insertion>
        </text:changed-region>
        <text:changed-region text:id="ct172328400">
          <text:deletion>
            <office:change-info>
              <dc:creator>pauln </dc:creator>
              <dc:date>2011-06-03T14:24:00</dc:date>
            </office:change-info>
            <text:p text:style-name="P6"><text:s/>of memor</text:p>
          </text:deletion>
        </text:changed-region>
        <text:changed-region text:id="ct172344360">
          <text:deletion>
            <office:change-info>
              <dc:creator>pauln </dc:creator>
              <dc:date>2011-06-03T14:25:00</dc:date>
            </office:change-info>
            <text:p text:style-name="P6">y</text:p>
          </text:deletion>
        </text:changed-region>
        <text:changed-region text:id="ct172348368">
          <text:insertion>
            <office:change-info>
              <dc:creator>pauln </dc:creator>
              <dc:date>2011-06-03T16:43:00</dc:date>
            </office:change-info>
          </text:insertion>
        </text:changed-region>
        <text:changed-region text:id="ct172348568">
          <text:deletion>
            <office:change-info>
              <dc:creator>pauln </dc:creator>
              <dc:date>2011-06-03T14:42:00</dc:date>
            </office:change-info>
            <text:p text:style-name="P6"><text:s text:c="2"/></text:p>
          </text:deletion>
        </text:changed-region>
        <text:changed-region text:id="ct172346720">
          <text:insertion>
            <office:change-info>
              <dc:creator>pauln </dc:creator>
              <dc:date>2011-06-03T14:44:00</dc:date>
            </office:change-info>
          </text:insertion>
        </text:changed-region>
        <text:changed-region text:id="ct172349424">
          <text:insertion>
            <office:change-info>
              <dc:creator>pauln </dc:creator>
              <dc:date>2011-06-03T14:53:00</dc:date>
            </office:change-info>
          </text:insertion>
        </text:changed-region>
        <text:changed-region text:id="ct172343264">
          <text:insertion>
            <office:change-info>
              <dc:creator>pauln </dc:creator>
              <dc:date>2011-06-03T14:45:00</dc:date>
            </office:change-info>
          </text:insertion>
        </text:changed-region>
        <text:changed-region text:id="ct172349904">
          <text:insertion>
            <office:change-info>
              <dc:creator>pauln </dc:creator>
              <dc:date>2011-06-03T14:46:00</dc:date>
            </office:change-info>
          </text:insertion>
        </text:changed-region>
        <text:changed-region text:id="ct172347920">
          <text:insertion>
            <office:change-info>
              <dc:creator>pauln </dc:creator>
              <dc:date>2011-06-03T14:47:00</dc:date>
            </office:change-info>
          </text:insertion>
        </text:changed-region>
        <text:changed-region text:id="ct172342720">
          <text:insertion>
            <office:change-info>
              <dc:creator>pauln </dc:creator>
              <dc:date>2011-06-03T14:48:00</dc:date>
            </office:change-info>
          </text:insertion>
        </text:changed-region>
        <text:changed-region text:id="ct172341880">
          <text:insertion>
            <office:change-info>
              <dc:creator>pauln </dc:creator>
              <dc:date>2011-06-03T14:49:00</dc:date>
            </office:change-info>
          </text:insertion>
        </text:changed-region>
        <text:changed-region text:id="ct172350456">
          <text:insertion>
            <office:change-info>
              <dc:creator>pauln </dc:creator>
              <dc:date>2011-06-03T14:50:00</dc:date>
            </office:change-info>
          </text:insertion>
        </text:changed-region>
        <text:changed-region text:id="ct172333312">
          <text:insertion>
            <office:change-info>
              <dc:creator>pauln </dc:creator>
              <dc:date>2011-06-03T16:17:00</dc:date>
            </office:change-info>
          </text:insertion>
        </text:changed-region>
        <text:changed-region text:id="ct172346384">
          <text:insertion>
            <office:change-info>
              <dc:creator>pauln </dc:creator>
              <dc:date>2011-06-03T16:19:00</dc:date>
            </office:change-info>
          </text:insertion>
        </text:changed-region>
        <text:changed-region text:id="ct172349200">
          <text:insertion>
            <office:change-info>
              <dc:creator>pauln </dc:creator>
              <dc:date>2011-06-03T16:20:00</dc:date>
            </office:change-info>
          </text:insertion>
        </text:changed-region>
        <text:changed-region text:id="ct172348984">
          <text:insertion>
            <office:change-info>
              <dc:creator>pauln </dc:creator>
              <dc:date>2011-06-03T16:21:00</dc:date>
            </office:change-info>
          </text:insertion>
        </text:changed-region>
        <text:changed-region text:id="ct172350240">
          <text:insertion>
            <office:change-info>
              <dc:creator>pauln </dc:creator>
              <dc:date>2011-06-03T16:22:00</dc:date>
            </office:change-info>
          </text:insertion>
        </text:changed-region>
        <text:changed-region text:id="ct171290552">
          <text:insertion>
            <office:change-info>
              <dc:creator>pauln </dc:creator>
              <dc:date>2011-06-03T16:23:00</dc:date>
            </office:change-info>
          </text:insertion>
        </text:changed-region>
        <text:changed-region text:id="ct172350888">
          <text:insertion>
            <office:change-info>
              <dc:creator>pauln </dc:creator>
              <dc:date>2011-06-03T16:46:00</dc:date>
            </office:change-info>
          </text:insertion>
        </text:changed-region>
        <text:changed-region text:id="ct172351104">
          <text:insertion>
            <office:change-info>
              <dc:creator>pauln </dc:creator>
              <dc:date>2011-06-03T16:24:00</dc:date>
            </office:change-info>
          </text:insertion>
        </text:changed-region>
        <text:changed-region text:id="ct172344736">
          <text:insertion>
            <office:change-info>
              <dc:creator>pauln </dc:creator>
              <dc:date>2011-06-03T16:25:00</dc:date>
            </office:change-info>
          </text:insertion>
        </text:changed-region>
        <text:changed-region text:id="ct172347704">
          <text:insertion>
            <office:change-info>
              <dc:creator>pauln </dc:creator>
              <dc:date>2011-06-03T16:26:00</dc:date>
            </office:change-info>
          </text:insertion>
        </text:changed-region>
        <text:changed-region text:id="ct172346184">
          <text:insertion>
            <office:change-info>
              <dc:creator>pauln </dc:creator>
              <dc:date>2011-06-03T16:29:00</dc:date>
            </office:change-info>
          </text:insertion>
        </text:changed-region>
        <text:changed-region text:id="ct172556272">
          <text:insertion>
            <office:change-info>
              <dc:creator>pauln </dc:creator>
              <dc:date>2011-06-03T16:27:00</dc:date>
            </office:change-info>
          </text:insertion>
        </text:changed-region>
        <text:changed-region text:id="ct172351536">
          <text:insertion>
            <office:change-info>
              <dc:creator>pauln </dc:creator>
              <dc:date>2011-06-03T16:28:00</dc:date>
            </office:change-info>
          </text:insertion>
        </text:changed-region>
        <text:changed-region text:id="ct171279760">
          <text:insertion>
            <office:change-info>
              <dc:creator>pauln </dc:creator>
              <dc:date>2011-06-03T16:29:00</dc:date>
            </office:change-info>
          </text:insertion>
        </text:changed-region>
        <text:changed-region text:id="ct172350672">
          <text:insertion>
            <office:change-info>
              <dc:creator>pauln </dc:creator>
              <dc:date>2011-06-03T16:30:00</dc:date>
            </office:change-info>
          </text:insertion>
        </text:changed-region>
        <text:changed-region text:id="ct172351968">
          <text:insertion>
            <office:change-info>
              <dc:creator>pauln </dc:creator>
              <dc:date>2011-06-03T16:31:00</dc:date>
            </office:change-info>
          </text:insertion>
        </text:changed-region>
        <text:changed-region text:id="ct172351320">
          <text:insertion>
            <office:change-info>
              <dc:creator>pauln </dc:creator>
              <dc:date>2011-06-03T16:32:00</dc:date>
            </office:change-info>
          </text:insertion>
        </text:changed-region>
        <text:changed-region text:id="ct172352184">
          <text:insertion>
            <office:change-info>
              <dc:creator>pauln </dc:creator>
              <dc:date>2011-06-03T16:33:00</dc:date>
            </office:change-info>
          </text:insertion>
        </text:changed-region>
        <text:changed-region text:id="ct172352616">
          <text:insertion>
            <office:change-info>
              <dc:creator>pauln </dc:creator>
              <dc:date>2011-06-03T16:34:00</dc:date>
            </office:change-info>
          </text:insertion>
        </text:changed-region>
        <text:changed-region text:id="ct172354344">
          <text:deletion>
            <office:change-info>
              <dc:creator>pauln </dc:creator>
              <dc:date>2011-06-03T16:52:00</dc:date>
            </office:change-info>
            <text:p text:style-name="P6">For instance, a single writer into a bmap may use page caching and request aggregation at will. <text:s/>Should another writer or reader enter the fold, that initial writer is instructed to flush his cache and enter direct I/O (or cache bypass mode). <text:s/>The metadata server is tasked with informing the initial writer of this state change and communicates with the incoming accessors once these operations have completed. <text:s/>While this is preferable to locking an entire file object, the granularity is not nearly as fine as that found in today's parallel file system offerings. <text:s/>This shortcoming is acknowledged and may be rectified in future releases. <text:s/>In scenarios where applications wish to use shared write mode across the WAN the bmap size should be adjusted to a value which decrease</text:p>
          </text:deletion>
        </text:changed-region>
        <text:changed-region text:id="ct172354128">
          <text:deletion>
            <office:change-info>
              <dc:creator>pauln </dc:creator>
              <dc:date>2011-06-03T14:25:00</dc:date>
            </office:change-info>
            <text:p text:style-name="P6">s</text:p>
          </text:deletion>
        </text:changed-region>
        <text:changed-region text:id="ct172353912">
          <text:deletion>
            <office:change-info>
              <dc:creator>pauln </dc:creator>
              <dc:date>2011-06-03T16:52:00</dc:date>
            </office:change-info>
            <text:p text:style-name="P6"><text:s/>sharing.</text:p>
            <text:p text:style-name="P6"/>
          </text:deletion>
        </text:changed-region>
        <text:changed-region text:id="ct172352400">
          <text:deletion>
            <office:change-info>
              <dc:creator>pauln </dc:creator>
              <dc:date>2011-06-03T17:20:00</dc:date>
            </office:change-info>
            <text:p text:style-name="P6">In order for system recovery to effectively take place the metadata server must request the data checksums for the bmaps in which write leases were outstanding. <text:s/>To accommodate this <text:s/>need write leases for bmaps are recorded statefully into a table residing on the MDS. <text:s/>Read leases are not recorded. <text:s/>In situations where the MDS has failed both read and write leases will decay according to their specified time out value.</text:p>
          </text:deletion>
        </text:changed-region>
        <text:changed-region text:id="ct172354560">
          <text:insertion>
            <office:change-info>
              <dc:creator>pauln </dc:creator>
              <dc:date>2011-06-03T17:21:00</dc:date>
            </office:change-info>
          </text:insertion>
        </text:changed-region>
        <text:changed-region text:id="ct172549344">
          <text:deletion>
            <office:change-info>
              <dc:creator>pauln </dc:creator>
              <dc:date>2011-06-03T17:26:00</dc:date>
            </office:change-info>
            <text:p text:style-name="P9">The </text:p>
          </text:deletion>
        </text:changed-region>
        <text:changed-region text:id="ct172334000">
          <text:deletion>
            <office:change-info>
              <dc:creator>pauln </dc:creator>
              <dc:date>2011-06-03T17:18:00</dc:date>
            </office:change-info>
            <text:p text:style-name="P9">goal </text:p>
          </text:deletion>
        </text:changed-region>
        <text:changed-region text:id="ct172333904">
          <text:deletion>
            <office:change-info>
              <dc:creator>pauln </dc:creator>
              <dc:date>2011-06-03T17:26:00</dc:date>
            </office:change-info>
            <text:p text:style-name="P9">of the lease timeout and revocation system </text:p>
          </text:deletion>
        </text:changed-region>
        <text:changed-region text:id="ct172328120">
          <text:deletion>
            <office:change-info>
              <dc:creator>pauln </dc:creator>
              <dc:date>2011-06-03T17:19:00</dc:date>
            </office:change-info>
            <text:p text:style-name="P9">was</text:p>
          </text:deletion>
        </text:changed-region>
        <text:changed-region text:id="ct172328024">
          <text:deletion>
            <office:change-info>
              <dc:creator>pauln </dc:creator>
              <dc:date>2011-06-03T17:26:00</dc:date>
            </office:change-info>
            <text:p text:style-name="P9"><text:s/>to minimize the amount of non-volatile state </text:p>
          </text:deletion>
        </text:changed-region>
        <text:changed-region text:id="ct172314416">
          <text:deletion>
            <office:change-info>
              <dc:creator>pauln </dc:creator>
              <dc:date>2011-06-03T17:19:00</dc:date>
            </office:change-info>
            <text:p text:style-name="P9">which needs</text:p>
          </text:deletion>
        </text:changed-region>
        <text:changed-region text:id="ct172314288">
          <text:deletion>
            <office:change-info>
              <dc:creator>pauln </dc:creator>
              <dc:date>2011-06-03T17:26:00</dc:date>
            </office:change-info>
            <text:p text:style-name="P9"><text:s/>to be stored and </text:p>
          </text:deletion>
        </text:changed-region>
        <text:changed-region text:id="ct172326752">
          <text:deletion>
            <office:change-info>
              <dc:creator>pauln </dc:creator>
              <dc:date>2011-06-03T17:19:00</dc:date>
            </office:change-info>
            <text:p text:style-name="P9">avoid</text:p>
          </text:deletion>
        </text:changed-region>
        <text:changed-region text:id="ct172326624">
          <text:deletion>
            <office:change-info>
              <dc:creator>pauln </dc:creator>
              <dc:date>2011-06-03T17:26:00</dc:date>
            </office:change-info>
            <text:p text:style-name="P9"><text:s/>the need </text:p>
          </text:deletion>
        </text:changed-region>
        <text:changed-region text:id="ct172350096">
          <text:deletion>
            <office:change-info>
              <dc:creator>pauln </dc:creator>
              <dc:date>2011-06-03T17:19:00</dc:date>
            </office:change-info>
            <text:p text:style-name="P9">to </text:p>
          </text:deletion>
        </text:changed-region>
        <text:changed-region text:id="ct172350000">
          <text:deletion>
            <office:change-info>
              <dc:creator>pauln </dc:creator>
              <dc:date>2011-06-03T17:26:00</dc:date>
            </office:change-info>
            <text:p text:style-name="P9">synchronou</text:p>
          </text:deletion>
        </text:changed-region>
        <text:changed-region text:id="ct172348752">
          <text:deletion>
            <office:change-info>
              <dc:creator>pauln </dc:creator>
              <dc:date>2011-06-03T17:19:00</dc:date>
            </office:change-info>
            <text:p text:style-name="P9">sly</text:p>
          </text:deletion>
        </text:changed-region>
        <text:changed-region text:id="ct172353696">
          <text:deletion>
            <office:change-info>
              <dc:creator>pauln </dc:creator>
              <dc:date>2011-06-03T17:26:00</dc:date>
            </office:change-info>
            <text:p text:style-name="P9"><text:s/>communicat</text:p>
          </text:deletion>
        </text:changed-region>
        <text:changed-region text:id="ct172354776">
          <text:deletion>
            <office:change-info>
              <dc:creator>pauln </dc:creator>
              <dc:date>2011-06-03T17:19:00</dc:date>
            </office:change-info>
            <text:p text:style-name="P9">e</text:p>
          </text:deletion>
        </text:changed-region>
        <text:changed-region text:id="ct172354992">
          <text:deletion>
            <office:change-info>
              <dc:creator>pauln </dc:creator>
              <dc:date>2011-06-03T17:26:00</dc:date>
            </office:change-info>
            <text:p text:style-name="P9"><text:s/>with the I/O servers upon granting or revoking any leases. </text:p>
          </text:deletion>
        </text:changed-region>
        <text:changed-region text:id="ct172355208">
          <text:deletion>
            <office:change-info>
              <dc:creator>pauln </dc:creator>
              <dc:date>2011-06-03T17:30:00</dc:date>
            </office:change-info>
            <text:p text:style-name="P9"><text:s/></text:p>
          </text:deletion>
        </text:changed-region>
        <text:changed-region text:id="ct172353264">
          <text:deletion>
            <office:change-info>
              <dc:creator>pauln </dc:creator>
              <dc:date>2011-06-03T17:21:00</dc:date>
            </office:change-info>
            <text:p text:style-name="P9">Proper handling of <text:span text:style-name="T9">bmap</text:span> leases is essential in a system such as SLASH2 where multiple writable data replicas may exist in the network. <text:s/>Problems arising from mismanaged leases vary from clients reading accessing a stale replica to write conflicts caused by clients sending updates to different replicas. <text:s/>We sought to prevent such behaviors while employing a relatively stateless system which did not require explicit tracking of all lease operations. <text:s/>The </text:p>
          </text:deletion>
        </text:changed-region>
        <text:changed-region text:id="ct172353480">
          <text:deletion>
            <office:change-info>
              <dc:creator>pauln </dc:creator>
              <dc:date>2011-06-03T17:08:00</dc:date>
            </office:change-info>
            <text:p text:style-name="P9">solution developed during this research term</text:p>
          </text:deletion>
        </text:changed-region>
        <text:changed-region text:id="ct172353048">
          <text:deletion>
            <office:change-info>
              <dc:creator>pauln </dc:creator>
              <dc:date>2011-06-03T17:21:00</dc:date>
            </office:change-info>
            <text:p text:style-name="P9"><text:s/>relies on timeouts, authoritatively signed tickets, and a sequence number - issued by the MDS - which serves as a low watermark value for the entire SLASH2 data network.</text:p>
          </text:deletion>
        </text:changed-region>
        <text:changed-region text:id="ct172352832">
          <text:deletion>
            <office:change-info>
              <dc:creator>pauln </dc:creator>
              <dc:date>2011-06-03T17:30:00</dc:date>
            </office:change-info>
            <text:p text:style-name="P9"><text:s text:c="2"/></text:p>
          </text:deletion>
        </text:changed-region>
        <text:changed-region text:id="ct172348136">
          <text:deletion>
            <office:change-info>
              <dc:creator>pauln </dc:creator>
              <dc:date>2011-06-03T17:25:00</dc:date>
            </office:change-info>
            <text:p text:style-name="P9"/>
            <text:p text:style-name="P9"/>
          </text:deletion>
        </text:changed-region>
        <text:changed-region text:id="ct172365912">
          <text:deletion>
            <office:change-info>
              <dc:creator>pauln </dc:creator>
              <dc:date>2011-06-03T17:33:00</dc:date>
            </office:change-info>
            <text:p text:style-name="P9"><text:s text:c="2"/></text:p>
          </text:deletion>
        </text:changed-region>
        <text:changed-region text:id="ct172360176">
          <text:deletion>
            <office:change-info>
              <dc:creator>pauln </dc:creator>
              <dc:date>2011-06-03T17:32:00</dc:date>
            </office:change-info>
            <text:p text:style-name="P9">In addition to the lease timeout array, the BML is also attached to the client's network connection structure and the <text:span text:style-name="T9">bmap</text:span> memory descriptor.</text:p>
          </text:deletion>
        </text:changed-region>
        <text:changed-region text:id="ct172349616">
          <text:deletion>
            <office:change-info>
              <dc:creator>pauln </dc:creator>
              <dc:date>2011-06-03T17:33:00</dc:date>
            </office:change-info>
            <text:p text:style-name="P9"><text:s text:c="2"/></text:p>
          </text:deletion>
        </text:changed-region>
        <text:changed-region text:id="ct172356784">
          <text:deletion>
            <office:change-info>
              <dc:creator>pauln </dc:creator>
              <dc:date>2011-06-03T17:32:00</dc:date>
            </office:change-info>
            <text:p text:style-name="P9">Lastl</text:p>
          </text:deletion>
        </text:changed-region>
        <text:changed-region text:id="ct172356656">
          <text:deletion>
            <office:change-info>
              <dc:creator>pauln </dc:creator>
              <dc:date>2011-06-03T17:33:00</dc:date>
            </office:change-info>
            <text:p text:style-name="P9">y, t</text:p>
          </text:deletion>
        </text:changed-region>
        <text:changed-region text:id="ct172366624">
          <text:insertion>
            <office:change-info>
              <dc:creator>pauln </dc:creator>
              <dc:date>2011-06-03T17:33:00</dc:date>
            </office:change-info>
          </text:insertion>
        </text:changed-region>
        <text:changed-region text:id="ct172356336">
          <text:deletion>
            <office:change-info>
              <dc:creator>pauln </dc:creator>
              <dc:date>2011-06-03T17:34:00</dc:date>
            </office:change-info>
            <text:p text:style-name="P10"><text:s text:c="2"/></text:p>
          </text:deletion>
        </text:changed-region>
        <text:changed-region text:id="ct172369240">
          <text:insertion>
            <office:change-info>
              <dc:creator>pauln </dc:creator>
              <dc:date>2011-06-03T17:34:00</dc:date>
            </office:change-info>
          </text:insertion>
        </text:changed-region>
        <text:changed-region text:id="ct172358520">
          <text:insertion>
            <office:change-info>
              <dc:creator>pauln </dc:creator>
              <dc:date>2011-06-03T17:38:00</dc:date>
            </office:change-info>
          </text:insertion>
        </text:changed-region>
        <text:changed-region text:id="ct172368272">
          <text:insertion>
            <office:change-info>
              <dc:creator>pauln </dc:creator>
              <dc:date>2011-06-03T17:35:00</dc:date>
            </office:change-info>
          </text:insertion>
        </text:changed-region>
        <text:changed-region text:id="ct172358720">
          <text:format-change>
            <office:change-info>
              <dc:creator>pauln </dc:creator>
              <dc:date>2011-06-03T17:35:00</dc:date>
            </office:change-info>
          </text:format-change>
        </text:changed-region>
        <text:changed-region text:id="ct172364512">
          <text:insertion>
            <office:change-info>
              <dc:creator>pauln </dc:creator>
              <dc:date>2011-06-03T17:35:00</dc:date>
            </office:change-info>
          </text:insertion>
        </text:changed-region>
        <text:changed-region text:id="ct172364760">
          <text:deletion>
            <office:change-info>
              <dc:creator>pauln </dc:creator>
              <dc:date>2011-06-03T17:36:00</dc:date>
            </office:change-info>
            <text:p text:style-name="P10"><text:s text:c="2"/></text:p>
          </text:deletion>
        </text:changed-region>
        <text:changed-region text:id="ct172368064">
          <text:insertion>
            <office:change-info>
              <dc:creator>pauln </dc:creator>
              <dc:date>2011-06-03T17:36:00</dc:date>
            </office:change-info>
          </text:insertion>
        </text:changed-region>
        <text:changed-region text:id="ct172553912">
          <text:insertion>
            <office:change-info>
              <dc:creator>pauln </dc:creator>
              <dc:date>2011-07-21T20:05:00</dc:date>
            </office:change-info>
          </text:insertion>
        </text:changed-region>
        <text:changed-region text:id="ct183333528">
          <text:deletion>
            <office:change-info>
              <dc:creator>pauln </dc:creator>
              <dc:date>2011-07-21T20:05:00</dc:date>
            </office:change-info>
            <text:p text:style-name="P10"/>
            <text:p text:style-name="P10"/>
          </text:deletion>
        </text:changed-region>
        <text:changed-region text:id="ct172549440">
          <text:insertion>
            <office:change-info>
              <dc:creator>pauln </dc:creator>
              <dc:date>2011-06-03T17:25:00</dc:date>
            </office:change-info>
          </text:insertion>
        </text:changed-region>
        <text:changed-region text:id="ct172366840">
          <text:deletion>
            <office:change-info>
              <dc:creator>pauln </dc:creator>
              <dc:date>2011-06-03T17:40:00</dc:date>
            </office:change-info>
            <text:p text:style-name="P3">file identifiers (FID) </text:p>
          </text:deletion>
        </text:changed-region>
        <text:changed-region text:id="ct172371144">
          <text:insertion>
            <office:change-info>
              <dc:creator>pauln </dc:creator>
              <dc:date>2011-06-03T17:40:00</dc:date>
            </office:change-info>
          </text:insertion>
        </text:changed-region>
        <text:changed-region text:id="ct172366112">
          <text:deletion>
            <office:change-info>
              <dc:creator>pauln </dc:creator>
              <dc:date>2011-06-03T17:40:00</dc:date>
            </office:change-info>
            <text:p text:style-name="P3">ing of SLASH2 inodes </text:p>
          </text:deletion>
        </text:changed-region>
        <text:changed-region text:id="ct172340320">
          <text:insertion>
            <office:change-info>
              <dc:creator>pauln </dc:creator>
              <dc:date>2011-06-03T17:40:00</dc:date>
            </office:change-info>
          </text:insertion>
        </text:changed-region>
        <text:changed-region text:id="ct172351752">
          <text:deletion>
            <office:change-info>
              <dc:creator>pauln </dc:creator>
              <dc:date>2011-06-03T17:40:00</dc:date>
            </office:change-info>
            <text:p text:style-name="P3">F</text:p>
          </text:deletion>
        </text:changed-region>
        <text:changed-region text:id="ct172370160">
          <text:insertion>
            <office:change-info>
              <dc:creator>pauln </dc:creator>
              <dc:date>2011-06-03T17:40:00</dc:date>
            </office:change-info>
          </text:insertion>
        </text:changed-region>
        <text:changed-region text:id="ct172373104">
          <text:deletion>
            <office:change-info>
              <dc:creator>pauln </dc:creator>
              <dc:date>2011-06-03T17:40:00</dc:date>
            </office:change-info>
            <text:p text:style-name="P3">FID</text:p>
          </text:deletion>
        </text:changed-region>
        <text:changed-region text:id="ct172372024">
          <text:insertion>
            <office:change-info>
              <dc:creator>pauln </dc:creator>
              <dc:date>2011-06-03T17:40:00</dc:date>
            </office:change-info>
          </text:insertion>
        </text:changed-region>
        <text:changed-region text:id="ct172372888">
          <text:deletion>
            <office:change-info>
              <dc:creator>pauln </dc:creator>
              <dc:date>2011-06-03T17:40:00</dc:date>
            </office:change-info>
            <text:p text:style-name="P3">FI</text:p>
          </text:deletion>
        </text:changed-region>
        <text:changed-region text:id="ct172373680">
          <text:insertion>
            <office:change-info>
              <dc:creator>pauln </dc:creator>
              <dc:date>2011-06-03T17:40:00</dc:date>
            </office:change-info>
          </text:insertion>
        </text:changed-region>
        <text:changed-region text:id="ct172374024">
          <text:deletion>
            <office:change-info>
              <dc:creator>pauln </dc:creator>
              <dc:date>2011-06-03T17:41:00</dc:date>
            </office:change-info>
            <text:p text:style-name="P3">F</text:p>
          </text:deletion>
        </text:changed-region>
        <text:changed-region text:id="ct172373808">
          <text:insertion>
            <office:change-info>
              <dc:creator>pauln </dc:creator>
              <dc:date>2011-06-03T17:41:00</dc:date>
            </office:change-info>
          </text:insertion>
        </text:changed-region>
        <text:changed-region text:id="ct172374728">
          <text:deletion>
            <office:change-info>
              <dc:creator>pauln </dc:creator>
              <dc:date>2011-06-03T17:41:00</dc:date>
            </office:change-info>
            <text:p text:style-name="P11"><text:s text:c="2"/>Since </text:p>
          </text:deletion>
        </text:changed-region>
        <text:changed-region text:id="ct172373232">
          <text:insertion>
            <office:change-info>
              <dc:creator>pauln </dc:creator>
              <dc:date>2011-06-03T17:41:00</dc:date>
            </office:change-info>
          </text:insertion>
        </text:changed-region>
        <text:changed-region text:id="ct172371480">
          <text:deletion>
            <office:change-info>
              <dc:creator>pauln </dc:creator>
              <dc:date>2011-06-03T17:41:00</dc:date>
            </office:change-info>
            <text:p text:style-name="P11"><text:s/></text:p>
          </text:deletion>
        </text:changed-region>
        <text:changed-region text:id="ct172365008">
          <text:deletion>
            <office:change-info>
              <dc:creator>pauln </dc:creator>
              <dc:date>2011-06-03T17:41:00</dc:date>
            </office:change-info>
            <text:p text:style-name="P11">, </text:p>
          </text:deletion>
        </text:changed-region>
        <text:changed-region text:id="ct172376344">
          <text:insertion>
            <office:change-info>
              <dc:creator>pauln </dc:creator>
              <dc:date>2011-06-03T17:41:00</dc:date>
            </office:change-info>
          </text:insertion>
        </text:changed-region>
        <text:changed-region text:id="ct172375960">
          <text:deletion>
            <office:change-info>
              <dc:creator>pauln </dc:creator>
              <dc:date>2011-06-03T17:53:00</dc:date>
            </office:change-info>
            <text:p text:style-name="P3"><text:span text:style-name="T8">The final SLIOD / MDS protocol element implemented during this term is to enable the release of a critical MDS data structure through prompting by SLIOD. <text:s/></text:span></text:p>
          </text:deletion>
        </text:changed-region>
        <text:changed-region text:id="ct172587792">
          <text:deletion>
            <office:change-info>
              <dc:creator>pauln </dc:creator>
              <dc:date>2011-06-03T17:54:00</dc:date>
            </office:change-info>
            <text:p text:style-name="P3"><text:span text:style-name="T8">,</text:span></text:p>
          </text:deletion>
        </text:changed-region>
        <text:changed-region text:id="ct172615776">
          <text:deletion>
            <office:change-info>
              <dc:creator>pauln </dc:creator>
              <dc:date>2011-06-03T17:55:00</dc:date>
            </office:change-info>
            <text:p text:style-name="P3"><text:span text:style-name="T8"/></text:p>
            <text:p text:style-name="P3"><text:span text:style-name="T8"/></text:p>
          </text:deletion>
        </text:changed-region>
        <text:changed-region text:id="ct204638656">
          <text:insertion>
            <office:change-info>
              <dc:creator>pauln </dc:creator>
              <dc:date>2011-07-21T22:32:00</dc:date>
            </office:change-info>
          </text:insertion>
        </text:changed-region>
        <text:changed-region text:id="ct204878152">
          <text:insertion>
            <office:change-info>
              <dc:creator>pauln </dc:creator>
              <dc:date>2011-07-21T22:33:00</dc:date>
            </office:change-info>
          </text:insertion>
        </text:changed-region>
        <text:changed-region text:id="ct172629160">
          <text:deletion>
            <office:change-info>
              <dc:creator>pauln </dc:creator>
              <dc:date>2011-06-03T18:00:00</dc:date>
            </office:change-info>
            <text:p text:style-name="P12"><text:span text:style-name="T10"/></text:p>
            <text:p text:style-name="P12">CONFIGURATION</text:p>
          </text:deletion>
        </text:changed-region>
        <text:changed-region text:id="ct193251072">
          <text:deletion>
            <office:change-info>
              <dc:creator>pauln </dc:creator>
              <dc:date>2011-07-21T22:23:00</dc:date>
            </office:change-info>
            <text:list xml:id="list384389588" text:style-name="Outline">
              <text:list-item>
                <text:h text:style-name="P13" text:outline-level="1"><text:span text:style-name="T1">Future</text:span></text:h>
              </text:list-item>
            </text:list>
          </text:deletion>
        </text:changed-region>
        <text:changed-region text:id="ct200031896">
          <text:deletion>
            <office:change-info>
              <dc:creator>pauln </dc:creator>
              <dc:date>2011-07-21T22:25:00</dc:date>
            </office:change-info>
            <text:list xml:id="list311015655" text:continue-numbering="true" text:style-name="Outline">
              <text:list-item>
                <text:h text:style-name="P13" text:outline-level="1"><text:span text:style-name="T1"><text:s/>work</text:span></text:h>
              </text:list-item>
            </text:list>
          </text:deletion>
        </text:changed-region>
        <text:changed-region text:id="ct202420848">
          <text:deletion>
            <office:change-info>
              <dc:creator>pauln </dc:creator>
              <dc:date>2011-07-21T22:24:00</dc:date>
            </office:change-info>
            <text:list xml:id="list1741519914" text:continue-numbering="true" text:style-name="Outline">
              <text:list-item>
                <text:h text:style-name="P13" text:outline-level="1"><text:span text:style-name="T1"><text:s/>work</text:span></text:h>
              </text:list-item>
            </text:list>
          </text:deletion>
        </text:changed-region>
        <text:changed-region text:id="ct204371880">
          <text:format-change>
            <office:change-info>
              <dc:creator>pauln </dc:creator>
              <dc:date>2011-07-21T22:25:00</dc:date>
            </office:change-info>
          </text:format-change>
        </text:changed-region>
        <text:changed-region text:id="ct204536080">
          <text:insertion>
            <office:change-info>
              <dc:creator>pauln </dc:creator>
              <dc:date>2011-07-21T22:25:00</dc:date>
            </office:change-info>
          </text:insertion>
        </text:changed-region>
        <text:changed-region text:id="ct172633688">
          <text:deletion>
            <office:change-info>
              <dc:creator>pauln </dc:creator>
              <dc:date>2011-06-03T18:00:00</dc:date>
            </office:change-info>
            <text:list xml:id="list477617933" text:continue-numbering="true" text:style-name="Outline">
              <text:list-item>
                <text:list>
                  <text:list-item>
                    <text:h text:style-name="Heading_20_2" text:outline-level="2"><text:span text:style-name="T10"/></text:h>
                  </text:list-item>
                </text:list>
              </text:list-item>
            </text:list>
            <text:p text:style-name="Standard"><text:span text:style-name="T10"/></text:p>
          </text:deletion>
        </text:changed-region>
        <text:changed-region text:id="ct199971000">
          <text:format-change>
            <office:change-info>
              <dc:creator>pauln </dc:creator>
              <dc:date>2011-07-21T22:24:00</dc:date>
            </office:change-info>
          </text:format-change>
        </text:changed-region>
        <text:changed-region text:id="ct172633240">
          <text:insertion>
            <office:change-info>
              <dc:creator>pauln </dc:creator>
              <dc:date>2011-06-03T18:06:00</dc:date>
            </office:change-info>
          </text:insertion>
        </text:changed-region>
        <text:changed-region text:id="ct199956712">
          <text:format-change>
            <office:change-info>
              <dc:creator>pauln </dc:creator>
              <dc:date>2011-07-21T22:27:00</dc:date>
            </office:change-info>
          </text:format-change>
        </text:changed-region>
        <text:changed-region text:id="ct204842752">
          <text:insertion>
            <office:change-info>
              <dc:creator>pauln </dc:creator>
              <dc:date>2011-07-21T22:31:00</dc:date>
            </office:change-info>
          </text:insertion>
        </text:changed-region>
        <text:changed-region text:id="ct204641488">
          <text:insertion>
            <office:change-info>
              <dc:creator>pauln </dc:creator>
              <dc:date>2011-07-21T22:34:00</dc:date>
            </office:change-info>
          </text:insertion>
        </text:changed-region>
        <text:changed-region text:id="ct201260504">
          <text:deletion>
            <office:change-info>
              <dc:creator>pauln </dc:creator>
              <dc:date>2011-07-21T22:30:00</dc:date>
            </office:change-info>
            <text:p text:style-name="Standard"><text:span text:style-name="T1"/></text:p>
            <text:p text:style-name="Standard"><text:span text:style-name="T1">Traditionally, file systems are burdened by the fact that they have to support all kinds of workloads, if not equally well. <text:s/>However, if a user can identify certain files as immutable, it will greatly simplify the logic needed to handle such files in terms of locking and coherence management, and make caching more effective.</text:span></text:p>
          </text:deletion>
        </text:changed-region>
        <text:changed-region text:id="ct204456696">
          <text:insertion>
            <office:change-info>
              <dc:creator>pauln </dc:creator>
              <dc:date>2011-07-21T22:35:00</dc:date>
            </office:change-info>
          </text:insertion>
        </text:changed-region>
        <text:changed-region text:id="ct204456264">
          <text:insertion>
            <office:change-info>
              <dc:creator>pauln </dc:creator>
              <dc:date>2011-07-21T22:36:00</dc:date>
            </office:change-info>
          </text:insertion>
        </text:changed-region>
        <text:changed-region text:id="ct205869392">
          <text:insertion>
            <office:change-info>
              <dc:creator>pauln </dc:creator>
              <dc:date>2011-07-21T22:42:00</dc:date>
            </office:change-info>
          </text:insertion>
        </text:changed-region>
        <text:changed-region text:id="ct205285200">
          <text:insertion>
            <office:change-info>
              <dc:creator>pauln </dc:creator>
              <dc:date>2011-07-21T22:43:00</dc:date>
            </office:change-info>
          </text:insertion>
        </text:changed-region>
        <text:changed-region text:id="ct205853632">
          <text:insertion>
            <office:change-info>
              <dc:creator>pauln </dc:creator>
              <dc:date>2011-07-21T22:44:00</dc:date>
            </office:change-info>
          </text:insertion>
        </text:changed-region>
        <text:changed-region text:id="ct205943424">
          <text:insertion>
            <office:change-info>
              <dc:creator>pauln </dc:creator>
              <dc:date>2011-07-21T22:45:00</dc:date>
            </office:change-info>
          </text:insertion>
        </text:changed-region>
        <text:changed-region text:id="ct204720352">
          <text:insertion>
            <office:change-info>
              <dc:creator>pauln </dc:creator>
              <dc:date>2011-07-21T22:46:00</dc:date>
            </office:change-info>
          </text:insertion>
        </text:changed-region>
        <text:changed-region text:id="ct205128056">
          <text:insertion>
            <office:change-info>
              <dc:creator>pauln </dc:creator>
              <dc:date>2011-07-21T2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LASH2 – <text:change-start text:change-id="ct178447752"/>A<text:change-end text:change-id="ct178447752"/><text:change text:change-id="ct179604440"/><text:change-start text:change-id="ct172359376"/><text:span text:style-name="T1"> </text:span><text:change-end text:change-id="ct172359376"/>File System for Widely Distributed Systems</text:p>
      <text:section text:style-name="Sect1" text:name="Section1">
        <text:p text:style-name="P16">Paul Nowoczynski</text:p>
        <text:p text:style-name="P38">Pittsburgh Supercomputing Center</text:p>
        <text:p text:style-name="P38">300 South Craig St., </text:p>
        <text:p text:style-name="P38">Pittsburgh, PA 15213</text:p>
        <text:p text:style-name="P2">pauln@psc.edu</text:p>
        <text:p text:style-name="P17">Jared Yanovich</text:p>
        <text:p text:style-name="P38">Pittsburgh Supercomputing Center</text:p>
        <text:p text:style-name="P38">300 South Craig St., </text:p>
        <text:p text:style-name="P38">Pittsburgh, PA 15213</text:p>
        <text:p text:style-name="P2"><text:change text:change-id="ct179595216"/><text:change-start text:change-id="ct173953816"/><text:change-start text:change-id="ct179756880"/><text:a xlink:type="simple" xlink:href="mailto:yanovich@psc.edu"><text:span text:style-name="T26">yanovich@psc.edu</text:span></text:a><text:change-end text:change-id="ct173953816"/><text:change-end text:change-id="ct179756880"/></text:p>
        <text:p text:style-name="P2"/>
        <text:p text:style-name="P2"/>
        <text:p text:style-name="P17">Zhihui Zhang</text:p>
        <text:p text:style-name="P38">Pittsburgh Supercomputing Center</text:p>
        <text:p text:style-name="P38">300 South Craig St., </text:p>
        <text:p text:style-name="P38">Pittsburgh, PA 15213</text:p>
        <text:p text:style-name="P70"><text:change-start text:change-id="ct172518384"/>zhihui@psc.edu<text:change-end text:change-id="ct172518384"/></text:p>
        <text:p text:style-name="P2"/>
      </text:section>
      <text:section text:style-name="Sect2" text:name="Section2">
        <text:list xml:id="list1217456067" text:continue-numbering="true" text:style-name="Outline">
          <text:list-item>
            <text:h text:style-name="Heading_20_1" text:outline-level="1">ABSTRACT</text:h>
          </text:list-item>
        </text:list>
        <text:p text:style-name="P3"><text:span text:style-name="T5">SLASH2 is a portable user mode file system </text:span><text:change-start text:change-id="ct178457048"/><text:span text:style-name="T5">that</text:span><text:change-end text:change-id="ct178457048"/><text:change text:change-id="ct173933456"/><text:change-start text:change-id="ct174810472"/><text:span text:style-name="T5"> </text:span><text:change-end text:change-id="ct174810472"/><text:span text:style-name="T5">has been created to aid users w</text:span><text:span text:style-name="T40">ho </text:span><text:span text:style-name="T41">frequently deal with large datasets in widely distributed environments. <text:s/></text:span><text:span text:style-name="T5">SLASH2 has been designed from the ground up to meet the technological needs in this emerging space. <text:s/>SLASH2 is highly portable and may be layered atop existing storage system deployments so that users may more easily leverage various elements of organically changing storage topologies. <text:s/>This project recognizes that such a </text:span><text:span text:style-name="T38">storage topology </text:span><text:span text:style-name="T5">may span a multitude of heterogeneous <text:s/>systems and possibly several institutions. <text:s/>The SLASH2 software stack has been positioned so that it may link independent storage systems in a manner which is relatively benign to system administrators. <text:s/>By binding otherwise independent storage systems with the SLASH2 object-based protocol, SLASH2 aims to provide users with fine grained control of data locality while presenting a single name space and access through POSIX file system calls.</text:span></text:p>
        <text:p text:style-name="P33">Categories and Subject Descriptors</text:p>
        <text:p text:style-name="P36">D.4.3 [<text:span text:style-name="T30">Operating Systems</text:span>]: File Systems Management – <text:span text:style-name="T9">distributed file systems</text:span>.<text:span text:style-name="T9"> </text:span></text:p>
        <text:p text:style-name="P33">General Terms</text:p>
        <text:p text:style-name="P36">Management, Performance, Design.</text:p>
        <text:p text:style-name="P33">Keywords</text:p>
        <text:p text:style-name="P36">WAN, file system, SLASH2, replication, multi-residency, TeraGrid.</text:p>
        <text:list xml:id="list911876548" text:continue-numbering="true" text:style-name="Outline">
          <text:list-item>
            <text:h text:style-name="P63" text:outline-level="1">INTRODUCTION</text:h>
          </text:list-item>
        </text:list>
        <text:p text:style-name="P21">Global data access is greatly desired but often difficult to achieve. Hurdles such as high latency, limited bandwidth, and system heterogeneity make it difficult for us to adapt our current storage models to solve problems arising in the area of HPC inter-agency data management. Many features useful to wide area data management are not required or recognized by typical file systems. Such features may include: <text:s/>support for multi-resident data, integrated replication management, system managed data transfer, and the detection and rectification of faulty data. <text:s/>The work described here attempts to provide such features within a highly inclusive and adoptable framework such that any storage system may participate in a useful fashion without tangling the administrative procedures or otherwise mandating system uniformity across management domains.</text:p>
        <text:p text:style-name="P4"><text:span text:style-name="T47">Our experiences</text:span><text:span text:style-name="T50"> at the Pittsburgh Supercomputing Center </text:span><text:span text:style-name="T47">have</text:span><text:span text:style-name="T50"> shown that many data oriented groups spend large amounts of time managing data transfers between various HPC organizations or from instrument based </text:span><text:span text:style-name="T47">systems</text:span><text:span text:style-name="T50">. <text:s/>Numerous types of work flows require researchers to explicitly control the locality of their data at specific points through the progression. Unfortunately, in cases where the input or output datasets are large, the tasks associated with wide-area data exchange may become cumbersome and time consuming. <text:s/>In general, researchers are forced to deal with juggling simultaneous transfers and retrying failures all while learning about the I/O and network stratum at the source and destination sites along the way. <text:s/>Once a large file set has landed at a destination, users are also burdened with manually verifying data integrity. <text:s/>The goal of the SLASH2 file system is incorporate features relevant to wide-area data management so that the complexity and tedium of large data transfer and name space management may be effectively handled by the file system at the behest of the user. <text:s/></text:span><text:span text:style-name="T32">This is done without forcing HPC sites to drastically change their modes of operation. </text:span><text:change-start text:change-id="ct172507936"/></text:p>
        <text:p text:style-name="P15"/>
        <text:p text:style-name="P4"><text:change-end text:change-id="ct172507936"/><text:change text:change-id="ct172519472"/>To date, several systems for facilitating remote data access have been implemented for us<text:change text:change-id="ct197693192"/><text:change-start text:change-id="ct172273152"/>e across <text:change-end text:change-id="ct172273152"/>Tera<text:change text:change-id="ct193042680"/><text:change-start text:change-id="ct194550080"/>G<text:change-end text:change-id="ct194550080"/>rid. <text:s/>These systems generally fall into two categories:</text:p>
        <text:list xml:id="list104940521" text:style-name="L1">
          <text:list-item>
            <text:p text:style-name="P47"><text:span text:style-name="T27">Parallel file systems </text:span><text:span text:style-name="T4">(e.g., GPFS and Lustre)</text:span><text:span text:style-name="T27"> which have been extended across the wide area. <text:s/></text:span></text:p>
          </text:list-item>
          <text:list-item>
            <text:p text:style-name="P47"><text:span text:style-name="T27">Grid-based tools </text:span><text:span text:style-name="T4">(e.g., GridFTP)</text:span><text:span text:style-name="T27"> which have little or no knowledge of the underlying file systems or networks. </text:span></text:p>
          </text:list-item>
        </text:list>
        <text:p text:style-name="P21">Groups of diverse storage systems, such as the pluralistic set of TeraGrid storage resources, are not amenable to the degree of uniformity required by today's parallel file systems. <text:s/>Generally, parallel file systems run inside the operating system which requires that all participating systems run compatible kernel stacks, which is not always feasible. <text:s/>Even if the systems management processes could be regulated across sites, system failures such as a single operating system bug would now affect the entire set of resources not just those of a single site. <text:s/>Besides coordination difficulties, forced homogeneity, and increased susceptibility to distributed faults, today's parallel file systems either lack useful wide area related features or exhibit poor performance in high latency scenarios.</text:p>
        <text:p text:style-name="P21">A different set of problems exist at the other end of the stack spectrum where many tools exist which enable users to manage their own data. These tools require that users adopt the API's of these tools. In terms of system management and administration, this approach is far simpler because the responsibility is placed onto the user. The tasks of tracking, archiving, replicating, and verifying data are left to the user to perform manually. If good performance is required then users are forced to become experts on the various storage systems, networks, and techniques for the effective transfer of large amounts of data.</text:p>
        <text:p text:style-name="P3">SLASH2 is implemented as a portable user mode file system with features applicable to wide area data management. It is positioned in the 'middle of the stack' to provide the management flexibility of grid-based tools while leveraging the performance and <text:change text:change-id="ct172512440"/><text:change-start text:change-id="ct172510424"/>close<text:change-end text:change-id="ct172510424"/> integration of a kernel-based file system. <text:s/><text:span text:style-name="T1">It empowers users with </text:span><text:soft-page-break/><text:span text:style-name="T1">the ability to use the familiar POSIX interface within a global name space.</text:span></text:p>
        <text:list xml:id="list165444343" text:continue-list="list911876548" text:style-name="Outline">
          <text:list-item>
            <text:h text:style-name="P62" text:outline-level="1">RELATED WORK</text:h>
          </text:list-item>
        </text:list>
        <text:p text:style-name="P40">Lustre WAN, Data Capacitor, GPFS / Panache, AFS, MR-AFS, GLUSTER, Ocean<text:change-start text:change-id="ct172522400"/>S<text:change-end text:change-id="ct172522400"/><text:change-start text:change-id="ct172531392"/>tor<text:change-end text:change-id="ct172531392"/>, Pangea., IRODS<text:change-start text:change-id="ct172511848"/></text:p>
        <text:list xml:id="list1320788490" text:continue-numbering="true" text:style-name="Outline">
          <text:list-item>
            <text:list>
              <text:list-item>
                <text:h text:style-name="Heading_20_2" text:outline-level="2"><text:change-end text:change-id="ct172511848"/><text:change-start text:change-id="ct172512568"/>Lustre WAN – Albedo, DC WAN, etc. <text:s/></text:h>
              </text:list-item>
            </text:list>
          </text:list-item>
        </text:list>
        <text:p text:style-name="P5">Users do not have explicit control over data locality resulting in <text:change-end text:change-id="ct172512568"/><text:change-start text:change-id="ct171130160"/>asymmetric performance characteristics. <text:s/>This is the case for both data and metadata though the metadata performance is less tractable since the location of the server is totally fixed. <text:s/>The result <text:change-end text:change-id="ct171130160"/><text:change-start text:change-id="ct172509120"/>is that users closer to the MDS will receive better performance. <text:s text:c="2"/>As deployed today, these types of systems are auxiliaries to the primary filesystems used by the supercomputing resource (<text:span text:style-name="T6">which</text:span> is generally from where the data is slated to be accessed). <text:s/>The problem here is two-fold: <text:s/>duplication of resources and generally less performance and connectivity of the WAN FS to the supercomputer acting as the consumer (or proceducer). <text:s/>In general when utilizing a WAN fs, users are forced to make a copy into the local parallel filesystem if high performance is required. (what are the bandwidths to local parallel filesystems versus WAN fs's?)</text:p>
        <text:list xml:id="list894344626" text:continue-numbering="true" text:style-name="Outline">
          <text:list-item>
            <text:list>
              <text:list-item>
                <text:h text:style-name="Heading_20_2" text:outline-level="2">GPFS<text:change-end text:change-id="ct172509120"/><text:change-start text:change-id="ct197887432"/></text:h>
              </text:list-item>
            </text:list>
          </text:list-item>
        </text:list>
        <text:p text:style-name="P5"><text:change-end text:change-id="ct197887432"/><text:change text:change-id="ct197245864"/><text:change text:change-id="ct184850384"/><text:change text:change-id="ct198721800"/><text:change-start text:change-id="ct172308224"/>The GPFS team has developed many features beneficial for WAN deployments. <text:s/>These include data and metadata replication in cluster-aware contexts.<text:change-end text:change-id="ct172308224"/><text:change text:change-id="ct197921240"/><text:change-start text:change-id="ct198622048"/> <text:s/>However, GPFS replication support is somewhat inflexible. <text:s/>The most common form of replication is between “failure groups”. <text:s/>Here, an administrator configures synchronous replication to be performed between the designated <text:s/>failure groups. <text:s/>Synchronous replication of filesystem volumes does not suit scientific computing environments <text:span text:style-name="T6">because, on write, local elements (be they servers or clients) are forced to block until the write is forwarded to a remote entity. <text:s/>This behavior negatively impacts performance by limiting performance to that of the remote storage mirror. <text:s/>Users may issue explicit replication requests for files in GPFS filesystems which contain <text:s/>multiple failure groups but are not configured for synchronous mirroring. <text:s/>This </text:span><text:change text:change-id="ct199354352"/><text:change-start text:change-id="ct198789224"/><text:span text:style-name="T6">is type of flexibility is needed in distributed scientific computing grids for ensuring good local performance and the on-demand replication of data. <text:s/>However, user issu</text:span><text:change-end text:change-id="ct198789224"/><text:change-start text:change-id="ct199417416"/><text:span text:style-name="T6">ed replication requests in GPFS are processed by a single thread and are not parallelized across GPFS I/O servers. <text:s/>For large files this type of behavior </text:span><text:change-end text:change-id="ct199417416"/><text:change text:change-id="ct199469176"/><text:span text:style-name="T6">is inefficient because it does not utilize the available set of storage and network resources.</text:span></text:p>
        <text:p text:style-name="P5"><text:change-end text:change-id="ct198622048"/><text:change text:change-id="ct198542288"/><text:change-start text:change-id="ct190057192"/>When exploring GPFS use in <text:change-start text:change-id="ct199305360"/><text:span text:style-name="T6">the</text:span><text:change-end text:change-id="ct199305360"/> <text:change-start text:change-id="ct199491720"/>wide-area, <text:change-end text:change-id="ct199491720"/><text:change text:change-id="ct199291456"/><text:change-start text:change-id="ct198899680"/>n<text:change-end text:change-id="ct198899680"/>on-technical d<text:change-end text:change-id="ct190057192"/><text:change-start text:change-id="ct180053160"/>isa<text:change-end text:change-id="ct180053160"/><text:change-start text:change-id="ct171130752"/>dvantage<text:change-end text:change-id="ct171130752"/><text:change-start text:change-id="ct200205248"/>s arise. <text:s/><text:change-end text:change-id="ct200205248"/><text:change text:change-id="ct199545992"/><text:change-start text:change-id="ct199132712"/>F<text:change-end text:change-id="ct199132712"/><text:change-start text:change-id="ct199495232"/>rom an academic and scientific research perspective, is that this approach requires strict system-level homogenization<text:change-end text:change-id="ct199495232"/><text:change-start text:change-id="ct172308384"/>. <text:s/>In effect this will limit the degree of participation since not all sites <text:change-end text:change-id="ct172308384"/><text:change-start text:change-id="ct172309288"/>run GPFS<text:change-end text:change-id="ct172309288"/><text:change text:change-id="ct198138224"/><text:change-start text:change-id="ct198038264"/> due to licensing reasons or other costs.<text:change-end text:change-id="ct198038264"/><text:change-start text:change-id="ct198266432"/></text:p>
        <text:list xml:id="list1028162548" text:continue-numbering="true" text:style-name="Outline">
          <text:list-item>
            <text:list>
              <text:list-item>
                <text:h text:style-name="Heading_20_2" text:outline-level="2">Panache<text:change-end text:change-id="ct198266432"/><text:change-start text:change-id="ct197916560"/></text:h>
              </text:list-item>
            </text:list>
          </text:list-item>
        </text:list>
        <text:p text:style-name="Standard"><text:change-end text:change-id="ct197916560"/><text:change-start text:change-id="ct172509264"/></text:p>
        <text:list xml:id="list1022595924" text:continue-numbering="true" text:style-name="Outline">
          <text:list-item>
            <text:list>
              <text:list-item>
                <text:h text:style-name="Heading_20_2" text:outline-level="2">AFS, MR-AFS. <text:s/><text:change-end text:change-id="ct172509264"/><text:change-start text:change-id="ct198122352"/></text:h>
              </text:list-item>
            </text:list>
          </text:list-item>
        </text:list>
        <text:p text:style-name="P5"><text:change-end text:change-id="ct198122352"/><text:change-start text:change-id="ct193996424"/>These file systems have provided global namespace. <text:s/>MR-AFS supports multi-residency. <text:s/>Issues are that AFS is not a <text:change-end text:change-id="ct193996424"/><text:change-start text:change-id="ct172529632"/>high performance file system, it's more widely used in organizational infrastructures, not high performance ones.<text:change-end text:change-id="ct172529632"/><text:change text:change-id="ct172523224"/><text:change-start text:change-id="ct198074272"/> <text:s/>Further, AFS requires a proprietary filesystem<text:change-end text:change-id="ct198074272"/><text:change-start text:change-id="ct193972320"/> on its servers. <text:s/>This makes it impossible for use across a wide variety of existing storage deployments. <text:s/><text:change-end text:change-id="ct193972320"/><text:change-start text:change-id="ct197900064"/></text:p>
        <text:list xml:id="list861246099" text:continue-numbering="true" text:style-name="Outline">
          <text:list-item>
            <text:list>
              <text:list-item>
                <text:h text:style-name="Heading_20_2" text:outline-level="2">iRODS<text:change-end text:change-id="ct197900064"/><text:change-start text:change-id="ct172522952"/></text:h>
              </text:list-item>
            </text:list>
          </text:list-item>
        </text:list>
        <text:p text:style-name="P5">SLASH2 and IRODS have a large degree of feature overlap. <text:s/>Multi-resident data support and <text:change-end text:change-id="ct172522952"/><text:change-start text:change-id="ct172509840"/>system level replication are the primary common features. <text:s/>Where the two differ is that IRODS <text:change-end text:change-id="ct172509840"/><text:change-start text:change-id="ct172509936"/>generally limits its data access interface to 'put / g<text:change-end text:change-id="ct172509936"/><text:change-start text:change-id="ct172310448"/>et'. <text:s/>Since IRODS is largely used to provide access to static archives this is completely acceptable for it purposes. <text:s/>Further, IRODS limits multi-residency support to the entire file.</text:p>
        <text:list xml:id="list2163771890" text:continue-numbering="true" text:style-name="Outline">
          <text:list-item>
            <text:list>
              <text:list-item>
                <text:h text:style-name="Heading_20_2" text:outline-level="2"><text:change-end text:change-id="ct172310448"/><text:change-start text:change-id="ct198743096"/>GLUSTER<text:change-end text:change-id="ct198743096"/><text:change-start text:change-id="ct198508568"/></text:h>
              </text:list-item>
            </text:list>
          </text:list-item>
        </text:list>
        <text:p text:style-name="P5"><text:change-end text:change-id="ct198508568"/><text:change text:change-id="ct184849608"/><text:change text:change-id="ct172310248"/><text:change text:change-id="ct172310048"/><text:change-start text:change-id="ct198708856"/>GLUSTER supports filesystem replication but at the granularity of an <text:change-end text:change-id="ct198708856"/><text:change-start text:change-id="ct198525024"/>entire volume. <text:s/>It does not appear to support rich per-file, multi-resident capabilities.<text:change-end text:change-id="ct198525024"/><text:change text:change-id="ct198902640"/><text:change-start text:change-id="ct198918608"/> <text:s/>Therefore it suffers fr<text:change-end text:change-id="ct198918608"/><text:change-start text:change-id="ct199674936"/>om the same problems as GPFS file and metadata replication.<text:change-end text:change-id="ct199674936"/><text:change-start text:change-id="ct172309848"/></text:p>
        <text:list xml:id="list900692219" text:continue-numbering="true" text:style-name="Outline">
          <text:list-item>
            <text:h text:style-name="Heading_20_1" text:outline-level="1">SYSTEM USAGE SCENARIOS</text:h>
          </text:list-item>
        </text:list>
        <text:p text:style-name="Standard">User imports data into SLASH2 partition from remote site. <text:s/>(Note: <text:s/>that local file object creation via replication is size aware so the appropriate striping parameters may be used.) <text:s/><text:span text:style-name="T51">Th</text:span><text:span text:style-name="T51">at local partition may be a parallel filesystem attached to a large supercomputer. <text:s/>As such, the file object are essentially local to the compute resource. <text:s/>Accordingly, the application reads its input data from the “global filesystem” at full-rate from the local parallel filesystem. <text:s/>Conversely, output data may be written to the local parallel filesystem and then later imported into SLASH2 via a zero copy mechanism.</text:span></text:p>
        <text:p text:style-name="P48"/>
        <text:p text:style-name="P48">Using large compute sites, such as NSF Supercomputing centers as data warehouses for scientific data. <text:s/>Here even the namespace may be replicated. </text:p>
        <text:p text:style-name="P48">Accommodating distributed research groups where scientists have need to share data. <text:s/>The SLASH2 replication system can even allow for partial file replication to suit environment where only file headers or footers need to be replication amongst endpoints. </text:p>
        <text:p text:style-name="Standard"><text:change-end text:change-id="ct172309848"/><text:change-start text:change-id="ct172521080"/>Providing a single namespace across TeraGrid or NSF Su<text:change-end text:change-id="ct172521080"/><text:change-start text:change-id="ct172532248"/>percomputing Centers so that user groups or communities may interface with logical filesystem globally.</text:p>
        <text:p text:style-name="Standard">Automated p<text:change-end text:change-id="ct172532248"/><text:change-start text:change-id="ct172532472"/>ublishing of data from an output source to an input source. <text:s/>Here one could imagine systematic migration of data from a sensor based system to a compute cl<text:change-end text:change-id="ct172532472"/><text:change-start text:change-id="ct172309448"/>uster or from a compute cluster to a visualization system. <text:s/>Everything oc<text:change-end text:change-id="ct172309448"/><text:change-start text:change-id="ct172311688"/>curring within the context of a single namespace and accessible via POSIX I/O routines.<text:change-end text:change-id="ct172311688"/><text:change-start text:change-id="ct172309648"/></text:p>
        <text:p text:style-name="Standard">At the time of publishing this paper, the Pittsburgh Supercomputing Center is <text:change-end text:change-id="ct172309648"/><text:change-start text:change-id="ct172312896"/>preparing to utilize the SLASH2 filesystem to serve as <text:span text:style-name="T51">the</text:span> foundation for its mass store system. <text:s/>PSC may take advantage of the SLASH2's separation of data and metadata; <text:s/>hence the organization employ the backend storage of its choosing<text:change-end text:change-id="ct172312896"/><text:change-start text:change-id="ct172312696"/> or a mixture thereof.<text:change-end text:change-id="ct172312696"/><text:change-start text:change-id="ct172535040"/> <text:s/><text:change-end text:change-id="ct172535040"/><text:change-start text:change-id="ct172536552"/><text:span text:style-name="T51">–</text:span> Here I'd like to comment on how tape or disk based b<text:change-end text:change-id="ct172536552"/><text:change-start text:change-id="ct172314560"/>ased systems may be used as backends. <text:s/>And that SLASH2 has the ability to replicate or migrate data between different backend targets. <text:s/><text:change-end text:change-id="ct172314560"/></text:p>
        <text:list xml:id="list124421973" text:continue-numbering="true" text:style-name="Outline">
          <text:list-item>
            <text:h text:style-name="P63" text:outline-level="1">SLASH2 ARCHITECTURAL DESCRIPTION</text:h>
          </text:list-item>
        </text:list>
        <text:p text:style-name="Standard"><text:span text:style-name="T10">This section will first describe the </text:span><text:span text:style-name="T1">core structures</text:span><text:span text:style-name="T10"> of the SLASH2 system, the block map, followed by descriptions of the system's primary components and their roles.</text:span></text:p>
        <text:list xml:id="list1945395797" text:continue-numbering="true" text:style-name="Outline">
          <text:list-item>
            <text:list>
              <text:list-item>
                <text:h text:style-name="P64" text:outline-level="2"><text:change-start text:change-id="ct172539208"/>System Components</text:h>
              </text:list-item>
            </text:list>
          </text:list-item>
        </text:list>
        <text:p text:style-name="Standard"><text:change-end text:change-id="ct172539208"/><text:change text:change-id="ct172508176"/><text:change-start text:change-id="ct172546392"/></text:p>
        <text:list xml:id="list1900433295" text:continue-numbering="true" text:style-name="Outline">
          <text:list-item>
            <text:list>
              <text:list-item>
                <text:h text:style-name="P64" text:outline-level="2"><text:soft-page-break/>Block Ma<text:change-end text:change-id="ct172546392"/>p</text:h>
              </text:list-item>
            </text:list>
          </text:list-item>
        </text:list>
        <text:p text:style-name="P34"><text:span text:style-name="T5">The SLASH2 block map or </text:span><text:span text:style-name="T34">bmap</text:span><text:span text:style-name="T5"> is a fixed size meta data structure which represents an aligned,</text:span><text:span text:style-name="T3"> </text:span><text:span text:style-name="T4">contiguous region within</text:span><text:span text:style-name="T5"> a SLASH2 file. <text:s/>Many features and components of SLASH2 are built atop this structure. <text:s/>For this reason we </text:span><text:span text:style-name="T4">choose</text:span><text:span text:style-name="T5"> to discuss it at this point in the paper.</text:span></text:p>
        <text:p text:style-name="P35"><text:span text:style-name="T27">The SLASH2 block map provides the underpinning for SLASH2's flexible replication capabilities, data multi-residency support, storage of file system checksums, and coherency management. <text:s/>Furthermore, it doubles as the logical work unit when performing parallel replication activities. Because </text:span><text:span text:style-name="T28">bmap</text:span><text:span text:style-name="T27">s divide a file into chunks, SLASH2 may manage these data blocks as separate entities instead of dealing with the entire file. <text:s/>This is important for efficiently managing updates of large files which have one or more replicas. <text:s/>Since bmaps are managed as independent units, only those bmaps which have been modified will have their replicas invalidated and possibly rectified. <text:s/></text:span><text:span text:style-name="T29">Bmaps</text:span><text:span text:style-name="T27"> also provide the ability to split files across data systems or apply replication policies to specific <text:s/>regions of a file. </text:span></text:p>
        <text:p text:style-name="P34"><text:span text:style-name="T5">The on-disk bmap data structure contains storage for managing the state of it replicas and holding a series of 8-byte checksums </text:span><text:span text:style-name="T4">for each sub-block (i.e., sliver) within it</text:span><text:span text:style-name="T5">. <text:s/>The size of the </text:span><text:span text:style-name="T35">bmap</text:span><text:span text:style-name="T5"> must be a power of two and it is preferable to use large </text:span><text:span text:style-name="T35">bmap</text:span><text:span text:style-name="T5"> sizes such as 64MB or 128MB as this provides an economic ratio of data to metadata. <text:s/>The bmap structures for the entire file system are stored on the SLASH2 metadata server.</text:span></text:p>
        <text:list xml:id="list2007625981" text:continue-numbering="true" text:style-name="Outline">
          <text:list-item>
            <text:list>
              <text:list-item>
                <text:h text:style-name="P64" text:outline-level="2">Metadata Server and Management</text:h>
              </text:list-item>
            </text:list>
          </text:list-item>
        </text:list>
        <text:p text:style-name="P6">The current implementation of the SLASH2 metadata server (MDS) has been done completely in user space. <text:s/>It utilizes <text:change-start text:change-id="ct172309056"/>the<text:change-end text:change-id="ct172309056"/><text:change text:change-id="ct172550376"/> ZFS file<text:change text:change-id="ct172521592"/>system<text:change-start text:change-id="ct172551752"/> <text:change-end text:change-id="ct172551752"/><text:change text:change-id="ct172313272"/>to store the name space and its internal structures such as bmaps.<text:change text:change-id="ct172549752"/><text:change text:change-id="ct172550112"/><text:change text:change-id="ct172528648"/><text:change text:change-id="ct172536768"/><text:change text:change-id="ct172547776"/><text:change text:change-id="ct172528424"/><text:change text:change-id="ct172549024"/><text:change-start text:change-id="ct172552272"/> <text:s/><text:change-end text:change-id="ct172552272"/>S<text:change text:change-id="ct172549848"/><text:change-start text:change-id="ct172551464"/>LASH<text:change-end text:change-id="ct172551464"/>2 makes use of the ZFS data management unit (DMU) as a library linked with the <text:change text:change-id="ct172326200"/><text:change-start text:change-id="ct172317120"/>MDS<text:change-end text:change-id="ct172317120"/> binary. <text:s/>The DMU library provides the metadata server with direct access to the underlying ZFS pool and thus, bypasses the kernel's virtual filesystem layer altogether. <text:s/>Using the DMU in this manner allows the metadata server to access the underlying file system through native ZFS routines. <text:s/>This is necessary for supporting low level file system operations such as “open by file identifier” and for obtaining attributes specific to SLASH2 <text:s/>directly from the inode. <text:s/>Further, by utilizing ZFS, SLASH2 may leverage a multitude of interesting and useful capabilities such as vertical RAID integration<text:change text:change-id="ct172316184"/><text:change-start text:change-id="ct172327792"/>, <text:change-end text:change-id="ct172327792"/>data checksumming<text:change text:change-id="ct172313696"/><text:change-start text:change-id="ct172550472"/>, and snapshot<text:change-end text:change-id="ct172550472"/><text:change-start text:change-id="ct172329680"/>ting.<text:change-end text:change-id="ct172329680"/></text:p>
        <text:p text:style-name="P6">The networking component of the MDS is based on a port of the Lustre networking and remote procedure call stacks. <text:s/>As a result, the threading and request handling models are very similar to that of Lustre. </text:p>
        <text:list xml:id="list1142203745" text:continue-numbering="true" text:style-name="Outline">
          <text:list-item>
            <text:list>
              <text:list-item>
                <text:list>
                  <text:list-item>
                    <text:h text:style-name="P60" text:outline-level="3">Name Space and Attribute Management</text:h>
                  </text:list-item>
                </text:list>
              </text:list-item>
            </text:list>
          </text:list-item>
        </text:list>
        <text:p text:style-name="P6">One of the design goals of SLASH2 is the presentation of a global name space. <text:s/>It is role of the MDS to provide support for POSIX system calls related to name space operation such as <text:s/>lookup, readdir, create, unlink, readlink, link, rename, etc. <text:s/>File attributes are also managed and served to client by the metadata server. </text:p>
        <text:p text:style-name="P6"><text:change text:change-id="ct175065408"/><text:change-start text:change-id="ct179531560"/>Since <text:change-end text:change-id="ct179531560"/>SLASH2 was designed for high-latency situations it purposely does not attempt to maintain strict metadata consistency across clients. <text:s/><text:change text:change-id="ct182617432"/><text:change-start text:change-id="ct179591104"/>O<text:change-end text:change-id="ct179591104"/>bject attribute<text:change text:change-id="ct179539952"/><text:change-start text:change-id="ct182553424"/>s<text:change-end text:change-id="ct182553424"/> are cached in an ephemeral manner so that callback procedures are not required. <text:s/>Callbacks are generally avoided <text:change text:change-id="ct172313104"/>in the SLASH2 framework<text:change text:change-id="ct172329408"/><text:change-start text:change-id="ct172330336"/> s<text:change-end text:change-id="ct172330336"/>ince clients and servers may span administrative domains <text:change text:change-id="ct172330592"/><text:change-start text:change-id="ct172329880"/>or<text:change-end text:change-id="ct172329880"/> connected via high-latency links. <text:s/>As a result <text:change text:change-id="ct183039912"/><text:change-start text:change-id="ct169062208"/>t<text:change-end text:change-id="ct169062208"/>he system tends to shy away from design points which are more applicable within a machine room. <text:s/>Since timeouts are employed to help manage metadata consistency the metadata server and clients support readdir+ to deal with the lack of directory caching. <text:s/>Readdir+ generally improves the performance of interactive operations such as 'ls -l' since the object attributes are fetched in bulk instead of iteratively. <text:s/>For directories with hundreds or thousands of files, the speedup provided by readdir+ (*cite) may be several orders of magnitude.<text:change text:change-id="ct172315288"/></text:p>
        <text:p text:style-name="P6">File size management is another point of interest within the realm of attributes. <text:s/>The coherency of this attribute is not strictly managed amongst clients and this attribute may be retrieved directly from the MDS<text:change text:change-id="ct172315456"/><text:change-start text:change-id="ct172313472"/>.<text:change-end text:change-id="ct172313472"/><text:change text:change-id="ct172326432"/><text:change-start text:change-id="ct171276872"/> <text:s/><text:change-end text:change-id="ct171276872"/>The MDS obtains file sizes via an update protocol between itself and the I/O server. <text:s/>As the I/O server handles incoming writes it periodically publishes the file sizes to the MDS. <text:s/>For a client or clients writing to a given file object, their view of the file size will differ from that of another client for some small period of time (on the order of seconds). <text:s/>Furthermore, a client engaged in write activity on a given object will ignore size attribute updates from the MDS for that object unless the object was determined to have been truncated or extended by another client. <text:change-start text:change-id="ct172327040"/></text:p>
        <text:p text:style-name="P6">The file attribute, <text:change-start text:change-id="ct173257648"/><text:span text:style-name="T9">st_blocks</text:span><text:change-end text:change-id="ct173257648"/> - used for supporting the 'du' shell command, is maintained <text:change-end text:change-id="ct172327040"/><text:change text:change-id="ct172538944"/><text:change text:change-id="ct172332280"/><text:change-start text:change-id="ct172551560"/>i<text:change-end text:change-id="ct172551560"/><text:change-start text:change-id="ct172547872"/>n a manner similar to <text:change-end text:change-id="ct172547872"/><text:change-start text:change-id="ct172331592"/>that used for tracking file size. <text:s/>However, proper calculation <text:change-end text:change-id="ct172331592"/><text:change-start text:change-id="ct172556368"/>requires more effort than tracking the file size. <text:s/>Since SLASH2<text:change-end text:change-id="ct172556368"/><text:change-start text:change-id="ct172335344"/> supports a multitude of file residency schemes, no single value from an I/O server will always<text:change-end text:change-id="ct172335344"/><text:change-start text:change-id="ct172335568"/> represent the correct <text:change-start text:change-id="ct183030008"/><text:span text:style-name="T9">st_blocks </text:span><text:change-end text:change-id="ct183030008"/>value.<text:change-end text:change-id="ct172335568"/><text:change-start text:change-id="ct172335088"/> <text:s/>To cope with this fact, the MDS maintains a<text:change-end text:change-id="ct172335088"/><text:change-start text:change-id="ct172334784"/>n <text:change-start text:change-id="ct182641624"/><text:span text:style-name="T9">st_blocks</text:span><text:change-end text:change-id="ct182641624"/> value for every I/O node storing a chunk of the file<text:change-end text:change-id="ct172334784"/><text:change-start text:change-id="ct172334272"/> and a value which represents the <text:change-end text:change-id="ct172334272"/><text:change-start text:change-id="ct171280040"/>overall tally.<text:change-end text:change-id="ct171280040"/><text:change-start text:change-id="ct172334944"/> <text:s/>After handling a write operation, the I/O node ships its current <text:change-start text:change-id="ct183082568"/><text:span text:style-name="T9">st_blocks</text:span><text:change-end text:change-id="ct183082568"/> value for the file object to the MDS. <text:s/>The MDS calculates the delta and adjusts the tally accordingly. <text:s/>Note that the st_blocks value is only adjusted on behalf of write or truncate operations. <text:s/>Replication activities<text:change-end text:change-id="ct172334944"/><text:change-start text:change-id="ct172548656"/> may set the <text:change-start text:change-id="ct183098904"/><text:span text:style-name="T9">st_blocks</text:span><text:change-end text:change-id="ct183098904"/> value for a given I/O node but do not cause the tally to be adjusted<text:change-end text:change-id="ct172548656"/><text:change-start text:change-id="ct172335720"/>.<text:change-end text:change-id="ct172335720"/><text:change-start text:change-id="ct172335936"/></text:p>
        <text:list xml:id="list1999265787" text:continue-numbering="true" text:style-name="Outline">
          <text:list-item>
            <text:list>
              <text:list-item>
                <text:list>
                  <text:list-item>
                    <text:h text:style-name="P59" text:outline-level="3">Objec<text:change-end text:change-id="ct172335936"/><text:change-start text:change-id="ct183082472"/>t<text:change-end text:change-id="ct183082472"/><text:change-start text:change-id="ct178430288"/> Identifiers</text:h>
                  </text:list-item>
                </text:list>
              </text:list-item>
            </text:list>
          </text:list-item>
        </text:list>
        <text:p text:style-name="P6">SLASH2 object identifiers <text:change-end text:change-id="ct178430288"/><text:change-start text:change-id="ct183389640"/>(OID) <text:change-end text:change-id="ct183389640"/><text:change-start text:change-id="ct178319608"/>are allocated and maintained by the metadata server. <text:s/>To<text:change-end text:change-id="ct178319608"/><text:change text:change-id="ct183049608"/><text:change-start text:change-id="ct182270600"/> effectively deal with tasks <text:change-end text:change-id="ct182270600"/><text:change text:change-id="ct182558224"/><text:change-start text:change-id="ct178265704"/>such as<text:change-end text:change-id="ct178265704"/><text:change-start text:change-id="ct173761464"/> garbage collection<text:change-end text:change-id="ct173761464"/><text:change text:change-id="ct182952368"/><text:change-start text:change-id="ct183075960"/>, r<text:change-end text:change-id="ct183075960"/><text:change-start text:change-id="ct164872440"/>eplica invalidation<text:change-end text:change-id="ct164872440"/><text:change-start text:change-id="ct170256088"/>,<text:change-end text:change-id="ct170256088"/><text:change-start text:change-id="ct183659848"/> <text:change-end text:change-id="ct183659848"/><text:change-start text:change-id="ct179248424"/>and system recovery, <text:change-end text:change-id="ct179248424"/><text:change-start text:change-id="ct181213288"/>we have chosen to use a 64-bit monotonic value. <text:s/><text:change-end text:change-id="ct181213288"/><text:change-start text:change-id="ct184462912"/></text:p>
        <text:p text:style-name="P6">Utilizing a monotonic value alleviates the system from having to deal with identifier reuse. <text:s/>Identifier reuse is generally not a issue in local file systems. <text:s/>However, to make SLASH2 comfortable in WAN settings, the system must be capable of undertaking certain operations asynchronously. <text:s/>Garbage collection is one of these operations. <text:s/>By avoiding identifier reuse the system may clean up stale objects in the background without blocking the client. <text:s/>Furthering this concept, file objects within SLASH2 are also assigned a 64-bit generation number used for differentiating file objects which have been fully truncated. <text:s/>This technique allows fully truncated objects (which use the same object identifier) to also be removed asynchronously.</text:p>
        <text:p text:style-name="P6"><draw:frame draw:style-name="fr1" draw:name="Frame1" text:anchor-type="paragraph" svg:x="0.0098in" svg:y="0.3472in" svg:width="2.3035in" draw:z-index="0"><draw:text-box fo:min-height="1.0626in"><text:p text:style-name="Frame_20_contents"><draw:g text:anchor-type="paragraph" draw:z-index="1" draw:style-name="gr1"><draw:line draw:style-name="gr2" draw:text-style-name="P73" svg:x1="1.176in" svg:y1="0.0681in" svg:x2="1.1807in" svg:y2="0.5445in"><text:p/></draw:line><draw:custom-shape draw:style-name="gr3" draw:text-style-name="P75" svg:width="0.998in" svg:height="0.3634in" svg:x="1.1776in" svg:y="0.1217in"><text:p text:style-name="P74"><text:span text:style-name="T58">32-bit lower </text:span></text:p><text:p text:style-name="P74"><text:span text:style-name="T58">segment</text:span></text:p><draw:enhanced-geometry svg:viewBox="0 0 21600 21600" draw:type="rectangle" draw:enhanced-path="M 0 0 L 21600 0 21600 21600 0 21600 0 0 Z N"/></draw:custom-shape><draw:custom-shape draw:style-name="gr4" draw:text-style-name="P73" svg:width="0.1252in" svg:height="0.3634in" svg:x="0.3047in" svg:y="0.1217in"><text:p/><draw:enhanced-geometry svg:viewBox="0 0 21600 21600" draw:type="rectangle" draw:enhanced-path="M 0 0 L 21600 0 21600 21600 0 21600 0 0 Z N"/></draw:custom-shape><draw:custom-shape draw:style-name="gr5" draw:text-style-name="P73" svg:width="0.1252in" svg:height="0.3634in" svg:x="0.4291in" svg:y="0.1217in"><text:p/><draw:enhanced-geometry svg:viewBox="0 0 21600 21600" draw:type="rectangle" draw:enhanced-path="M 0 0 L 21600 0 21600 21600 0 21600 0 0 Z N"/></draw:custom-shape><draw:custom-shape draw:style-name="gr6" draw:text-style-name="P73" svg:width="0.1252in" svg:height="0.3634in" svg:x="0.5555in" svg:y="0.1217in"><text:p/><draw:enhanced-geometry svg:viewBox="0 0 21600 21600" draw:type="rectangle" draw:enhanced-path="M 0 0 L 21600 0 21600 21600 0 21600 0 0 Z N"/></draw:custom-shape><draw:custom-shape draw:style-name="gr7" draw:text-style-name="P73" svg:width="0.1252in" svg:height="0.3634in" svg:x="0.6791in" svg:y="0.1217in"><text:p/><draw:enhanced-geometry svg:viewBox="0 0 21600 21600" draw:type="rectangle" draw:enhanced-path="M 0 0 L 21600 0 21600 21600 0 21600 0 0 Z N"/></draw:custom-shape><draw:custom-shape draw:style-name="gr8" draw:text-style-name="P73" svg:width="0.1252in" svg:height="0.3634in" svg:x="0.8047in" svg:y="0.1217in"><text:p/><draw:enhanced-geometry svg:viewBox="0 0 21600 21600" draw:type="rectangle" draw:enhanced-path="M 0 0 L 21600 0 21600 21600 0 21600 0 0 Z N"/></draw:custom-shape><draw:custom-shape draw:style-name="gr9" draw:text-style-name="P73" svg:width="0.1252in" svg:height="0.3634in" svg:x="1.0547in" svg:y="0.1217in"><text:p/><draw:enhanced-geometry svg:viewBox="0 0 21600 21600" draw:type="rectangle" draw:enhanced-path="M 0 0 L 21600 0 21600 21600 0 21600 0 0 Z N"/></draw:custom-shape><draw:custom-shape draw:style-name="gr10" draw:text-style-name="P73" svg:width="0.126in" svg:height="0.3634in" svg:x="0.9283in" svg:y="0.1217in"><text:p/><draw:enhanced-geometry svg:viewBox="0 0 21600 21600" draw:type="rectangle" draw:enhanced-path="M 0 0 L 21600 0 21600 21600 0 21600 0 0 Z N"/></draw:custom-shape><draw:custom-shape draw:style-name="gr11" draw:text-style-name="P73" svg:width="0.1252in" svg:height="0.3634in" svg:x="0.1791in" svg:y="0.1217in"><text:p/><draw:enhanced-geometry svg:viewBox="0 0 21600 21600" draw:type="rectangle" draw:enhanced-path="M 0 0 L 21600 0 21600 21600 0 21600 0 0 Z N"/></draw:custom-shape><draw:custom-shape draw:style-name="gr12" draw:text-style-name="P75" svg:width="0.7685in" svg:height="0.1406in" svg:x="0.7929in" svg:y="0.5756in"><text:p text:style-name="P74"><text:span text:style-name="T58">(2^32 / 8) cycles</text:span></text:p><draw:enhanced-geometry svg:viewBox="0 0 21600 21600" draw:type="rectangle" draw:enhanced-path="M 0 0 L 21600 0 21600 21600 0 21600 0 0 Z N"/></draw:custom-shape><draw:line draw:style-name="gr13" draw:text-style-name="P73" svg:x1="0.7524in" svg:y1="0.6142in" svg:x2="0.6118in" svg:y2="0.4846in"><text:p/></draw:line></draw:g></text:p><text:p text:style-name="Text"/><text:p text:style-name="Text"/><text:p text:style-name="Text"/><text:p text:style-name="P72"><text:span text:style-name="T55"/></text:p><text:p text:style-name="P72"><text:span text:style-name="T55">Figure 1: <text:s/>64-bit Object Identifier Segmentation which Supports Eight Possible Metadata Servers</text:span></text:p></draw:text-box></draw:frame><text:change-end text:change-id="ct184462912"/><text:change-start text:change-id="ct184456360"/>Th<text:change-end text:change-id="ct184456360"/><text:change text:change-id="ct182969840"/><text:change-start text:change-id="ct182277120"/>e<text:change-end text:change-id="ct182277120"/><text:change-start text:change-id="ct183265848"/> 64-bit<text:change-end text:change-id="ct183265848"/> <text:change text:change-id="ct178321416"/><text:change-start text:change-id="ct182197352"/>OID<text:change-end text:change-id="ct182197352"/> i<text:change text:change-id="ct198646376"/><text:change-start text:change-id="ct199832536"/>s split<text:change-end text:change-id="ct199832536"/> into<text:change-start text:change-id="ct183361144"/> upper and lower segments. <text:s/>The upper segment manages a numeric range from which a set of <text:change-start text:change-id="ct200211600"/><text:span text:style-name="T9">cycles</text:span><text:change-end text:change-id="ct200211600"/><text:note text:id="ftn0" text:note-class="footnote"><text:note-citation>1</text:note-citation><text:note-body><text:p text:style-name="P68"><text:change-start text:change-id="ct191952448"/>The total number of cycles is 2**N, where N is <text:change-start text:change-id="ct199809072"/><text:span text:style-name="T52">the</text:span><text:change-end text:change-id="ct199809072"/> <text:change-end text:change-id="ct191952448"/><text:change-start text:change-id="ct191319264"/>number of upper s<text:change-end text:change-id="ct191319264"/><text:change-start text:change-id="ct197067368"/><text:change-start text:change-id="ct193338688"/>egment bits.<text:change-end text:change-id="ct197067368"/><text:change-end text:change-id="ct193338688"/></text:p></text:note-body></text:note> is derived. <text:s/>In a monotonic fashion, the <text:change-start text:change-id="ct200308688"/><text:span text:style-name="T9">cycle</text:span><text:change-end text:change-id="ct200308688"/> never decreases and is increased either when the lower segment has been exhausted due to <text:soft-page-break/>OID allocation; when the MDS is restored from a backup; <text:s/>or when the MDS journal is lost. <text:s/></text:p>
        <text:p text:style-name="P6">Given a SLASH2 configuration with a single MDS, that MDS <text:change-start text:change-id="ct183635496"/><text:span text:style-name="T49">would</text:span><text:change-end text:change-id="ct183635496"/> have access to the entire 64-bit OID space. <text:s/>If a system with multiple MDS nodes is desired, the cycle space is divided into sections <text:change-end text:change-id="ct183361144"/><text:change-start text:change-id="ct183952056"/>–<text:change-end text:change-id="ct183952056"/><text:change-start text:change-id="ct183740376"/> one per potential MDS. <text:s/></text:p>
        <text:p text:style-name="P8"><text:span text:style-name="T16">Figure 1</text:span><text:span text:style-name="T7"> illustrates the 64-bit segmentation required to support eight metadata servers within a single SLASH2 filesystem. <text:s/>In this example, a given MDS is assigned 33554432 cycles. <text:s/>As a result, each MDS would be capable of allocating </text:span><text:change-end text:change-id="ct183740376"/><text:change-start text:change-id="ct174761784"/><text:span text:style-name="T16">2**(32+25) </text:span><text:change-end text:change-id="ct174761784"/><text:change-start text:change-id="ct183867784"/><text:span text:style-name="T7">OIDs. </text:span><text:change-end text:change-id="ct183867784"/><text:change text:change-id="ct192878184"/><text:change text:change-id="ct172336800"/><text:change text:change-id="ct197169904"/><text:change text:change-id="ct172336152"/><text:change text:change-id="ct196892904"/><text:change text:change-id="ct171279936"/><text:change text:change-id="ct192643272"/><text:change text:change-id="ct172338096"/><text:change text:change-id="ct171276688"/><text:change text:change-id="ct172338744"/><text:change text:change-id="ct192797808"/><text:change text:change-id="ct172316336"/><text:change text:change-id="ct197005360"/><text:change text:change-id="ct172340816"/><text:change text:change-id="ct184840896"/><text:change text:change-id="ct172337448"/><text:change text:change-id="ct184060848"/><text:change text:change-id="ct183970312"/><text:change text:change-id="ct172342456"/><text:change text:change-id="ct184265048"/></text:p>
        <text:list xml:id="list186454482" text:continue-numbering="true" text:style-name="Outline">
          <text:list-item>
            <text:list>
              <text:list-item>
                <text:list>
                  <text:list-item>
                    <text:h text:style-name="P60" text:outline-level="3">Coherency Management</text:h>
                  </text:list-item>
                </text:list>
              </text:list-item>
            </text:list>
          </text:list-item>
        </text:list>
        <text:p text:style-name="P6">System coherency is managed<text:change text:change-id="ct172343016"/><text:change-start text:change-id="ct172332104"/> on a per-<text:change-end text:change-id="ct172332104"/>bmap<text:change-start text:change-id="ct172337880"/> bas<text:change-end text:change-id="ct172337880"/><text:change-start text:change-id="ct172337664"/>is<text:change-end text:change-id="ct172337664"/>. <text:s/>For both read and write activity clients must request <text:change text:change-id="ct172341384"/><text:change text:change-id="ct172338264"/>lease<text:change text:change-id="ct172331288"/><text:change-start text:change-id="ct172340944"/>s<text:change-end text:change-id="ct172340944"/> from the MDS<text:change-start text:change-id="ct172329176"/> <text:change-end text:change-id="ct172329176"/><text:change-start text:change-id="ct172312448"/>for the bmaps to be affected by the pending I/O.<text:change-end text:change-id="ct172312448"/><text:change text:change-id="ct172312544"/><text:change-start text:change-id="ct172332808"/> <text:s/><text:change-end text:change-id="ct172332808"/>Both read and write leases are <text:change text:change-id="ct172332904"/><text:change-start text:change-id="ct172328304"/>held<text:change-end text:change-id="ct172328304"/> in memory on the metadata server where they consume about 200 bytes<text:change text:change-id="ct172328400"/><text:change text:change-id="ct172344360"/><text:change-start text:change-id="ct172348368"/> each<text:change-end text:change-id="ct172348368"/>. <text:s/>The metadata server is responsible for ensuring that all clients are accessing data from the appropriate I/O servers and with the correct access mode.<text:change text:change-id="ct172348568"/><text:change-start text:change-id="ct172346720"/> <text:s/><text:change-end text:change-id="ct172346720"/><text:change-start text:change-id="ct172349424"/>Once a client has obtained a read or write bmap lease, it may interact directly with <text:span text:style-name="T49">the</text:span> SLASH2 <text:span text:style-name="T49">I/O system</text:span> for <text:span text:style-name="T49">the term of the lease </text:span>without further intervention by the metadata server. <text:s/></text:p>
        <text:p text:style-name="P6"><text:change-end text:change-id="ct172349424"/><text:change-start text:change-id="ct172343264"/>Client access to a data region managed by a particular bmap is maintained in a manner <text:change-end text:change-id="ct172343264"/><text:change-start text:change-id="ct172349904"/>similar to that of shared-exclusive locks.<text:change-end text:change-id="ct172349904"/><text:change-start text:change-id="ct172347920"/> <text:s/>Any number of bmap read requests may be handled in a re<text:change-end text:change-id="ct172347920"/><text:change-start text:change-id="ct172342720"/>latively unobtrusive manner where clients are free to access any replica of their choosing.<text:change-end text:change-id="ct172342720"/><text:change-start text:change-id="ct172341880"/> <text:s/>In contrast, when handling a bmap write request the MDS binds the lease to a <text:change-end text:change-id="ct172341880"/><text:change-start text:change-id="ct172350456"/>single I/O node<text:change-end text:change-id="ct172350456"/><text:change-start text:change-id="ct172333312"/>.<text:change-end text:change-id="ct172333312"/><text:change-start text:change-id="ct172346384"/> <text:s/>In the absence of shared<text:change-end text:change-id="ct172346384"/><text:change-start text:change-id="ct172349200"/> writers or a reader / writer mix, clients may cache pages <text:change-end text:change-id="ct172349200"/><text:change-start text:change-id="ct172348984"/>covered by the respective bmap.<text:change-end text:change-id="ct172348984"/><text:change-start text:change-id="ct172350240"/> <text:s/>As one would expect, caching mode provides optimal performance since clients may use the cache to stage read-ahead requests <text:change-end text:change-id="ct172350240"/><text:change-start text:change-id="ct171290552"/>and utilize the client's write-back mechanism. <text:s/>I/O activity in caching mode is page based<text:change-end text:change-id="ct171290552"/><text:change-start text:change-id="ct172350888"/>; <text:s/>as a result all read and write activity between the client and I/O node are page aligned.<text:change-end text:change-id="ct172350888"/><text:change-start text:change-id="ct172351104"/></text:p>
        <text:p text:style-name="P6">When dealing with multiple writers or <text:change-end text:change-id="ct172351104"/><text:change-start text:change-id="ct172344736"/>a reader / writer mix, the MDS instructs all clients accessing the given bmap to use <text:change-end text:change-id="ct172344736"/><text:change-start text:change-id="ct172347704"/>a non-page based direct I/O mode.<text:change-end text:change-id="ct172347704"/><text:change-start text:change-id="ct172346184"/> <text:s/><text:change-end text:change-id="ct172346184"/><text:change-start text:change-id="ct172556272"/>This procedure is performed by iterating over <text:change-end text:change-id="ct172556272"/><text:change-start text:change-id="ct172351536"/>the set of existing leases<text:change-end text:change-id="ct172351536"/><text:change-start text:change-id="ct171279760"/> and <text:change-end text:change-id="ct171279760"/><text:change-start text:change-id="ct172350672"/>issuing callbacks to the clients holding those leases. <text:s/>As currently implemented, <text:change-end text:change-id="ct172350672"/><text:change-start text:change-id="ct172351968"/>mutating a <text:change-end text:change-id="ct172351968"/><text:change-start text:change-id="ct172351320"/>single writer bmap to multi-writer or reader-writer requires a blocking call to the client holding the write lease. <text:s/>This is necessary to ensure the client fully flushes and releases his cached page<text:change-end text:change-id="ct172351320"/><text:change-start text:change-id="ct172352184"/>s. <text:s/>Once complete, the MDS is able to issue direct I/O mode <text:s/>leases to new clients.<text:change-end text:change-id="ct172352184"/><text:change-start text:change-id="ct172352616"/> <text:s/>In the case where a bmap write lease request arrives amidst existing read lease(s), the metadata server chooses an I/O node to manage the upcoming writes. <text:s/>Next, the existing readers are notified to drop their caches, <text:s/>enter direct I/O mode, and (if necessary) direct new read requests to the chosen I/O node. <text:s/></text:p>
        <text:p text:style-name="P6">Once a bmap has been placed into direct I/O mode consistency across clients is maintained according to last-writer-wins conflict resolution. <text:s/>Since direct I/O mode provides single byte granularity (as opposed to page size) it should handle most scientific workloads appropriately even in the face of delayed or retried write requests. <text:s/>However, the current coherency implementation would not be well suited for handling certain classes transactional workloads. <text:s/>While maintaining coherency at the level of the bmap is preferable to locking an entire file object, the granularity is not nearly as fine as that found in today's parallel file system offerings. <text:s/>This shortcoming is acknowledged and may be rectified in future releases. <text:s/>In scenarios where applications wish to use shared-writer mode across the WAN the bmap size should be adjusted to a value which lends itself to decreased sharing.<text:change-end text:change-id="ct172352616"/><text:change text:change-id="ct172354344"/><text:change text:change-id="ct172354128"/><text:change text:change-id="ct172353912"/><text:change text:change-id="ct172352400"/></text:p>
        <text:list xml:id="list1401290921" text:continue-numbering="true" text:style-name="Outline">
          <text:list-item>
            <text:list>
              <text:list-item>
                <text:list>
                  <text:list-item>
                    <text:h text:style-name="P59" text:outline-level="3">Lease Management</text:h>
                  </text:list-item>
                </text:list>
              </text:list-item>
            </text:list>
          </text:list-item>
        </text:list>
        <text:p text:style-name="P37"><text:change-start text:change-id="ct172354560"/>As discussed in the previous section, the SLASH2 lease management system plays an important role in managing the coherency of the filesystem. <text:s/>Proper handling of <text:span text:style-name="T9">bmap</text:span> leases is essential in a system such as SLASH2 where multiple writable data replicas may exist in the network. <text:s/>Problems arising from mismanaged leases vary from clients reading accessing a stale replica to write conflicts caused by clients sending updates to different replicas. <text:s/>We sought to prevent such behaviors while employing a relatively stateless system which did not require explicit tracking of all lease operations. <text:s/>As such, the design minimizes the amount of non-volatile state needed to be stored and prevents the need for synchronous communication with the I/O servers upon granting or revoking any leases. <text:s/>The current implementation relies on timeouts, authoritatively signed tickets, and a sequence number - issued by the MDS - which serves as a low watermark value for the entire SLASH2 data network.</text:p>
        <text:p text:style-name="P9"><text:change-end text:change-id="ct172354560"/><text:change text:change-id="ct172549344"/><text:change text:change-id="ct172334000"/><text:change text:change-id="ct172333904"/><text:change text:change-id="ct172328120"/><text:change text:change-id="ct172328024"/><text:change text:change-id="ct172314416"/><text:change text:change-id="ct172314288"/><text:change text:change-id="ct172326752"/><text:change text:change-id="ct172326624"/><text:change text:change-id="ct172350096"/><text:change text:change-id="ct172350000"/><text:change text:change-id="ct172348752"/><text:change text:change-id="ct172353696"/><text:change text:change-id="ct172354776"/><text:change text:change-id="ct172354992"/><text:change text:change-id="ct172355208"/><text:change text:change-id="ct172353264"/><text:change text:change-id="ct172353480"/><text:change text:change-id="ct172353048"/><text:change text:change-id="ct172352832"/><text:change text:change-id="ct172348136"/>The current lease system functions in the following manner. <text:s/>Each lease granted by the MDS increases the sequence number high-watermark value (HWV). <text:s/>The <text:span text:style-name="T9">bmap</text:span> lease (BML) and the new HWV are stored in an array slot which represents the current time quantum. <text:s text:c="2"/>The array is called the '<text:span text:style-name="T19">bmap</text:span> lease timeout array'. <text:s/>The HWV overwrites any previously stored HWV.<text:change text:change-id="ct172365912"/><text:change text:change-id="ct172360176"/><text:change text:change-id="ct172349616"/><text:change text:change-id="ct172356784"/><text:change text:change-id="ct172356656"/><text:change-start text:change-id="ct172366624"/> <text:s/>T<text:change-end text:change-id="ct172366624"/>he <text:span text:style-name="T9">bmap</text:span> information along with the sequence number assigned to the lease are encoded into a non-modifiable ticket which is returned to the client. <text:s/></text:p>
        <text:p text:style-name="P10">Upon receiving the lease, the client sets a major and minor timeout on the <text:span text:style-name="T9">bmap</text:span>. <text:s text:c="2"/>The major timeout may not be exceeded (as configured today is 60 seconds). <text:s/>The major timeout minimizes clients' exposure to stale data which may occur in the event of an MDS failure or network partition. <text:s/>The minor timeout is initially set to 5 seconds but may be progressively incremented should I/O's continue to be issued. <text:s/>The minor timeout may be incremented until the major timeout is reached. <text:s/>When either timeout is reached the BML is released either to the MDS or, if the lease has write capability, the I/O server. <text:s/>By default the client does not hold his leases for the full 60 second term. <text:s/>This is intentionally done to relieve pressure from the MDS, who has the responsibility of tracking leases in memory and <text:span text:style-name="T9">bmap</text:span> → I/O server bindings on disk.<text:change text:change-id="ct172356336"/><text:change-start text:change-id="ct172369240"/> <text:s/><text:change-end text:change-id="ct172369240"/><text:change-start text:change-id="ct172358520"/>S<text:change-end text:change-id="ct172358520"/><text:change-start text:change-id="ct172368272"/>hould the client still be performing <text:change-start text:change-id="ct172358720"/>I<text:change-end text:change-id="ct172368272"/><text:change-end text:change-id="ct172358720"/><text:change-start text:change-id="ct172364512"/>/O against a bmap whose lease is expiring it may request a new lease for the bmap. <text:s/><text:change-end text:change-id="ct172364512"/><text:change text:change-id="ct172364760"/><text:change-start text:change-id="ct172368064"/>This new lease will be given a new HWV and the old lease will be abandoned.<text:change-end text:change-id="ct172368064"/><text:change-start text:change-id="ct172553912"/></text:p>
        <text:p text:style-name="P10"><text:change-end text:change-id="ct172553912"/><text:change text:change-id="ct183333528"/>In addition to the HWV, the MDS maintains a low-watermark value (LWV) which is used to separate valid leases from revoked ones. <text:s/>The LWV is determined by taking the sequence number stored in the oldest slot of the <text:span text:style-name="T21">bmap</text:span> lease timeout array. <text:s/>Every few seconds the timeout array is checked to update the LWV. <text:s/>The MDS will revoke any BML's which exceed its upper level <text:span text:style-name="T9">bmap</text:span> timeout value (currently this value is 120 seconds or 2x the client timeout). <text:s/>The larger MDS timeout value provides leeway in the event of extremely slow service times due to network congestion or busy I/O servers.</text:p>
        <text:p text:style-name="P10">The LWV is published to the I/O servers by piggybacking the value <text:s/>onto all communications with the I/O servers. <text:s/>This is very efficient as it only imposes an 8 byte overhead. <text:s/>In the event of a communication stall or idle period, the I/O server will explicitly request the current LWV from the MDS. <text:s/></text:p>
        <text:p text:style-name="P32"><text:span text:style-name="T36">When requesting a read or write I/O, the client presents his </text:span><text:span text:style-name="T37">bmap</text:span><text:span text:style-name="T36"> ticket to the I/O server. <text:s/>The I/O server verifies the validity of the ticket and that the value of the sequence number is greater than the LWV value. <text:s/>Should the ticket have an old sequence number the I/O request is rejected and the client is prompted to obtain a new lease.</text:span><text:change-start text:change-id="ct172549440"/></text:p>
        <text:p text:style-name="P26"><text:soft-page-break/><text:span text:style-name="T36">In addition to coherency management, leases are used as logical 'binders' which tie the write capability of a given bmap to an I/O node. <text:s/>This binding is important for ensuring the consistency of the data checksums and file size information being generated by the I/O node on behalf of the file object. In order for system </text:span><text:span text:style-name="T36">recovery to effectively take place the metadata server must request the data checksums for the bmaps in which write leases were outstanding. <text:s/>To accommodate this <text:s/>need write leases for bmaps are recorded statefully into a table residing on the MDS. <text:s/>Read leases are not recorded. <text:s/>In situations where the MDS has failed both read and write leases will decay according to their specified time out value.</text:span><text:change-end text:change-id="ct172549440"/></text:p>
        <text:list xml:id="list247461124" text:continue-numbering="true" text:style-name="Outline">
          <text:list-item>
            <text:list>
              <text:list-item>
                <text:list>
                  <text:list-item>
                    <text:h text:style-name="P59" text:outline-level="3">Garbage Collection</text:h>
                  </text:list-item>
                </text:list>
              </text:list-item>
            </text:list>
          </text:list-item>
        </text:list>
        <text:p text:style-name="P3">To enable efficient operation in wide-area contexts, the garbage collection design is based on asynchronous techniques to avoid blocking communications for common operations such as “rm” and full files truncates resulting from “<text:span text:style-name="T9">open(filename, O_CREAT|O_TRUNC)</text:span>”. <text:s/>In addition to coping with wide-area latencies, the presence of data replicas in the SLASH2 file system further complicate the scenario. <text:s/>As currently designed, SLASH2 garbage collection will perform well for a majority of operations as it does not require the client to initiate communication with one or more I/O servers. <text:s/>From the client's perspective only the MDS is involved. <text:s/>For recursive deletions of large file sets, especially where data replication is involved, the SLASH2 approach will be well suited for the task. <text:s/></text:p>
        <text:p text:style-name="P3"><text:span text:style-name="T8">To support asynchronous deletes from the SLASH2 I/O servers the MDS is tasked with recording the sets of deletable file objects in change logs and publishing those logs to the I/O servers. <text:s/>On the MDS, file system routines resulting in deletable or partially truncated objects are journaled to the SLASH2 system journal. <text:s/>In some cases, such as “</text:span><text:span text:style-name="T16">open(filename, O_CREAT|O_TRUNC)</text:span><text:span text:style-name="T8">”, the garbage collection object tracking is invoked from within ZFS™. <text:s/>Once garbage collection operations have landed in the journal they are 'distilled' into a file which will become the change log. <text:s/>Change logs are then disseminated to the appropriate I/O servers with the progress of each I/O server being tracked by the MDS. <text:s/>Upon receipt of a change log, an I/O server is free to delete any objects contained in the log.</text:span></text:p>
        <text:p text:style-name="P3">For the current garbage collection strategy to function properly the <text:change text:change-id="ct172366840"/><text:change-start text:change-id="ct172371144"/>object identifiers (OID) <text:change-end text:change-id="ct172371144"/>and generation number<text:change text:change-id="ct172366112"/><text:change-start text:change-id="ct172340320"/>s <text:change-end text:change-id="ct172340320"/>must be managed in a particular manner. <text:s/>Specifically, reuse of <text:change text:change-id="ct172351752"/><text:change-start text:change-id="ct172370160"/>O<text:change-end text:change-id="ct172370160"/>IDs cannot be accommodated without encountering severe difficulties. <text:s/>Though the <text:change text:change-id="ct172373104"/><text:change-start text:change-id="ct172372024"/>OID<text:change-end text:change-id="ct172372024"/> allocation scheme has changed several times over the course of SLASH2 development, the current design has been tailored for handling metadata replication and garbage collection. <text:s/>In addition to the non-reusable <text:change text:change-id="ct172372888"/><text:change-start text:change-id="ct172373680"/>OI<text:change-end text:change-id="ct172373680"/>Ds, the SLASH2 generation number is now incremented for every full-truncate operation. <text:s/>SLIOD employs a <text:s/>“<text:change text:change-id="ct172374024"/><text:change-start text:change-id="ct172373808"/>O<text:change-end text:change-id="ct172373808"/>ID.GENERATION” naming convention which smoothly interfaces with the garbage collection method. <text:s/>Whenever a file is truncated to zero, a new SLIOD file object will be instantiated allowing for the old version of the object to be removed asynchronously. <text:s/>File objects which have been deleted from the MDS via unlink() can also be removed asynchronously from the I/O servers without having to account for reuse. </text:p>
        <text:list xml:id="list1688360556" text:continue-numbering="true" text:style-name="Outline">
          <text:list-item>
            <text:list>
              <text:list-item>
                <text:list>
                  <text:list-item>
                    <text:h text:style-name="P59" text:outline-level="3">Replica Management</text:h>
                  </text:list-item>
                </text:list>
              </text:list-item>
            </text:list>
          </text:list-item>
        </text:list>
        <text:p text:style-name="P11">SLASH2 replica management is performed at the granularity of the <text:span text:style-name="T19">bmap</text:span>, not per file. <text:s/>The idea is to contain file updates within relatively small, independently, managed region so that file updates do not invalidate entire replicas. <text:s/>Within environments working with large files, full re-replication would be very expensive especially when the replica holders are not connected with high bandwidth links.<text:change text:change-id="ct172374728"/><text:change-start text:change-id="ct172373232"/> <text:s/><text:change-end text:change-id="ct172373232"/>SLASH2 already supports block oriented meta<text:change text:change-id="ct172371480"/>data for checksum storage<text:change text:change-id="ct172365008"/><text:change-start text:change-id="ct172376344"/> so <text:change-end text:change-id="ct172376344"/>additional provisioning for replication state is done at little expense. <text:s/>Keeping the replication management system simple and compact, SLASH2 uses fixed length replication related data structures. <text:s/>This fits will with the fixed size <text:span text:style-name="T19">bmap</text:span> and inode structures but means that SLASH2 can not support an arbitrary number of file replicas. <text:s/>The number of replicas is determined by the side of the inode's replication table (*insert me * Figure 3). <text:s/>The replication table size may be specified at file creation time.</text:p>
        <text:p text:style-name="P11"><text:span text:style-name="T19">Bmap</text:span>s associated with a given inode contain a replica array composed of several multi-bit structures. <text:s/>The state of the replica is represented by these bit values. <text:s/>The <text:span text:style-name="T19">bmap</text:span> replica array corresponds with the respective address in the inode's replica array. <text:s/>Consistency of the <text:span text:style-name="T19">bmap</text:span>'s replica table is maintained in step with checksum updates arriving from an I/O node. <text:s/>When a client requests to write into a file region, the corresponding <text:span text:style-name="T19">bmap</text:span> is loaded into the meta data server's inode cache. <text:s/>At this time the meta data server chooses an I/O system and member node to handle the write. <text:s/>The client suggests its preferred I/O system for handling the write but the meta data server ultimately decides since it is aware of other clients operating within that <text:span text:style-name="T19">bmap</text:span>. <text:s/>Upon processing of the first checksum write from the chosen I/O node, the meta data server increments the <text:span text:style-name="T19">bmap</text:span> generation number and invalidates all other <text:span text:style-name="T19">bmap</text:span> replicas. <text:s text:c="2"/>These may be rectified later by copying only the modified <text:span text:style-name="T19">bmap</text:span> subunits. </text:p>
        <text:list xml:id="list2009306867" text:continue-numbering="true" text:style-name="Outline">
          <text:list-item>
            <text:list>
              <text:list-item>
                <text:h text:style-name="P65" text:outline-level="2">I/O Services</text:h>
              </text:list-item>
            </text:list>
          </text:list-item>
        </text:list>
        <text:p text:style-name="P3">The SLASH2 I/O server (SLIOD) was designed to be fully stateless so that storage system administrators would not be required to use special journaling devices. <text:s/>The model currently employed is similar to an NFS server where the server process mediates access to its underlying file system without necessitating further layers of state. </text:p>
        <text:p text:style-name="P3">SLIOD has several responsibilities within the SLASH2 fold. <text:s/>First and foremost, its duty is to service read and write requests for SLASH2 clients. <text:s/>With regard to the MDS, read and write activities are negotiated by the client and SLIOD using a ticket, signed by the MDS, which is validated by the SLIOD. <text:s/>The MDS applies a hash to the ticket contents so that any modification to the ticket, contents, malicious or otherwise, <text:s/>may be detected by the SLIOD. <text:s/>This allows us to pass the ticket through the client with confidence that he may not modify it. <text:s/>By using this method, we eliminate the need for explicit communication between SLIOD and the MDS whenever new tickets are generated. <text:s/>The ticket verification process differs for read and write operations. <text:s/>Read operations are less restricting to provide clients the ability to read a data chunk from different sources. <text:s/>For write operations, all ticket elements are strictly checked for validity. <text:s/>These elements include:</text:p>
        <text:list xml:id="list314648951" text:style-name="L2">
          <text:list-item>
            <text:p text:style-name="P44">SLIOD network identifier is owned by the server which receiving the I/O request. <text:s/>(Not required for read requests).</text:p>
          </text:list-item>
          <text:list-item>
            <text:p text:style-name="P44">The range of the I/O request falls into that covered by the ticket's <text:span text:style-name="T9">bmap</text:span> number.</text:p>
          </text:list-item>
          <text:list-item>
            <text:p text:style-name="P44">The network identifier (IP address) of the client matches that of respective TCP socket.</text:p>
          </text:list-item>
        </text:list>
        <text:list xml:id="list1096042711" text:continue-list="list2009306867" text:style-name="Outline">
          <text:list-item>
            <text:list>
              <text:list-item>
                <text:list>
                  <text:list-item>
                    <text:h text:style-name="P59" text:outline-level="3">Checksumming Activities</text:h>
                  </text:list-item>
                </text:list>
              </text:list-item>
            </text:list>
          </text:list-item>
        </text:list>
        <text:p text:style-name="P3">In meeting the design goals for SLASH2 the system stores and maintains checksums for all file data. <text:s/>SLIOD bears a large portion of this responsibility as it's tasked with verification and calculation of data checksums. <text:s/>SLIOD pushes checksums of newly stored and modified data to the MDS where they are permanently maintained. <text:s/>When processing newly written data, SLIOD internals decouple checksum processing from the delivery <text:soft-page-break/>of bulk data handling to lower the effective latency from the client's perspective. <text:s/>In fact, checksum processing is delayed until the buffer has quiesced to avoid unnecessary reprocessing. <text:s/>Once the checksumming has completed the checksum is prepared for delivery to the MDS and the source buffer is made freeable. <text:s/>SLIOD operates on 1MB buffers which makes early reclamation critical for performance on systems with limited buffer capacity. <text:s/>Checksums bound for the MDS are aggregated into bulk messages for efficient delivery. <text:s/>Upon receiving checksum updates from a SLIOD, the SLASH2 MDS verifies that the I/O server has a legitimate capability for processing data updates to the respective <text:span text:style-name="T9">bmap</text:span>.</text:p>
        <text:p text:style-name="P3">SLIOD write performance has been demonstrated at &gt; 100MB/s using about 1 core of processing power depending on the machine type. <text:s/>We have experimented with different checksum types such as <text:span text:style-name="T1">CRC64</text:span> and Adler. <text:s/>Using either type SLIOD has been able to fill a gigabit ethernet pipe though Adler was less demanding on the CPU. <text:s/></text:p>
        <text:p text:style-name="P3">The procedure for processing read requests involves SLIOD requesting the checksum table from the MDS, should it not be present already. <text:s/><text:span text:style-name="T1">1MiB</text:span> buffers are read from the underlying file system via POSIX I/O calls and their checksums are verified against those provided by the MDS. <text:s/>At this time SLIOD may verify the correctness of the data from his underlying file system and communicate the issue to the client. <text:s/>The SLASH2 developers will experiment with a modified method for pushing checksum tables to the SLIOD. <text:s/>This method will be similar to that of the <text:span text:style-name="T9">bmap</text:span> lease ticket where the MDS issues an opaque structure back through the client, who then presents it to the SLIOD. <text:s/>It's possible that performance for small reads can be moderately improved, especially in configurations where the SLIOD and MDS are far from one another.</text:p>
        <text:list xml:id="list312288664" text:continue-numbering="true" text:style-name="Outline">
          <text:list-item>
            <text:list>
              <text:list-item>
                <text:list>
                  <text:list-item>
                    <text:h text:style-name="P59" text:outline-level="3">File Size Publishing</text:h>
                  </text:list-item>
                </text:list>
              </text:list-item>
            </text:list>
          </text:list-item>
        </text:list>
        <text:p text:style-name="P3">In addition to publishing data checksums, SLIOD propagates file size updates to the MDS for modified data objects. <text:s/>These file size updates are sent alongside the checksums updates already destined for the MDS. The SLASH2 method for storing and obtaining file size is meant to limit RPC requests because it does not require communication between the client and any I/O server. <text:s/>This method is well suited for widely distributed storage resources and clients because it does not require any locks on file attributes. <text:s/>Clients bear the brunt of the file size protocol overhead because they are forced to timeout and flush their cached attributes after a few seconds. <text:s/>This is so file size updates may be pushed to clients without the MDS needing to track which clients are caching what file object attributes. <text:s/>In an environment where billions of files are in play such a model would not scale. <text:s text:c="2"/>By nature of the SLASH2 file size protocol, clients who are appending data to a file object will have a more recent file size value than the MDS – who is receiving size updates asynchronously from the SLIOD. <text:s/>For inodes of open file objects, the client will not apply size updates from the MDS since that client's information is more recent. <text:s text:c="2"/>The exception to this rule occurs when the MDS processes a truncate request from another client. <text:s/>In the case of truncate the MDS published file size overrides any cached size attribute on the clients.</text:p>
        <text:list xml:id="list788456860" text:continue-numbering="true" text:style-name="Outline">
          <text:list-item>
            <text:list>
              <text:list-item>
                <text:list>
                  <text:list-item>
                    <text:h text:style-name="P59" text:outline-level="3">Write Lease Relinquishment</text:h>
                  </text:list-item>
                </text:list>
              </text:list-item>
            </text:list>
          </text:list-item>
        </text:list>
        <text:p text:style-name="P3"><text:change text:change-id="ct172375960"/><text:span text:style-name="T8">Using the </text:span><text:span text:style-name="T16">bmap</text:span><text:span text:style-name="T8"> lease sequence number</text:span><text:change text:change-id="ct172587792"/><text:span text:style-name="T8"> SLIOD can detect when the last client has closed a given </text:span><text:span text:style-name="T16">bmap</text:span><text:span text:style-name="T8">. <text:s/>When a closed </text:span><text:span text:style-name="T16">bmap</text:span><text:span text:style-name="T8"> has been detected, SLIOD communicates to this state to the MDS but only after the SLIOD has issued all checksum updates. <text:s/>Upon receiving the </text:span><text:span text:style-name="T16">bmap</text:span><text:span text:style-name="T8"> close message from SLIOD the MDS is free to release the on disk data structure used to denote the </text:span><text:span text:style-name="T16">bmap</text:span><text:span text:style-name="T8"> → I/O server relationship. <text:s/>Once this binding has been released the SLIOD can no longer publish checksum updates to the MDS on behalf of the closed </text:span><text:span text:style-name="T16">bmap</text:span><text:span text:style-name="T8">. <text:s/>This method was employed due to the asynchronous nature of the checksum updates. <text:s/>For write-enabled </text:span><text:span text:style-name="T16">bmaps</text:span><text:span text:style-name="T8">, our initial design was erroneous because the client would issue the </text:span><text:span text:style-name="T16">bmap</text:span><text:span text:style-name="T8"> close directly to the MDS once the </text:span><text:span text:style-name="T16">bmap</text:span><text:span text:style-name="T8"> had been timed out. <text:s/>This would cause frequent errors where the MDS would release the </text:span><text:span text:style-name="T16">bmap</text:span><text:span text:style-name="T8"> → I/O server binding before receiving the full set of legitimate checksum updates from the SLIOD. <text:s/>Note that as described in the previous section, the MDS will release the binding should the hard timeout be reached.</text:span><text:change text:change-id="ct172615776"/></text:p>
        <text:list xml:id="list231736010" text:continue-numbering="true" text:style-name="Outline">
          <text:list-item>
            <text:list>
              <text:list-item>
                <text:h text:style-name="P64" text:outline-level="2">SLASH2 Client</text:h>
              </text:list-item>
            </text:list>
          </text:list-item>
        </text:list>
        <text:p text:style-name="P24">The SLASH2 client (MS) is a multi-threaded program which presents a standard I/O interface to applications by mounting the SLASH2 system as a network filesystem. MS is implemented entirely in user space and leverages the FUSE low-level interface for providing a system-level POSIX interface to operation. <text:s/>Through its multi-threaded framework, the <text:s/>client program is capable of handling multitudes of simultaneous file accesses by many applications. </text:p>
        <text:p text:style-name="P24">The <text:s/>SLASH2 client consists of several components which mimic the operation system's VFS cache layer. <text:s/>These components are responsible for caching bmaps, inodes, and data pages. <text:s/>The client supports dynamic file read-ahead along with write aggregation.<text:change-start text:change-id="ct204638656"/></text:p>
        <text:p text:style-name="P24"/>
        <text:p text:style-name="P24">** Talk about msctl and replication. <text:s/>Also we need to hear about file import and export. <text:s/>This will support the immutability section where we disc<text:change-end text:change-id="ct204638656"/><text:change-start text:change-id="ct204878152"/>uss cross-filesystem file residency.<text:change-end text:change-id="ct204878152"/></text:p>
        <text:p text:style-name="P24"/>
        <text:list xml:id="list378673495" text:continue-numbering="true" text:style-name="Outline">
          <text:list-item>
            <text:h text:style-name="P13" text:outline-level="1">SLASH2 FEATURES</text:h>
            <text:list>
              <text:list-item>
                <text:h text:style-name="P64" text:outline-level="2">Data Multi-Residency and System Managed Replication </text:h>
              </text:list-item>
            </text:list>
          </text:list-item>
        </text:list>
        <text:p text:style-name="P10">The SLASH2 replication engine allows for a rich set of data residency properties, fine grained control, and data movement which is managed through system-level automation. <text:s/>The SLASH2 metadata structures are able to describe complex residency states, not just on behalf of an entire file, but also on individual bmaps. <text:s/></text:p>
        <text:list xml:id="list174418071" text:continue-numbering="true" text:style-name="Outline">
          <text:list-item>
            <text:list>
              <text:list-item>
                <text:list>
                  <text:list-item>
                    <text:h text:style-name="P59" text:outline-level="3">Reliability through System-level Retry</text:h>
                  </text:list-item>
                </text:list>
              </text:list-item>
            </text:list>
          </text:list-item>
        </text:list>
        <text:p text:style-name="P10">To provide the necessary level of robustness, the replication engine was built such that the MDS could resume uncompleted operations on reboot or restart. <text:s/>Accomplishing this requires all modified <text:span text:style-name="T9">bmap</text:span> residency states to be journaled and flushed to the backing file system. <text:s/>Then a persistent file reference to the target SLASH2 meta data object is stored on disk in a known area of the file system. <text:s/>At system startup, these file references are scanned for <text:span text:style-name="T9">bmap</text:span>s whose replication criteria have yet to be satisfied. <text:s/>For each unfulfilled <text:span text:style-name="T9">bmap</text:span> located in the system, a work item is established and scheduled for replication activities. <text:s/>In addition to robustness, this methodology provides means of scalability by enabling the SLASH2 MDS to queue a massive number of potential replications requests without being limited by available system memory.</text:p>
        <text:list xml:id="list545971055" text:continue-numbering="true" text:style-name="Outline">
          <text:list-item>
            <text:list>
              <text:list-item>
                <text:list>
                  <text:list-item>
                    <text:h text:style-name="P59" text:outline-level="3">Replication Usage Examples</text:h>
                  </text:list-item>
                </text:list>
              </text:list-item>
            </text:list>
          </text:list-item>
        </text:list>
        <text:p text:style-name="P10">Note that the replication engine supports recursive operations and two policy types: <text:s/>one-time and persistent. <text:s/>A 'one-time' policy denotes that <text:span text:style-name="T9">bmap</text:span> replicas invalidated by overwrites or truncates will not be automatically reinstated by the system. <text:s/>Conversely, <text:s/>the '<text:span text:style-name="T1">persistent</text:span>' policy will automatically rectify invalidated <text:span text:style-name="T9">bmaps </text:span>once I/O to that region of the file has quiesced. <text:s/>Below are some <text:soft-page-break/>example <text:s/>commands which highlight the flexibility and power of the replication system:</text:p>
        <text:list xml:id="list1144525011" text:style-name="L3">
          <text:list-item>
            <text:p text:style-name="P51"><text:span text:style-name="T7">Replicate an entire file to the I/O System </text:span><text:span text:style-name="T12">bessemer@PSC.</text:span></text:p>
            <text:list>
              <text:list-item>
                <text:list>
                  <text:list-item>
                    <text:list>
                      <text:list-item>
                        <text:list>
                          <text:list-item>
                            <text:list>
                              <text:list-header>
                                <text:p text:style-name="P55"><text:span text:style-name="T14">msctl -Q <text:s/></text:span><text:span text:style-name="T12">bessemer@PSC</text:span><text:span text:style-name="T14">:*:/s2/joeuser/tf</text:span></text:p>
                              </text:list-header>
                            </text:list>
                          </text:list-item>
                        </text:list>
                      </text:list-item>
                    </text:list>
                  </text:list-item>
                </text:list>
              </text:list-item>
            </text:list>
          </text:list-item>
          <text:list-item>
            <text:p text:style-name="P51"><text:span text:style-name="T7">Recursively select all files in the directory </text:span><text:span text:style-name="T16">testdir </text:span><text:span text:style-name="T7">requesting that the first </text:span><text:span text:style-name="T16">bmap</text:span><text:span text:style-name="T7"> be replicated to </text:span><text:span text:style-name="T12">bessemer@PSC and archiver@WVU.</text:span></text:p>
          </text:list-item>
        </text:list>
        <text:p text:style-name="P30"><text:tab/>msctl -RQ \</text:p>
        <text:p text:style-name="P30"><text:tab/>bessemer@PSC,archiver@WVU:0:/s2/joeuser/td</text:p>
        <text:list xml:id="list658124528" text:continue-numbering="true" text:style-name="L3">
          <text:list-item>
            <text:p text:style-name="P54">Apply replication policy to an entire file (affecting only new <text:span text:style-name="T19">bmap</text:span>s).</text:p>
          </text:list-item>
        </text:list>
        <text:p text:style-name="P29"><text:s/><text:tab/><text:span text:style-name="T30">msctl -f new-repl-policy=one time:/s2/joeuser/tf</text:span></text:p>
        <text:list xml:id="list242849199" text:style-name="L4">
          <text:list-item>
            <text:p text:style-name="P52"><text:span text:style-name="T7">Apply a replicated policy recursively to the first </text:span><text:span text:style-name="T16">bmap</text:span><text:span text:style-name="T7"> of each file.</text:span></text:p>
          </text:list-item>
        </text:list>
        <text:p text:style-name="P31"><text:span text:style-name="T7"><text:tab/></text:span><text:span text:style-name="T15">msctl -Rf </text:span><text:span text:style-name="T17">bmap</text:span><text:span text:style-name="T15">-repl-policy=persist:0:/s2/joeuser/dir</text:span></text:p>
        <text:list xml:id="list1884373363" text:continue-list="list545971055" text:style-name="Outline">
          <text:list-item>
            <text:list>
              <text:list-item>
                <text:h text:style-name="P66" text:outline-level="2">Inline Data Checksumming</text:h>
              </text:list-item>
            </text:list>
          </text:list-item>
        </text:list>
        <text:p text:style-name="P22">The issue of globally stored checksums<text:span text:style-name="T31"> is one which must be approached with respect to the meta data server's disk capacity, buffers on the I/O server, and synchronization from the I/O server or servers producing the checksums. <text:s/>One of the dominant issues with centrally stored checksums revolves around the data size </text:span><text:span text:style-name="T31">represented by a single 8-byte value. <text:s/>This has direct ramifications in the amount of buffering required at the I/O server and the metadata server capacity needed to store the checksums. <text:s/>The last major factor regarding global checksum storage deals with the number of checksums which can be stored per second on the meta data server. <text:s/>The entire system ingest bandwidth is essentially limited to this number so optimizations must be put in place to avoid this becoming a bottleneck.</text:span></text:p>
        <text:p text:style-name="P22"><text:span text:style-name="T31">The metadata server's </text:span><text:span text:style-name="T22">bmap</text:span><text:span text:style-name="T31"> structures have fixed size arrays (* get me* <text:s/>Figure 5) for checksum storage. The array size is the product of the checksum granularity (the </text:span><text:span text:style-name="T22">bmap</text:span><text:span text:style-name="T31"> subunit size represented by a single 8 byte value) and the </text:span><text:span text:style-name="T22">bmap</text:span><text:span text:style-name="T31"> size. <text:s/>For now </text:span><text:span text:style-name="T45">SLASH2 uses a block</text:span><text:span text:style-name="T46"> size of 128 MiB</text:span><text:span text:style-name="T31"> and the granularity of the </text:span><text:span text:style-name="T22">bmap</text:span><text:span text:style-name="T31"> subunits is one megabyte. <text:s/>This results in an array size of 1 kilobyte per </text:span><text:span text:style-name="T22">bmap</text:span><text:span text:style-name="T31">. <text:s/>The ratio of eight bytes of checksum data per one megabyte of application data provides a reasonable growth path </text:span><text:span text:style-name="T31">for metadata server capacity especially considering today's disk capacites. <text:s/></text:span><text:span text:style-name="T39">While this amount of meta data is considerably more than an object-based filesystem such as Lustre, we feel that globally stored checksums are a critical feature of this data management system. <text:s/>Through the use of the checksums, the file system may detect corruption caused by bit rot and will prevent the spread of bad data via replication.</text:span></text:p>
        <text:p text:style-name="P23">A design to support globally stored checksums requires that updates for a given <text:span text:style-name="T19">bmap</text:span> originate from a single I/O node. <text:s text:c="2"/>For parallel storage systems this restriction may seem prohibitive but it is necessary to ensure accuracy. <text:s/>In systems where multiple I/O nodes access the same back-end file system it is difficult or impossible to determine which I/O server had last modified a region. <text:s/>Therefore determining which, if any, checksum accurately reflects its respective data in the file system, is virtually impossible without re-reading the data. <text:s/>Due to this obvious pitfall it was decided to bind a given <text:span text:style-name="T19">bmap</text:span> to a specific I/O node for writing. <text:s/>Therefore overlapping or competing writes from multiple sources are directed to a single point. <text:s/>Directing all writes for a <text:span text:style-name="T19">bmap</text:span> to a single node creates a point of serialization from which a reliable stream of checksums may be produced. <text:s/>It should be noted that read-only accesses may be directed to any valid replica in the network so long as no write accesses are present.</text:p>
        <text:p text:style-name="P12"><text:span text:style-name="T10">One caveat with this checksum update model revolves around issues dealing with failures of the chosen I/O node. <text:s/>Several scenarios exist which will cause the data within back-end file system to disagree with the checksums representing that data. <text:s/>It is expected that these faults will be quite common in large production environments. <text:s/>To cope with these scenarios the metadata server has means of detecting faults in the I/O node. <text:s/>When these faults are discovered the </text:span><text:span text:style-name="T1">MDS</text:span><text:span text:style-name="T10"> marks the bmap checksum table as being inconsistent and schedules the checksums to be recalculated. <text:s/>The otherwise complex situation is somewhat simplified by the fact that any other replicas of the bmap have already been invalidated. <text:s/>This means that no inconsistency exists between replicas, only the respective bmap and the faulted I/O system are inconsistent. <text:s/>Note that I/O systems having more than one I/O node will be able to recover more rapidly from these sorts of failures. <text:s/>Multiple I/O node systems will generally have alternate nodes for which to redirect write requests and checksum recalculations for inconsistent bmaps.</text:span><text:change text:change-id="ct172629160"/> </text:p>
        <text:list xml:id="list992024366" text:continue-numbering="true" text:style-name="Outline">
          <text:list-item>
            <text:h text:style-name="P13" text:outline-level="1"><text:change text:change-id="ct193251072"/><text:change text:change-id="ct200031896"/><text:change text:change-id="ct202420848"/><text:change-start text:change-id="ct204371880"/><text:change-start text:change-id="ct204536080"/>FEATURES UNDER DEVELOPMENT<text:change-end text:change-id="ct204371880"/><text:change-end text:change-id="ct204536080"/></text:h>
            <text:list>
              <text:list-item>
                <text:h text:style-name="Heading_20_2" text:outline-level="2"><text:span text:style-name="T10">Replicated global namespace</text:span><text:change text:change-id="ct172633688"/></text:h>
              </text:list-item>
            </text:list>
          </text:list-item>
        </text:list>
        <text:p text:style-name="P3"><text:change-start text:change-id="ct199971000"/>SLASH2 is designed to be fault tolerant with all its services, including the metadata server. <text:s/>This means that the global namespace must be mirrored on all the MDSes. <text:s text:c="2"/>This is not a performance issues. <text:s/>In fact, it reduces the latency of most namespace operations because a client can talk to its local MDS to retrieve namespace information. To avoid namespace conflicts, each directory has a dedicated owner MDS, and any namespace update within a directory must be forwarded to the MDS that owns the directory. <text:s/>As a result, a down MDS will only affect part of the part of namespace.</text:p>
        <text:p text:style-name="P3">Due to the network latency, the namespace represented by different MDSes will probably have discrepancies from time to time. <text:s/>We believe that this is perfectly acceptable in practice, as long as we can achieve eventual consistency [2]. </text:p>
        <text:p text:style-name="P3">Therefore, the hard part of supporting replicated global namespace is how to propagate the namespace updates from the MDS that has performed a namespace update operations to its peer MDSes in a way that can converge. <text:s/>This is complicated by the fact that RPCs can be lost and reordered over the network. <text:s/>Work in this area is well under way, and we are looking forward to presenting the result in a separate paper. <text:change-end text:change-id="ct199971000"/></text:p>
        <text:list xml:id="list1844015973" text:continue-numbering="true" text:style-name="Outline">
          <text:list-item>
            <text:list>
              <text:list-item>
                <text:h text:style-name="P64" text:outline-level="2">Immutable File Support </text:h>
              </text:list-item>
            </text:list>
          </text:list-item>
        </text:list>
        <text:p text:style-name="Standard"><text:change-start text:change-id="ct172633240"/>When considering cases of immutable data, which are commonly found in the scientific community, the penalty associated with cache coherency activity seems rather misapplied. <text:s/>The purpose of this feature is to provide file system capabilities which allow for less stringent treatment of immutable data so that coherency requests may be avoided and aggressive caching techniques can be employed. <text:s/>A successful implementation would allow clients to access certain data without mediation by the metadata server for lease issuance. <text:s/>By creating this capability we would increase application performance by lowering latencies associated with read activities. </text:p>
        <text:p text:style-name="Standard">When dealing with immutable data, a file system may take a relaxed approach since cache coherency maintenance is not needed. <text:s/>For wide-area file systems latency is generally as large of a problem as limited bandwidth. <text:s/>In fact, for workloads dealing with a large numbers of small files it is a much larger issue. <text:s/>We contend that a large contingent of data in the scientific community <text:soft-page-break/>will not be modified after it has been generated. <text:s/>Therefore, we may capitalize on this property and implement features into the file system which will aid scientists working in wide-area collaborations. <text:s/>Through recent talks with the high energy physics community and collaborative work between NCAST, PSC, and TACC it appears that such capabilities could be widely leveraged. <text:s/>In both cases the users are accessing large libraries of sensor generated data which serve as the source of further processing work. <text:s/>This source data is immutable but within the current system model, read activity must be covered by <text:change-start text:change-id="ct199956712"/><text:span text:style-name="T9">bmap</text:span><text:change-end text:change-id="ct199956712"/> leases which may be slow to acquire depending on the distance between the client and the file's authoritative MDS. <text:s/>If the file system internals could be made aware of the immutable nature of the source files, access to these files could be greatly optimized. <text:s/>In the context of WAN data sharing, the improvements could be quite substantial since the latency penalty is so great.</text:p>
        <text:p text:style-name="Standard">Enhancements for dealing with immutable data are in the same spirit as other features we have integrated into the SLASH2 wide-area file system. <text:s/>This capability meshes quite well with the upcoming metadata replication feature in SLASH2. <text:s/>As currently implemented, the metadata replication capability only provides name space and file attribute support. <text:s/>Read and write requests will prompt lease acquisition from a file object's authoritative metadata server. <text:s/>Within the replicated metadata framework, applications dealing with immutable files will see increased performance since file lookups will access the nearest metadata server and lease acquisition will be bypassed. <text:s/>By utilizing SLASH2 metadata mirroring in conjunction with replication of immutable data, users could see LAN equivalent performance when accessing data in the WAN-enabled file system. <text:s/>Newly generated files would coexist within the same name space as the immutable files but would require the necessary cache coherency protocols for access.<text:change-start text:change-id="ct204842752"/></text:p>
        <text:p text:style-name="Standard">Another potential advantage of immutable file support <text:change-end text:change-id="ct204842752"/></text:p>
        <text:p text:style-name="Standard">Issues for research include methods for attributing immutability to a file. <text:s/>In order for this optimization to take form, the client must be assured that the file will not be modified by other agents in the file system. <text:s/>At first glance, it may be acceptable to use a file's mode bits for determining immutability. <text:s/>This, in conjunction with the SLASH2 client's inode cache, could provide an acceptable avenue which has the advantage of using standard UNIX tools to set the mode. <text:s/>Otherwise, a SLASH2 specific command would be required. <text:s/>Using an explicit method through the SLASH2 toolkit could serve the system well as we may determine through this work that file immutability is best implemented when the state is applied in permanence (and thus not via changeable file attributes). <text:s/>This method would require a non-POSIX attribute to be kept as a SLASH2 file attribute. <text:s/>As part of this research, we shall engage with various user groups to determine their preference and as more thought is given to the resulting protocols and functionality a clear winner should emerge. <text:s/><text:change-end text:change-id="ct172633240"/><text:change-start text:change-id="ct204641488"/></text:p>
        <text:p text:style-name="Standard"><text:change-end text:change-id="ct204641488"/><text:change text:change-id="ct201260504"/><text:change-start text:change-id="ct204456696"/><text:span text:style-name="T1">File immutability can be used to support pan-residency of files – where a single copy of the file exists within </text:span><text:change-end text:change-id="ct204456696"/><text:change-start text:change-id="ct204456264"/><text:span text:style-name="T1">a user-viewable area of the backing filesystem and within SLASH2. <text:s/>In this mode the file may or may not be backed with SLASH2 checksums. <text:s/>Since the file was not written via SLASH2, the checksums have not been generated. <text:s/>In this mode the user could specify explicit generation of the checksums or not. <text:s/>However, should the file be replicated, SLASH2 would generate checksums on the source object. <text:s/>Once the checksums have been taken, SLASH2 may detect any changes to the file which originate via the file link exposed to the user viewable area.</text:span><text:change-end text:change-id="ct204456264"/><text:change-start text:change-id="ct205869392"/><text:span text:style-name="T1"> <text:s/>While this sounds complicated, the payoff is potentially huge. <text:s/>Through this metho</text:span><text:change-end text:change-id="ct205869392"/><text:change-start text:change-id="ct205285200"/><text:span text:style-name="T1">d, we may allow applications to access file objects through their native </text:span><text:change-end text:change-id="ct205285200"/><text:change-start text:change-id="ct205853632"/><text:span text:style-name="T1">parallel filesystem interfaces</text:span><text:span text:style-name="T1"><text:note text:id="ftn1" text:note-class="footnote"><text:note-citation>2</text:note-citation><text:note-body><text:p text:style-name="P68"><text:change-start text:change-id="ct206652280"/><text:change-start text:change-id="ct204848040"/><text:change-start text:change-id="ct206200376"/>Such as Lustre, GPFS, PVFS, PanFS, etc.<text:change-end text:change-id="ct206652280"/><text:change-end text:change-id="ct204848040"/><text:change-end text:change-id="ct206200376"/></text:p></text:note-body></text:note></text:span><text:change-end text:change-id="ct205853632"/><text:change-start text:change-id="ct205943424"/><text:span text:style-name="T1">for the highest performance. <text:s/></text:span></text:p>
        <text:p text:style-name="Standard"><text:span text:style-name="T1">One could then envision a model where immutable data is being published </text:span><text:change-end text:change-id="ct205943424"/><text:change-start text:change-id="ct204720352"/><text:span text:style-name="T1">from simulation results and sensor output and written to the local filesystem. <text:s/>Once there, the user imports the file as an immutable file and may no</text:span><text:change-end text:change-id="ct204720352"/><text:change-start text:change-id="ct205128056"/><text:span text:style-name="T1">w access that file, read-only, via the local filesystem interface or via SLASH2.</text:span><text:change-end text:change-id="ct205128056"/></text:p>
        <text:list xml:id="list617201642" text:continue-numbering="true" text:style-name="Outline">
          <text:list-item>
            <text:list>
              <text:list-item>
                <text:h text:style-name="P64" text:outline-level="2">Ticket Based User Authentication</text:h>
              </text:list-item>
            </text:list>
          </text:list-item>
        </text:list>
        <text:p text:style-name="P3">todo</text:p>
        <text:list xml:id="list1125904088" text:continue-numbering="true" text:style-name="Outline">
          <text:list-item>
            <text:h text:style-name="P63" text:outline-level="1">REFERENCES (todo)</text:h>
          </text:list-item>
        </text:list>
        <text:list xml:id="list1345993431" text:style-name="WW8Num2">
          <text:list-item>
            <text:p text:style-name="References"><text:span text:style-name="T10">Bowman, M., Debray, S. K., and Peterson, L. L. 1993. Reasoning about naming systems. </text:span><text:span text:style-name="T25">ACM Trans. Program. Lang. Syst.</text:span><text:span text:style-name="T10"> 15, 5 (Nov. 1993), 795-825. DOI= </text:span><text:a xlink:type="simple" xlink:href="http://doi.acm.org/10.1145/161468.16147"><text:span text:style-name="Internet_20_link"><text:span text:style-name="T26">http://doi.acm.org/10.1145/161468.16147</text:span></text:span></text:a><text:span text:style-name="T10">. </text:span></text:p>
          </text:list-item>
          <text:list-item>
            <text:p text:style-name="References"><text:span text:style-name="T1">Eventual Consistency Is Not That Scary, </text:span><text:a xlink:type="simple" xlink:href="http://www.smoothspan.com/index.html">Bob Warfield</text:a></text:p>
            <text:p text:style-name="P71">http://smoothspan.wordpress.com/2007/12/22/eventual-consistency-is-not-that-scary/</text:p>
          </text:list-item>
        </text:list>
      </text:section>
      <text:section text:style-name="Sect3" text:name="Section3">
        <text:p text:style-name="Paper-Titl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Courier10PitchBT-Roman" svg:font-family="Courier10PitchBT-Roman"/>
    <style:font-face style:name="OpenSymbol" svg:font-family="OpenSymbol"/>
    <style:font-face style:name="StarSymbol" svg:font-family="StarSymbol, 'Arial Unicode MS'"/>
    <style:font-face style:name="Times New Roman1" svg:font-family="'Times New Roman'" style:font-family-generic="roman"/>
    <style:font-face style:name="Miriam" svg:font-family="Miriam"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45_20_Degrees" draw:display-name="Black -45 Degrees" draw:style="single" draw:color="#000000" draw:distance="0.0228in" draw:rotation="3150"/>
    <draw:hatch draw:name="Black_20_0_20_Degrees" draw:display-name="Black 0 Degrees" draw:style="single" draw:color="#000000" draw:distance="0.0228in" draw:rotation="0"/>
    <draw:hatch draw:name="Black_20_45_20_Degrees" draw:display-name="Black 45 Degrees" draw:style="single" draw:color="#000000" draw:distance="0.0228in" draw:rotation="450"/>
    <draw:hatch draw:name="Black_20_45_20_Degrees_20_Wide" draw:display-name="Black 45 Degrees Wide" draw:style="single" draw:color="#000000" draw:distance="0.1134in" draw:rotation="450"/>
    <draw:hatch draw:name="Black_20_90_20_Degrees" draw:display-name="Black 90 Degrees" draw:style="single" draw:color="#000000" draw:distance="0.0228in" draw:rotation="900"/>
    <draw:hatch draw:name="Hatch_20_1" draw:display-name="Hatch 1" draw:style="double" draw:color="#000000" draw:distance="0.0453in" draw:rotation="0"/>
    <draw:hatch draw:name="Hatch_20_2" draw:display-name="Hatch 2" draw:style="double" draw:color="#000000" draw:distance="0.0453in" draw:rotation="0"/>
    <draw:hatch draw:name="Hatch_20_3" draw:display-name="Hatch 3" draw:style="double" draw:color="#000000" draw:distance="0.0453in" draw:rotation="0"/>
    <draw:hatch draw:name="Hatch_20_4" draw:display-name="Hatch 4" draw:style="double" draw:color="#000000" draw:distance="0.0453in" draw:rotation="0"/>
    <draw:hatch draw:name="Hatch_20_5" draw:display-name="Hatch 5" draw:style="double" draw:color="#000000" draw:distance="0.0453in" draw:rotation="0"/>
    <draw:hatch draw:name="Hatching_20_pauln1" draw:display-name="Hatching pauln1" draw:style="double" draw:color="#000000" draw:distance="0.0512in" draw:rotation="450"/>
    <draw:hatch draw:name="Hatching_20_pauln3" draw:display-name="Hatching pauln3" draw:style="triple" draw:color="#000000" draw:distance="0.0453in" draw:rotation="3150"/>
    <draw:hatch draw:name="Hatching_20_pauln4" draw:display-name="Hatching pauln4" draw:style="triple" draw:color="#000000" draw:distance="0.0681in" draw:rotation="2250"/>
    <draw:marker draw:name="Arrow" svg:viewBox="0 0 20 30" svg:d="m10 0-10 30h20z"/>
    <draw:stroke-dash draw:name="Fine_20_Dashed_20__28_var_29_" draw:display-name="Fine Dashed (var)" draw:style="rect" draw:dots1="1" draw:dots1-length="112%" draw:distance="112%"/>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55in" fo:text-align="justify" style:justify-single-word="false" fo:orphans="2" fo:widows="2" style:writing-mode="lr-tb"/>
      <style:text-properties style:use-window-font-color="true" style:font-name="Times New Roman" fo:font-size="9pt" fo:language="en" fo:country="US" style:font-name-asian="Times New Roman" style:font-size-asian="9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in"/>
      <style:text-properties fo:font-size="8pt" style:font-size-asian="8pt"/>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paragraph-properties fo:text-align="center" style:justify-single-word="false"/>
      <style:text-properties fo:font-weight="bold" style:font-weight-asian="bold" style:font-name-complex="Miriam" style:font-size-complex="9pt"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Outline" style:class="text">
      <style:paragraph-properties fo:margin-top="0.028in" fo:margin-bottom="0in" fo:text-align="start" style:justify-single-word="false"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Standard" style:default-outline-level="2" style:list-style-name="Outline" style:class="text"/>
    <style:style style:name="Heading_20_3" style:display-name="Heading 3" style:family="paragraph" style:parent-style-name="Heading_20_2" style:next-style-name="Standard" style:default-outline-level="3" style:list-style-name="Outline" style:class="text">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default-outline-level="4" style:list-style-name="Outline" style:class="text"/>
    <style:style style:name="List_20_Number_20_3" style:display-name="List Number 3" style:family="paragraph" style:parent-style-name="Standard" style:list-style-name="WW8StyleNum">
      <style:paragraph-properties fo:margin-left="0.75in" fo:margin-right="0in" fo:text-indent="-0.25in" style:auto-text-indent="false"/>
    </style:style>
    <style:style style:name="Heading_20_5" style:display-name="Heading 5" style:family="paragraph" style:parent-style-name="List_20_Number_20_3" style:next-style-name="Standard" style:default-outline-level="5" style:list-style-name="Outline" style:class="text">
      <style:paragraph-properties fo:margin-left="0in" fo:margin-right="0in" fo:margin-top="0.028in" fo:margin-bottom="0in" fo:text-align="start" style:justify-single-word="false" fo:text-indent="0in" style:auto-text-indent="false"/>
      <style:text-properties fo:font-size="11pt" fo:font-style="italic" style:font-size-asian="11pt" style:font-style-asian="italic"/>
    </style:style>
    <style:style style:name="Heading_20_6" style:display-name="Heading 6" style:family="paragraph" style:parent-style-name="Standard" style:next-style-name="Standard" style:default-outline-level="6" style:list-style-name="Outline" style:class="text">
      <style:paragraph-properties fo:margin-top="0.1665in" fo:margin-bottom="0.0417in"/>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style:text-properties style:font-name="Arial"/>
    </style:style>
    <style:style style:name="Heading_20_8" style:display-name="Heading 8" style:family="paragraph" style:parent-style-name="Standard" style:next-style-name="Standard" style:default-outline-level="8" style:list-style-name="Outline" style:class="text">
      <style:paragraph-properties fo:margin-top="0.1665in" fo:margin-bottom="0.0417in"/>
      <style:text-properties style:font-name="Arial"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top="0.1665in" fo:margin-bottom="0.0417in"/>
      <style:text-properties style:font-name="Arial" fo:font-size="9pt" fo:font-style="italic" style:font-size-asian="9pt" style:font-style-asian="italic"/>
    </style:style>
    <style:style style:name="Author" style:family="paragraph" style:parent-style-name="Standard">
      <style:paragraph-properties fo:text-align="center" style:justify-single-word="false"/>
      <style:text-properties style:font-name="Helvetica" fo:font-size="12pt" style:font-size-asian="12pt"/>
    </style:style>
    <style:style style:name="Paper-Title" style:family="paragraph" style:parent-style-name="Standard">
      <style:paragraph-properties fo:margin-top="0in" fo:margin-bottom="0.0835in" fo:text-align="center" style:justify-single-word="false"/>
      <style:text-properties style:font-name="Helvetica" fo:font-size="18pt" fo:font-weight="bold" style:font-size-asian="18pt" style:font-weight-asian="bold"/>
    </style:style>
    <style:style style:name="Affiliations" style:family="paragraph" style:parent-style-name="Standard">
      <style:paragraph-properties fo:text-align="center" style:justify-single-word="false"/>
      <style:text-properties style:font-name="Helvetica" fo:font-size="10pt" style:font-size-asian="10pt"/>
    </style:style>
    <style:style style:name="Footnote" style:family="paragraph" style:parent-style-name="Standard" style:class="extra">
      <style:paragraph-properties fo:margin-left="0.1in" fo:margin-right="0in" fo:text-indent="-0.1in" style:auto-text-indent="false"/>
      <style:text-properties fo:font-size="9pt" style:font-size-asian="9pt"/>
    </style:style>
    <style:style style:name="Bullet" style:family="paragraph" style:parent-style-name="Standard" style:list-style-name="WW8StyleNum1">
      <style:paragraph-properties fo:margin-left="0.1in" fo:margin-right="0in" fo:text-indent="-0.1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E-Mail" style:family="paragraph" style:parent-style-name="Author">
      <style:paragraph-properties fo:margin-top="0in" fo:margin-bottom="0.0417in"/>
    </style:style>
    <style:style style:name="Abstract" style:family="paragraph" style:parent-style-name="Heading_20_1" style:default-outline-level="" style:list-style-name="">
      <style:paragraph-properties fo:margin-left="0in" fo:margin-right="0in" fo:margin-top="0in" fo:margin-bottom="0.0835in" fo:text-align="justify" style:justify-single-word="false" fo:text-indent="0in" style:auto-text-indent="false"/>
      <style:text-properties fo:font-size="9pt" fo:font-weight="normal" style:font-size-asian="9pt" style:font-weight-asian="normal"/>
    </style:style>
    <style:style style:name="Captions" style:family="paragraph" style:parent-style-name="Standard">
      <style:paragraph-properties fo:text-align="center" style:justify-single-word="false"/>
      <style:text-properties fo:font-size="9pt" fo:font-weight="bold" style:font-size-asian="9pt" style:font-weight-asian="bold"/>
    </style:style>
    <style:style style:name="References" style:family="paragraph" style:parent-style-name="Standard" style:list-style-name="WW8Num2">
      <style:paragraph-properties fo:text-align="start" style:justify-single-word="false"/>
    </style:style>
    <style:style style:name="Text_20_body_20_indent" style:display-name="Text body indent" style:family="paragraph" style:parent-style-name="Standard" style:class="text">
      <style:paragraph-properties fo:margin-left="0in" fo:margin-right="0in" fo:margin-top="0in" fo:margin-bottom="0in" fo:text-indent="0.25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WW8Num2z0" style:family="text">
      <style:text-properties style:font-name="Times New Roman" fo:font-size="9pt" style:font-size-asian="9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font-name="Times New Roman" fo:font-size="9pt" style:font-size-asian="9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0z0" style:family="text">
      <style:text-properties style:font-name="Wingdings" fo:font-size="9pt" style:font-size-asian="9pt" style:font-name-complex="StarSymbol1" style:font-size-complex="9pt"/>
    </style:style>
    <style:style style:name="WW8Num9z0" style:family="text">
      <style:text-properties style:font-name="Wingdings" fo:font-size="9pt" style:font-size-asian="9pt" style:font-name-complex="StarSymbol1" style:font-size-complex="9pt"/>
    </style:style>
    <style:style style:name="WW8Num9z1" style:family="text">
      <style:text-properties style:font-name="Wingdings 2" fo:font-size="9pt" style:font-size-asian="9pt" style:font-name-complex="StarSymbol1" style:font-size-complex="9pt"/>
    </style:style>
    <style:style style:name="WW8Num9z2" style:family="text">
      <style:text-properties style:font-name="StarSymbol" fo:font-size="9pt" style:font-size-asian="9pt" style:font-name-complex="StarSymbol1"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0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0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0z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0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0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0z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0z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space-before="0.25in" text:min-label-width="0.25in"/>
        <style:text-properties style:font-name="Wingdings"/>
      </text:list-level-style-bullet>
      <text:list-level-style-bullet text:level="2" text:style-name="WW8Num9z1" style:num-suffix="." text:bullet-char="">
        <style:list-level-properties text:space-before="0.5in" text:min-label-width="0.25in"/>
        <style:text-properties style:font-name="Wingdings 2"/>
      </text:list-level-style-bullet>
      <text:list-level-style-bullet text:level="3" text:style-name="WW8Num9z2" style:num-suffix="." text:bullet-char="■">
        <style:list-level-properties text:space-before="0.75in" text:min-label-width="0.25in"/>
        <style:text-properties style:font-name="StarSymbol"/>
      </text:list-level-style-bullet>
      <text:list-level-style-bullet text:level="4" text:style-name="WW8Num9z0" style:num-suffix="." text:bullet-char="">
        <style:list-level-properties text:space-before="1in" text:min-label-width="0.25in"/>
        <style:text-properties style:font-name="Wingdings"/>
      </text:list-level-style-bullet>
      <text:list-level-style-bullet text:level="5" text:style-name="WW8Num9z1" style:num-suffix="." text:bullet-char="">
        <style:list-level-properties text:space-before="1.25in" text:min-label-width="0.25in"/>
        <style:text-properties style:font-name="Wingdings 2"/>
      </text:list-level-style-bullet>
      <text:list-level-style-bullet text:level="6" text:style-name="WW8Num9z2" style:num-suffix="." text:bullet-char="■">
        <style:list-level-properties text:space-before="1.5in" text:min-label-width="0.25in"/>
        <style:text-properties style:font-name="StarSymbol"/>
      </text:list-level-style-bullet>
      <text:list-level-style-bullet text:level="7" text:style-name="WW8Num9z0" style:num-suffix="." text:bullet-char="">
        <style:list-level-properties text:space-before="1.75in" text:min-label-width="0.25in"/>
        <style:text-properties style:font-name="Wingdings"/>
      </text:list-level-style-bullet>
      <text:list-level-style-bullet text:level="8" text:style-name="WW8Num9z1" style:num-suffix="." text:bullet-char="">
        <style:list-level-properties text:space-before="2in" text:min-label-width="0.25in"/>
        <style:text-properties style:font-name="Wingdings 2"/>
      </text:list-level-style-bullet>
      <text:list-level-style-bullet text:level="9" text:style-name="WW8Num9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1in" fo:margin-left="0.75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252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dc:title>Proceedings Template - WORD</dc:title>
    <dc:description>Further edited by G. Murray, Jan. 13th. 2011 - adjusted 'top' space to .75" and ensured text in Introduction 'matched' LaTeX.
Edited by G. Murray on Aug. 23rd. 2007 for 'ACM Reference Format' / updated reference examples.</dc:description>
    <meta:initial-creator>End User Computing Services</meta:initial-creator>
    <meta:creation-date>2011-01-13T12:04:00</meta:creation-date>
    <dc:date>2011-07-21T22:48:18</dc:date>
    <meta:print-date>2011-01-13T10:51:00</meta:print-date>
    <meta:editing-cycles>108</meta:editing-cycles>
    <meta:editing-duration>PT283H59M15S</meta:editing-duration>
    <meta:generator>OpenOffice.org/3.1$Linux OpenOffice.org_project/310m19$Build-9420</meta:generator>
    <dc:creator>pauln </dc:creator>
    <meta:document-statistic meta:table-count="0" meta:image-count="0" meta:object-count="0" meta:page-count="8" meta:paragraph-count="283" meta:word-count="9113" meta:character-count="57275"/>
    <meta:user-defined meta:name="Checked by">Gerald Murray</meta:user-defined>
    <meta:user-defined meta:name="Info 2"/>
    <meta:user-defined meta:name="Info 3"/>
    <meta:user-defined meta:name="Info 4"/>
  </office:meta>
</office:document-meta>
</file>